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 svg:font-family="'Times New Roman'"/>
    <style:font-face style:name="sans-serif" svg:font-family="sans-serif"/>
    <style:font-face style:name="Times New Roman2" svg:font-family="'Times New Roman'"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3" svg:font-family="'Times New Roman'" style:font-family-generic="system" style:font-pitch="variable"/>
  </office:font-face-decls>
  <office:automatic-styles>
    <style:style style:name="Таблица3" style:family="table">
      <style:table-properties style:width="6.6931in" table:align="left" style:writing-mode="lr-tb"/>
    </style:style>
    <style:style style:name="Таблица3.A" style:family="table-column">
      <style:table-column-properties style:column-width="3.2076in"/>
    </style:style>
    <style:style style:name="Таблица3.B" style:family="table-column">
      <style:table-column-properties style:column-width="3.4854in"/>
    </style:style>
    <style:style style:name="Таблица3.A1" style:family="table-cell">
      <style:table-cell-properties style:vertical-align="middle" fo:background-color="#cccccc" fo:padding-left="0.0299in" fo:padding-right="0.0299in" fo:padding-top="0.0201in" fo:padding-bottom="0.0201in" fo:border="0.05pt solid #000000">
        <style:background-image/>
      </style:table-cell-properties>
    </style:style>
    <style:style style:name="Таблица3.B1" style:family="table-cell">
      <style:table-cell-properties style:vertical-align="middle" fo:background-color="#d9d9d9" fo:padding-left="0in" fo:padding-right="0.0299in" fo:padding-top="0.0201in" fo:padding-bottom="0.0201in" fo:border-left="none" fo:border-right="0.05pt solid #000000" fo:border-top="0.05pt solid #000000" fo:border-bottom="0.05pt solid #000000">
        <style:background-image/>
      </style:table-cell-properties>
    </style:style>
    <style:style style:name="Таблица3.A2" style:family="table-cell">
      <style:table-cell-properties style:vertical-align="middle" fo:background-color="#cccccc" fo:padding-left="0.0299in" fo:padding-right="0.0299in" fo:padding-top="0in" fo:padding-bottom="0.0201in" fo:border-left="0.05pt solid #000000" fo:border-right="0.05pt solid #000000" fo:border-top="none" fo:border-bottom="0.05pt solid #000000">
        <style:background-image/>
      </style:table-cell-properties>
    </style:style>
    <style:style style:name="Таблица3.B2" style:family="table-cell">
      <style:table-cell-properties style:vertical-align="middle" fo:background-color="#d9d9d9" fo:padding-left="0in" fo:padding-right="0.0299in" fo:padding-top="0in" fo:padding-bottom="0.0201in" fo:border-left="none" fo:border-right="0.05pt solid #000000" fo:border-top="none" fo:border-bottom="0.05pt solid #000000">
        <style:background-image/>
      </style:table-cell-properties>
    </style:style>
    <style:style style:name="P1" style:family="paragraph" style:parent-style-name="Standard">
      <style:paragraph-properties fo:margin-left="0in" fo:margin-right="0in" fo:margin-top="0in" fo:margin-bottom="0.0835in" style:contextual-spacing="false" fo:line-height="100%" fo:text-align="center" style:justify-single-word="false" fo:text-indent="0.2917in" style:auto-text-indent="false" fo:padding="0in" fo:border="none"/>
      <style:text-properties style:font-name="Times New Roman1" fo:font-size="14pt" fo:background-color="#ffffff" style:font-name-asian="Times New Roman3" style:font-size-asian="14pt" style:font-name-complex="Times New Roman3" style:font-size-complex="14pt"/>
    </style:style>
    <style:style style:name="P2" style:family="paragraph" style:parent-style-name="Standard">
      <style:paragraph-properties fo:margin-left="0in" fo:margin-right="0in" fo:margin-top="0in" fo:margin-bottom="0.0835in" style:contextual-spacing="false" fo:line-height="100%" fo:text-align="center" style:justify-single-word="false" fo:text-indent="0.2917in" style:auto-text-indent="false" fo:padding="0in" fo:border="none"/>
      <style:text-properties style:font-name="Times New Roman1" fo:font-size="14pt" officeooo:paragraph-rsid="001759da" fo:background-color="#ffffff" style:font-name-asian="Times New Roman3" style:font-size-asian="14pt" style:font-name-complex="Times New Roman3" style:font-size-complex="14pt"/>
    </style:style>
    <style:style style:name="P3" style:family="paragraph" style:parent-style-name="Standard">
      <style:paragraph-properties fo:margin-left="0in" fo:margin-right="0in" fo:margin-top="0in" fo:margin-bottom="0.0835in" style:contextual-spacing="false" fo:line-height="100%" fo:text-align="end" style:justify-single-word="false" fo:text-indent="0.2917in" style:auto-text-indent="false" fo:padding="0in" fo:border="none"/>
      <style:text-properties style:font-name="Times New Roman1" fo:font-size="14pt" fo:background-color="#ffffff" style:font-name-asian="Times New Roman3" style:font-size-asian="14pt" style:font-name-complex="Times New Roman3" style:font-size-complex="14pt"/>
    </style:style>
    <style:style style:name="P4" style:family="paragraph" style:parent-style-name="Standard">
      <style:paragraph-properties fo:margin-left="0in" fo:margin-right="0in" fo:margin-top="0in" fo:margin-bottom="0.0835in" style:contextual-spacing="false" fo:line-height="100%" fo:text-align="center" style:justify-single-word="false" fo:text-indent="0.2917in" style:auto-text-indent="false" fo:padding="0in" fo:border="none"/>
      <style:text-properties style:font-name="Times New Roman1" fo:font-size="14pt" fo:font-weight="bold" fo:background-color="#ffffff" style:font-name-asian="Times New Roman3" style:font-size-asian="14pt" style:font-weight-asian="bold" style:font-name-complex="Times New Roman3" style:font-size-complex="14pt"/>
    </style:style>
    <style:style style:name="P5" style:family="paragraph" style:parent-style-name="Standard">
      <style:paragraph-properties fo:margin-left="0in" fo:margin-right="0in" fo:margin-top="0in" fo:margin-bottom="0.0835in" style:contextual-spacing="false" fo:line-height="100%" fo:text-align="center" style:justify-single-word="false" fo:text-indent="0.2917in" style:auto-text-indent="false" fo:padding="0in" fo:border="none"/>
      <style:text-properties style:font-name="Times New Roman1" fo:font-size="20pt" fo:background-color="#ffffff" style:font-name-asian="Times New Roman3" style:font-size-asian="20pt" style:font-name-complex="Times New Roman3" style:font-size-complex="20pt"/>
    </style:style>
    <style:style style:name="P6" style:family="paragraph" style:parent-style-name="Standard">
      <style:paragraph-properties fo:margin-left="0in" fo:margin-right="0in" fo:margin-top="0in" fo:margin-bottom="0.0835in" style:contextual-spacing="false" fo:line-height="100%" fo:text-align="center" style:justify-single-word="false" fo:text-indent="0.2917in" style:auto-text-indent="false" fo:padding="0in" fo:border="none"/>
      <style:text-properties style:font-name="Times New Roman1" fo:font-size="16pt" style:font-name-asian="Times New Roman3" style:font-size-asian="16pt" style:font-name-complex="Times New Roman3" style:font-size-complex="16pt"/>
    </style:style>
    <style:style style:name="P7" style:family="paragraph" style:parent-style-name="Standard">
      <style:text-properties style:font-name="Times New Roman1" fo:font-size="14pt" style:font-name-asian="Times New Roman3" style:font-size-asian="14pt" style:font-name-complex="Times New Roman3" style:font-size-complex="14pt"/>
    </style:style>
    <style:style style:name="P8" style:family="paragraph" style:parent-style-name="Standard">
      <style:paragraph-properties fo:text-align="center" style:justify-single-word="false"/>
      <style:text-properties style:font-name="Times New Roman1" fo:font-size="14pt" fo:font-weight="bold" style:font-name-asian="Times New Roman3" style:font-size-asian="14pt" style:font-weight-asian="bold" style:font-name-complex="Times New Roman3" style:font-size-complex="14pt" style:font-weight-complex="bold"/>
    </style:style>
    <style:style style:name="P9" style:family="paragraph" style:parent-style-name="Standard">
      <style:text-properties fo:font-weight="normal" officeooo:rsid="00207721" officeooo:paragraph-rsid="00207721" style:font-weight-asian="normal" style:font-weight-complex="normal"/>
    </style:style>
    <style:style style:name="P10" style:family="paragraph" style:parent-style-name="Standard">
      <style:text-properties fo:font-weight="normal" officeooo:rsid="002e32b0" officeooo:paragraph-rsid="002e32b0" style:font-weight-asian="normal" style:font-weight-complex="normal"/>
    </style:style>
    <style:style style:name="P11" style:family="paragraph" style:parent-style-name="Standard">
      <style:text-properties fo:font-weight="normal" officeooo:rsid="001b892d" officeooo:paragraph-rsid="0035b614" style:font-weight-asian="normal" style:font-weight-complex="normal"/>
    </style:style>
    <style:style style:name="P12" style:family="paragraph" style:parent-style-name="Standard">
      <style:text-properties fo:font-weight="normal" officeooo:rsid="003e838a" officeooo:paragraph-rsid="003e838a" style:font-weight-asian="normal" style:font-weight-complex="normal"/>
    </style:style>
    <style:style style:name="P13" style:family="paragraph" style:parent-style-name="Standard">
      <style:text-properties fo:font-weight="bold" officeooo:rsid="003360a4" officeooo:paragraph-rsid="003360a4" style:font-weight-asian="bold" style:font-weight-complex="bold"/>
    </style:style>
    <style:style style:name="P14" style:family="paragraph" style:parent-style-name="Standard">
      <style:text-properties fo:font-weight="bold" officeooo:rsid="0035b614" officeooo:paragraph-rsid="0035b614" style:font-weight-asian="bold" style:font-weight-complex="bold"/>
    </style:style>
    <style:style style:name="P15" style:family="paragraph" style:parent-style-name="Standard">
      <style:text-properties fo:font-size="16pt" fo:font-weight="bold" officeooo:rsid="001759da" officeooo:paragraph-rsid="002c272f" style:font-size-asian="16pt" style:font-weight-asian="bold" style:font-size-complex="16pt" style:font-weight-complex="bold"/>
    </style:style>
    <style:style style:name="P16" style:family="paragraph" style:parent-style-name="Standard">
      <style:text-properties fo:font-size="16pt" fo:font-weight="bold" officeooo:rsid="001c5871" officeooo:paragraph-rsid="0030c202" style:font-size-asian="16pt" style:font-weight-asian="bold" style:font-size-complex="16pt" style:font-weight-complex="bold"/>
    </style:style>
    <style:style style:name="P17" style:family="paragraph" style:parent-style-name="Heading_20_2">
      <style:text-properties fo:font-weight="bold" officeooo:rsid="001b892d" officeooo:paragraph-rsid="001b892d" style:font-weight-asian="bold" style:font-weight-complex="bold"/>
    </style:style>
    <style:style style:name="P18" style:family="paragraph" style:parent-style-name="Heading_20_2">
      <style:text-properties fo:font-weight="bold" officeooo:rsid="001759da" officeooo:paragraph-rsid="001759da" style:font-weight-asian="bold" style:font-weight-complex="bold"/>
    </style:style>
    <style:style style:name="P19" style:family="paragraph" style:parent-style-name="Heading_20_2">
      <style:text-properties fo:font-weight="bold" officeooo:rsid="001afee6" officeooo:paragraph-rsid="002e32b0" style:font-weight-asian="bold" style:font-weight-complex="bold"/>
    </style:style>
    <style:style style:name="P20" style:family="paragraph" style:parent-style-name="Heading_20_2">
      <style:text-properties officeooo:paragraph-rsid="001c5871"/>
    </style:style>
    <style:style style:name="P21" style:family="paragraph" style:parent-style-name="Standard">
      <style:paragraph-properties fo:margin-left="3.4445in" fo:margin-right="0in" fo:margin-top="0in" fo:margin-bottom="0.0835in" style:contextual-spacing="false" fo:line-height="100%" fo:text-align="start" style:justify-single-word="false" fo:text-indent="0.0555in" style:auto-text-indent="false" fo:padding="0in" fo:border="none"/>
      <style:text-properties style:font-name="Times New Roman1" fo:font-size="14pt" fo:background-color="#ffffff" style:font-name-asian="Times New Roman3" style:font-size-asian="14pt" style:font-name-complex="Times New Roman3" style:font-size-complex="14pt"/>
    </style:style>
    <style:style style:name="P22" style:family="paragraph" style:parent-style-name="Standard">
      <style:paragraph-properties fo:margin-left="3.4445in" fo:margin-right="0in" fo:margin-top="0in" fo:margin-bottom="0.0835in" style:contextual-spacing="false" fo:line-height="100%" fo:text-align="start" style:justify-single-word="false" fo:text-indent="0.0555in" style:auto-text-indent="false" fo:padding="0in" fo:border="none"/>
      <style:text-properties style:font-name="Times New Roman1" fo:font-size="14pt" officeooo:rsid="001759da" officeooo:paragraph-rsid="001759da" fo:background-color="#ffffff" style:font-name-asian="Times New Roman3" style:font-size-asian="14pt" style:font-name-complex="Times New Roman3" style:font-size-complex="14pt"/>
    </style:style>
    <style:style style:name="P23" style:family="paragraph" style:parent-style-name="Heading_20_1">
      <style:text-properties fo:font-weight="bold" officeooo:rsid="001759da" officeooo:paragraph-rsid="001759da" style:font-weight-asian="bold" style:font-weight-complex="bold"/>
    </style:style>
    <style:style style:name="P24" style:family="paragraph" style:parent-style-name="Standard">
      <style:text-properties fo:font-style="normal" fo:font-weight="normal" officeooo:rsid="003484af" officeooo:paragraph-rsid="0045199a" style:font-style-asian="normal" style:font-weight-asian="normal" style:font-style-complex="normal" style:font-weight-complex="normal"/>
    </style:style>
    <style:style style:name="P25" style:family="paragraph" style:parent-style-name="Standard">
      <style:text-properties fo:font-style="normal" fo:font-weight="normal" officeooo:rsid="0046b7b2" officeooo:paragraph-rsid="0046b7b2" style:font-style-asian="normal" style:font-weight-asian="normal" style:font-style-complex="normal" style:font-weight-complex="normal"/>
    </style:style>
    <style:style style:name="P26" style:family="paragraph" style:parent-style-name="Standard">
      <style:text-properties fo:font-style="normal" fo:font-weight="normal" officeooo:rsid="0046b7b2" officeooo:paragraph-rsid="0049d744" style:font-style-asian="normal" style:font-weight-asian="normal" style:font-style-complex="normal" style:font-weight-complex="normal"/>
    </style:style>
    <style:style style:name="P27" style:family="paragraph" style:parent-style-name="Standard">
      <style:text-properties fo:font-weight="normal" officeooo:rsid="003e838a" officeooo:paragraph-rsid="0042a0d9" style:font-weight-asian="normal" style:font-weight-complex="normal"/>
    </style:style>
    <style:style style:name="P28" style:family="paragraph" style:parent-style-name="Standard">
      <style:text-properties fo:font-weight="normal" officeooo:rsid="002e32b0" officeooo:paragraph-rsid="0045199a" style:font-weight-asian="normal" style:font-weight-complex="normal"/>
    </style:style>
    <style:style style:name="P29" style:family="paragraph" style:parent-style-name="Standard">
      <style:text-properties fo:font-weight="normal" officeooo:rsid="003018ee" officeooo:paragraph-rsid="003018ee" style:font-weight-asian="normal" style:font-weight-complex="normal"/>
    </style:style>
    <style:style style:name="P30" style:family="paragraph" style:parent-style-name="Standard">
      <style:text-properties fo:font-weight="normal" officeooo:rsid="004c39f2" officeooo:paragraph-rsid="004c39f2" style:font-weight-asian="normal" style:font-weight-complex="normal"/>
    </style:style>
    <style:style style:name="P31" style:family="paragraph" style:parent-style-name="Standard">
      <style:text-properties officeooo:paragraph-rsid="0042a0d9"/>
    </style:style>
    <style:style style:name="P32" style:family="paragraph" style:parent-style-name="Standard" style:list-style-name="L2">
      <style:text-properties officeooo:rsid="0042a0d9" officeooo:paragraph-rsid="0042a0d9"/>
    </style:style>
    <style:style style:name="P33" style:family="paragraph" style:parent-style-name="Standard">
      <style:text-properties fo:font-weight="bold" officeooo:rsid="004a4e53" officeooo:paragraph-rsid="004a4e53" style:font-weight-asian="bold" style:font-weight-complex="bold"/>
    </style:style>
    <style:style style:name="P34" style:family="paragraph" style:parent-style-name="Standard">
      <style:text-properties fo:font-size="9pt" fo:font-weight="normal" officeooo:rsid="003018ee" officeooo:paragraph-rsid="003018ee" style:font-size-asian="9pt" style:font-weight-asian="normal" style:font-size-complex="9pt" style:font-weight-complex="normal"/>
    </style:style>
    <style:style style:name="P35" style:family="paragraph" style:parent-style-name="Standard">
      <style:text-properties fo:font-size="9pt" fo:font-weight="normal" officeooo:rsid="003018ee" officeooo:paragraph-rsid="004a4e53" style:font-size-asian="9pt" style:font-weight-asian="normal" style:font-size-complex="9pt" style:font-weight-complex="normal"/>
    </style:style>
    <style:style style:name="P36" style:family="paragraph" style:parent-style-name="Standard">
      <style:text-properties fo:font-size="9pt" fo:font-weight="normal" officeooo:rsid="004a4e53" officeooo:paragraph-rsid="004a4e53" style:font-size-asian="7.84999990463257pt" style:font-weight-asian="normal" style:font-size-complex="9pt" style:font-weight-complex="normal"/>
    </style:style>
    <style:style style:name="P37" style:family="paragraph" style:parent-style-name="Standard">
      <style:text-properties fo:font-size="9pt" fo:font-weight="normal" officeooo:rsid="0035b614" officeooo:paragraph-rsid="0035b614" style:font-size-asian="7.84999990463257pt" style:font-weight-asian="normal" style:font-size-complex="9pt" style:font-weight-complex="normal"/>
    </style:style>
    <style:style style:name="P38" style:family="paragraph" style:parent-style-name="Standard">
      <style:text-properties fo:font-size="9pt" fo:font-weight="normal" officeooo:rsid="00378772" style:font-size-asian="7.84999990463257pt" style:font-weight-asian="normal" style:font-size-complex="9pt" style:font-weight-complex="normal"/>
    </style:style>
    <style:style style:name="P39" style:family="paragraph" style:parent-style-name="Standard" style:master-page-name="Standard">
      <style:paragraph-properties fo:margin-left="0in" fo:margin-right="0in" fo:margin-top="0in" fo:margin-bottom="0.0835in" style:contextual-spacing="false" fo:line-height="100%" fo:text-align="center" style:justify-single-word="false" fo:text-indent="0.2917in" style:auto-text-indent="false" style:page-number="1" fo:padding="0in" fo:border="none"/>
      <style:text-properties style:font-name="Times New Roman1" fo:font-size="14pt" fo:font-weight="bold" fo:background-color="#ffffff" style:font-name-asian="Times New Roman3" style:font-size-asian="14pt" style:font-weight-asian="bold" style:font-name-complex="Times New Roman3" style:font-size-complex="14pt"/>
    </style:style>
    <style:style style:name="P40" style:family="paragraph" style:parent-style-name="Table_20_Contents">
      <style:text-properties fo:color="#000000" loext:opacity="100%" style:font-name="Arial1" fo:font-size="11pt" fo:font-weight="normal" officeooo:paragraph-rsid="0045199a" style:font-size-asian="11pt" style:font-size-complex="11pt"/>
    </style:style>
    <style:style style:name="P41" style:family="paragraph" style:parent-style-name="Table_20_Contents">
      <style:text-properties style:font-name="Arial1" fo:font-size="11pt" fo:font-weight="normal" officeooo:paragraph-rsid="0045199a" style:font-size-asian="11pt" style:font-size-complex="11pt"/>
    </style:style>
    <style:style style:name="P42" style:family="paragraph" style:parent-style-name="Table_20_Contents">
      <style:text-properties style:font-name="Arial1" fo:font-size="11pt" fo:font-weight="normal" officeooo:rsid="0045199a" officeooo:paragraph-rsid="0045199a" style:font-size-asian="11pt" style:font-size-complex="11pt"/>
    </style:style>
    <style:style style:name="P43" style:family="paragraph" style:parent-style-name="Table_20_Contents">
      <style:text-properties style:font-name="Arial1" fo:font-size="11pt" fo:font-weight="normal" officeooo:rsid="0045a6b7" officeooo:paragraph-rsid="0045a6b7" style:font-size-asian="11pt" style:font-size-complex="11pt"/>
    </style:style>
    <style:style style:name="P44" style:family="paragraph" style:parent-style-name="Table_20_Contents">
      <style:text-properties style:font-name="Arial1" fo:font-size="11pt" fo:font-weight="normal" officeooo:rsid="0047bff4" officeooo:paragraph-rsid="0047bff4" style:font-size-asian="11pt" style:font-size-complex="11pt"/>
    </style:style>
    <style:style style:name="T1" style:family="text">
      <style:text-properties officeooo:rsid="00162a38"/>
    </style:style>
    <style:style style:name="T2" style:family="text">
      <style:text-properties fo:font-weight="bold" style:font-weight-asian="bold"/>
    </style:style>
    <style:style style:name="T3" style:family="text">
      <style:text-properties fo:font-weight="bold" officeooo:rsid="00162a38" style:font-weight-asian="bold"/>
    </style:style>
    <style:style style:name="T4" style:family="text">
      <style:text-properties fo:font-weight="bold" officeooo:rsid="001c5871" style:font-weight-asian="bold" style:font-weight-complex="bold"/>
    </style:style>
    <style:style style:name="T5" style:family="text">
      <style:text-properties fo:font-weight="bold" officeooo:rsid="0030c202" style:font-weight-asian="bold" style:font-weight-complex="bold"/>
    </style:style>
    <style:style style:name="T6" style:family="text">
      <style:text-properties fo:font-weight="bold" officeooo:rsid="003b178a" style:font-weight-asian="bold"/>
    </style:style>
    <style:style style:name="T7" style:family="text">
      <style:text-properties fo:font-weight="normal" style:font-weight-asian="normal" style:font-weight-complex="normal"/>
    </style:style>
    <style:style style:name="T8" style:family="text">
      <style:text-properties fo:font-weight="normal" officeooo:rsid="003e838a" style:font-weight-asian="normal" style:font-weight-complex="normal"/>
    </style:style>
    <style:style style:name="T9" style:family="text">
      <style:text-properties fo:font-weight="normal" officeooo:rsid="00439fcc" style:font-weight-asian="normal" style:font-weight-complex="normal"/>
    </style:style>
    <style:style style:name="T10" style:family="text">
      <style:text-properties officeooo:rsid="001f523b"/>
    </style:style>
    <style:style style:name="T11" style:family="text">
      <style:text-properties officeooo:rsid="002c272f"/>
    </style:style>
    <style:style style:name="T12" style:family="text">
      <style:text-properties fo:font-size="16pt" officeooo:rsid="003484af" style:font-size-asian="16pt" style:font-size-complex="16pt"/>
    </style:style>
    <style:style style:name="T13" style:family="text">
      <style:text-properties fo:font-size="16pt" officeooo:rsid="003e04ab" style:font-size-asian="16pt" style:font-size-complex="16pt"/>
    </style:style>
    <style:style style:name="T14" style:family="text">
      <style:text-properties officeooo:rsid="003484af"/>
    </style:style>
    <style:style style:name="T15" style:family="text">
      <style:text-properties officeooo:rsid="0035b614"/>
    </style:style>
    <style:style style:name="T16" style:family="text">
      <style:text-properties officeooo:rsid="003b178a"/>
    </style:style>
    <style:style style:name="T17" style:family="text">
      <style:text-properties officeooo:rsid="003c3e15"/>
    </style:style>
    <style:style style:name="T18" style:family="text">
      <style:text-properties officeooo:rsid="003e838a"/>
    </style:style>
    <style:style style:name="T19" style:family="text">
      <style:text-properties officeooo:rsid="0045a6b7"/>
    </style:style>
    <style:style style:name="T20" style:family="text">
      <style:text-properties officeooo:rsid="0047bff4"/>
    </style:style>
    <style:style style:name="T21" style:family="text">
      <style:text-properties officeooo:rsid="0048253e"/>
    </style:style>
    <style:style style:name="T22" style:family="text">
      <style:text-properties officeooo:rsid="00489e78"/>
    </style:style>
    <style:style style:name="T23" style:family="text">
      <style:text-properties officeooo:rsid="0049d744"/>
    </style:style>
    <text:list-style style:name="L1">
      <text:list-level-style-bullet text:level="1" text:style-name="WW_5f_CharLFO4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Московский авиационный институт</text:p>
      <text:p text:style-name="P4">(Национальный исследовательский университет)</text:p>
      <text:p text:style-name="P7"/>
      <text:p text:style-name="P8">Факультет <text:span text:style-name="T1">и</text:span>нформационны<text:span text:style-name="T1">х </text:span>технологи<text:span text:style-name="T1">й</text:span> и прикладн<text:span text:style-name="T1">ой </text:span>математик<text:span text:style-name="T1">и</text:span></text:p>
      <text:p text:style-name="P8"/>
      <text:p text:style-name="P8">Кафедра <text:span text:style-name="T1">в</text:span>ычислительн<text:span text:style-name="T1">ой</text:span> математик<text:span text:style-name="T1">и</text:span> и <text:s/>программировани<text:span text:style-name="T1">я</text:span> </text:p>
      <text:p text:style-name="P7"><text:s text:c="2"/></text:p>
      <text:p text:style-name="P1"><text:s/></text:p>
      <text:p text:style-name="P1"><text:s/></text:p>
      <text:p text:style-name="P1"><text:s/></text:p>
      <text:p text:style-name="P1"><text:s/></text:p>
      <text:p text:style-name="P5"><text:span text:style-name="T2">Лабораторная работа № </text:span><text:span text:style-name="T6">6-8</text:span><text:span text:style-name="T3"> по курсу «Операционные системы»</text:span></text:p>
      <text:p text:style-name="P1"/>
      <text:p text:style-name="P6"><text:s/></text:p>
      <text:p text:style-name="P6"><text:s/></text:p>
      <text:p text:style-name="P1"><text:s/></text:p>
      <text:p text:style-name="P21">Студент: Саженов Константин Станиславович</text:p>
      <text:p text:style-name="P21">Группа: 8<text:span text:style-name="T10">О</text:span>-208</text:p>
      <text:p text:style-name="P21">Преподаватель: <text:span text:style-name="T1">Е. С. Миронов</text:span></text:p>
      <text:p text:style-name="P22">Вариант: <text:span text:style-name="T17">38</text:span></text:p>
      <text:p text:style-name="P21">Дата:</text:p>
      <text:p text:style-name="P21">Оценка:</text:p>
      <text:p text:style-name="P3"/>
      <text:p text:style-name="P3"/>
      <text:p text:style-name="P3"/>
      <text:p text:style-name="P3"/>
      <text:p text:style-name="P1"/>
      <text:p text:style-name="P23"><text:soft-page-break/>Лабораторная работа №<text:span text:style-name="T16">6-8</text:span></text:p>
      <text:p text:style-name="P18">1 <text:span text:style-name="T13">Постановка задачи. Вариант 38</text:span></text:p>
      <text:p text:style-name="P9">Данная лабораторная работа будет выполняться в ОС Unix.</text:p>
      <text:p text:style-name="P9"/>
      <text:p text:style-name="P12">Реализовать распределенную систему по асинхронной обработке запросов. В данной</text:p>
      <text:p text:style-name="P12">распределенной системе должно существовать 2 вида узлов: «управляющий» и</text:p>
      <text:p text:style-name="P12">«вычислительный». Необходимо объединить данные узлы в соответствии с той топологией, которая определена вариантом. Связь между узлами необходимо осуществить при помощи технологии очередей сообщений. Также в данной системе необходимо предусмотреть проверку доступности узлов в соответствии с вариантом. При убийстве («kill -9») любого вычислительного узла система должна пытаться максимально сохранять свою работоспособность, а именно все дочерние узлы убитого узла могут стать недоступными, но родительские узлы должны сохранить свою работоспособность. Управляющий узел отвечает за ввод команд от пользователя и отправку этих команд на</text:p>
      <text:p text:style-name="P27">вычислительные узлы. </text:p>
      <text:p text:style-name="P31"><text:span text:style-name="T8">Список основных поддерживаемых команд:</text:span></text:p>
      <text:list xml:id="list2468751568" text:style-name="L2">
        <text:list-item>
          <text:p text:style-name="P32"><text:span text:style-name="T7">Создание нового вычислительного узла</text:span></text:p>
        </text:list-item>
        <text:list-item>
          <text:p text:style-name="P32"><text:span text:style-name="T7">Удаление существующего вычислительного узла</text:span></text:p>
        </text:list-item>
        <text:list-item>
          <text:p text:style-name="P32"><text:span text:style-name="T7">Исполнение команды на вычислительном уровне</text:span></text:p>
        </text:list-item>
      </text:list>
      <text:p text:style-name="P13">Вариант № <text:span text:style-name="T18">38</text:span>: <text:span text:style-name="T9">топология – жестко сбаланисированное бинарное дерево, команда – посчитать сумму чисел, проверка доступности – ping id.</text:span></text:p>
      <text:p text:style-name="P15">2 Метод решения</text:p>
      <text:p text:style-name="P10">Используемые методы и системные вызовы для выполнения работы:</text:p>
      <text:p text:style-name="P28"/>
      <table:table table:name="Таблица3" table:style-name="Таблица3">
        <table:table-column table:style-name="Таблица3.A"/>
        <table:table-column table:style-name="Таблица3.B"/>
        <table:table-row table:style-name="TableLine94707028856320">
          <table:table-cell table:style-name="Таблица3.A1" office:value-type="string">
            <text:p text:style-name="P41">context_t::context_t(int io_threads)</text:p>
          </table:table-cell>
          <table:table-cell table:style-name="Таблица3.B1" office:value-type="string">
            <text:p text:style-name="P41">Сопоставляется с функцией zmq_init (), как описано в zmq_init(3).</text:p>
          </table:table-cell>
        </table:table-row>
        <table:table-row table:style-name="TableLine94706976960480">
          <table:table-cell table:style-name="Таблица3.A2" office:value-type="string">
            <text:p text:style-name="P40">socket_t::socket_t(context_t &amp;context, int type)</text:p>
          </table:table-cell>
          <table:table-cell table:style-name="Таблица3.B2" office:value-type="string">
            <text:p text:style-name="P41">Сопоставляется с функцией zmq_socket (), как описано в zmq_socket(3).</text:p>
          </table:table-cell>
        </table:table-row>
        <table:table-row table:style-name="TableLine94707078730704">
          <table:table-cell table:style-name="Таблица3.A2" office:value-type="string">
            <text:p text:style-name="P41">void *zmq_init (int io_threads);</text:p>
          </table:table-cell>
          <table:table-cell table:style-name="Таблица3.B2" office:value-type="string">
            <text:p text:style-name="P41">Функция zmq_init () инициализирует контекст ØMQ.</text:p>
          </table:table-cell>
        </table:table-row>
        <table:table-row table:style-name="TableLine94706907203312">
          <table:table-cell table:style-name="Таблица3.A2" office:value-type="string">
            <text:p text:style-name="P41">void *zmq_socket (void *context, int type);</text:p>
          </table:table-cell>
          <table:table-cell table:style-name="Таблица3.B2" office:value-type="string">
            <text:p text:style-name="P41">Создать сокет ØMQ </text:p>
          </table:table-cell>
        </table:table-row>
        <table:table-row table:style-name="TableLine94707029117440">
          <table:table-cell table:style-name="Таблица3.A2" office:value-type="string">
            <text:p text:style-name="P41">int zmq_setsockopt (void *socket, int option_name, const void *option_value, size_t option_len);</text:p>
          </table:table-cell>
          <table:table-cell table:style-name="Таблица3.B2" office:value-type="string">
            <text:p text:style-name="P41">Установить параметры сокета ØMQ</text:p>
          </table:table-cell>
        </table:table-row>
        <table:table-row table:style-name="TableLine94706904216832">
          <table:table-cell table:style-name="Таблица3.A2" office:value-type="string">
            <text:p text:style-name="P41">int zmq_bind (void *socket, const char *endpoint);</text:p>
          </table:table-cell>
          <table:table-cell table:style-name="Таблица3.B2" office:value-type="string">
            <text:p text:style-name="P41">Функция zmq_bind () создает конечную точку для приема соединений и привязывает ее к сокету, на который ссылается аргумент socket.</text:p>
          </table:table-cell>
        </table:table-row>
        <table:table-row table:style-name="TableLine94706961662768">
          <table:table-cell table:style-name="Таблица3.A2" office:value-type="string">
            <text:p text:style-name="P41">int execv(const char *path, char *const argv[]);</text:p>
          </table:table-cell>
          <table:table-cell table:style-name="Таблица3.B2" office:value-type="string">
            <text:p text:style-name="P41">Семейство функций exec () заменяет текущий образ процесса новым образом процесса.</text:p>
          </table:table-cell>
        </table:table-row>
        <table:table-row table:style-name="TableLine94706903383232">
          <table:table-cell table:style-name="Таблица3.A2" office:value-type="string">
            <text:p text:style-name="P41">void *memcpy(void *dest, const void *src, size_t n);</text:p>
          </table:table-cell>
          <table:table-cell table:style-name="Таблица3.B2" office:value-type="string">
            <text:p text:style-name="P41">Функция memcpy() копирует n байтов из области памяти src в область памяти dest. <text:soft-page-break/>Области памяти не могут пересекаться. Используйте memmove(3), если области памяти перекрываются. </text:p>
          </table:table-cell>
        </table:table-row>
        <table:table-row table:style-name="TableLine94707074998352">
          <table:table-cell table:style-name="Таблица3.A2" office:value-type="string">
            <text:p text:style-name="P41">int kill(pid_t pid, int sig);</text:p>
          </table:table-cell>
          <table:table-cell table:style-name="Таблица3.B2" office:value-type="string">
            <text:p text:style-name="P41">kill - посылает сигнал процессу: </text:p>
          </table:table-cell>
        </table:table-row>
        <table:table-row table:style-name="TableLine94706904203200">
          <table:table-cell table:style-name="Таблица3.A2" office:value-type="string">
            <text:p text:style-name="P41">сигнал SIGTERM </text:p>
          </table:table-cell>
          <table:table-cell table:style-name="Таблица3.B2" office:value-type="string">
            <text:p text:style-name="P40">запрашивает остановку работы процесса. Он может быть проигнорирован. Процессу дается время на корректное завершение. Если программа завершается корректно, значит она использовала данное время на то, чтобы сохранить свое состояние или результаты работы и освободить ресурсы. Другими словами, ее не заставляли остановиться.</text:p>
          </table:table-cell>
        </table:table-row>
        <table:table-row table:style-name="TableLine94706955069824">
          <table:table-cell table:style-name="Таблица3.A2" office:value-type="string">
            <text:p text:style-name="P41">сигнал SIGKILL </text:p>
          </table:table-cell>
          <table:table-cell table:style-name="Таблица3.B2" office:value-type="string">
            <text:p text:style-name="P40">заставляет процесс прекратить работу немедленно. Программа не может проигнорировать этот сигнал. Несохраненные результаты будут потеряны.</text:p>
          </table:table-cell>
        </table:table-row>
        <table:table-row table:style-name="TableLine94706982551232">
          <table:table-cell table:style-name="Таблица3.A2" office:value-type="string">
            <text:p text:style-name="P41">int zmq_recv (void *socket, zmq_msg_t *msg, int flags);</text:p>
          </table:table-cell>
          <table:table-cell table:style-name="Таблица3.B2" office:value-type="string">
            <text:p text:style-name="P41">Функция zmq_recv () должна получить сообщение от сокета, на который ссылается аргумент socket, и сохранить его в сообщении, на которое ссылается аргумент msg.</text:p>
          </table:table-cell>
        </table:table-row>
        <table:table-row table:style-name="TableLine94706982551232">
          <table:table-cell table:style-name="Таблица3.A2" office:value-type="string">
            <text:p text:style-name="P42">pid_t waitpid(pid_t pid, int *status, int options) <text:s/></text:p>
          </table:table-cell>
          <table:table-cell table:style-name="Таблица3.B2" office:value-type="string">
            <text:p text:style-name="P41">Функция wait приостанавливает выполнение текущего процесса до тех пор, пока дочерний процесс не завершится, или до появления сигнала, который либо завершает текущий процесс, либо требует вызвать функцию-обработчик.</text:p>
          </table:table-cell>
        </table:table-row>
        <table:table-row table:style-name="TableLine94706982551232">
          <table:table-cell table:style-name="Таблица3.A2" office:value-type="string">
            <text:p text:style-name="P42">zmq::active_poller_t<text:span text:style-name="T19">()</text:span></text:p>
          </table:table-cell>
          <table:table-cell table:style-name="Таблица3.B2" office:value-type="string">
            <text:p text:style-name="P43">Обработчик, который получает и обрабатывает полученные сообщения в отдельном контексте(которому можно передать лямбда-функцию)</text:p>
          </table:table-cell>
        </table:table-row>
        <table:table-row table:style-name="TableLine94706982551232">
          <table:table-cell table:style-name="Таблица3.A2" office:value-type="string">
            <text:p text:style-name="P44">сигнал SIGCHLD</text:p>
          </table:table-cell>
          <table:table-cell table:style-name="Таблица3.B2" office:value-type="string">
            <text:p text:style-name="P43">сигнал, посылаемый при изменении статуса дочернего процесса (завершён, приостановлен или возобновлен).</text:p>
          </table:table-cell>
        </table:table-row>
      </table:table>
      <text:p text:style-name="P24"/>
      <text:p text:style-name="P25"><text:tab/>Программа состоит из четырех файлов, в <text:span text:style-name="T20">которых представлены основная программа, средства для логгирования, система сборки CMakeLists.txt, </text:span><text:span text:style-name="T21">а также система сериализации и десериализации – protobuf. </text:span></text:p>
      <text:p text:style-name="P25"><text:tab/><text:span text:style-name="T21">Логика программы описывается следующим образом. Управляющий узел обрабатывает все входящие команды и сообщения. После получения команды, управляющий узел передает все команды </text:span><text:span text:style-name="T22">всем дочерним узлам, которые, в свою очередь, если команда относится не к ним, отправляют команды дальше по дереву, а если узел является листом, то возвращает статус выполнения команды обратно. После получения статуса выполнения команды, родительский узел отправляет статусы «наверх», в зависимости от полученного статуса. И после всех отправлений, головной узел получает данные и выводит их на экран.</text:span></text:p>
      <text:p text:style-name="P26"><text:soft-page-break/><text:tab/><text:span text:style-name="T23">Проверка узлов на доступность осуществляется вышеописанном методом. В случае, если узел оказался недоступен(превышен лимит времени ожидания), то узел считается удаленным(как и все его дети). </text:span></text:p>
      <text:p text:style-name="P26"><text:span text:style-name="T23"><text:tab/>Создание узла происходит в два этапа: сначала находится наименьшее расстояние от корня до дочернего узла, затем посылается команда создания ребенка этому узлу, после которого ожидается статус создания или тайм-аут, который означает недоступность узла. </text:span></text:p>
      <text:p text:style-name="P26"><text:tab/><text:span text:style-name="T23">Удаление узлов происходит аналогично другим операциям: посылается сигнал о команде дочерним узлам на удаление определенного узла, затем, по достижении необходимого узла, производится отправка удаления всех узлов до листьев и происходит ожидание выхода детей.</text:span></text:p>
      <text:p text:style-name="P26"><text:tab/><text:span text:style-name="T23">Запуск команды происходит аналогично проверки узлов на доступность.</text:span></text:p>
      <text:p text:style-name="P19"><text:span text:style-name="T11">3</text:span> <text:span text:style-name="T12">Консоль</text:span></text:p>
      <text:p text:style-name="P33">Тест 1:</text:p>
      <text:p text:style-name="P34">╭─sakost@sakost-pc ~/university/2 course/os/6-8 lab ‹master*›</text:p>
      <text:p text:style-name="P34">╰─$ cmake-build-debug/6_8_lab</text:p>
      <text:p text:style-name="P34">Using 0MQ version 4.3.4</text:p>
      <text:p text:style-name="P34">Using Protobuf version 3.12.4</text:p>
      <text:p text:style-name="P34">&gt; create 1</text:p>
      <text:p text:style-name="P34">Ok: 870242</text:p>
      <text:p text:style-name="P34">&gt; create 2</text:p>
      <text:p text:style-name="P34">Ok: 870258</text:p>
      <text:p text:style-name="P34">&gt; create 3</text:p>
      <text:p text:style-name="P34">Ok: 870296</text:p>
      <text:p text:style-name="P34">&gt; create 4</text:p>
      <text:p text:style-name="P34">Ok: 870672</text:p>
      <text:p text:style-name="P34">&gt; exec 4 4 1 2 3 4</text:p>
      <text:p text:style-name="P34">&gt; Ok: 10</text:p>
      <text:p text:style-name="P34">ping 1</text:p>
      <text:p text:style-name="P34">Ok: 1</text:p>
      <text:p text:style-name="P34">&gt; ping 0</text:p>
      <text:p text:style-name="P34">Ok: 0</text:p>
      <text:p text:style-name="P34">&gt; exec 10 1 4</text:p>
      <text:p text:style-name="P34">Error: node is unavailable</text:p>
      <text:p text:style-name="P29"/>
      <text:p text:style-name="P33">Тест 2:</text:p>
      <text:p text:style-name="P35">╭─sakost@sakost-pc ~/university/2 course/os/6-8 lab ‹master*›</text:p>
      <text:p text:style-name="P35">╰─$ cmake-build-debug/6_8_lab</text:p>
      <text:p text:style-name="P36">Using 0MQ version 4.3.4</text:p>
      <text:p text:style-name="P36">Using Protobuf version 3.12.4</text:p>
      <text:p text:style-name="P36">&gt; create 1</text:p>
      <text:p text:style-name="P36">Ok: 872180</text:p>
      <text:p text:style-name="P36">&gt; create 2</text:p>
      <text:p text:style-name="P36">Ok: 872225</text:p>
      <text:p text:style-name="P36">&gt; create 3</text:p>
      <text:p text:style-name="P36">Ok: 872263</text:p>
      <text:p text:style-name="P36">&gt; create 4</text:p>
      <text:p text:style-name="P36">Ok: 872274</text:p>
      <text:p text:style-name="P36">&gt; create 5</text:p>
      <text:p text:style-name="P36"><text:soft-page-break/>Ok: 872287</text:p>
      <text:p text:style-name="P36">&gt; create 6</text:p>
      <text:p text:style-name="P36">Ok: 872296</text:p>
      <text:p text:style-name="P36">&gt; create 7</text:p>
      <text:p text:style-name="P36">Ok: 872386</text:p>
      <text:p text:style-name="P36">&gt; create 8</text:p>
      <text:p text:style-name="P36">Ok: 872407</text:p>
      <text:p text:style-name="P36">&gt; create 8</text:p>
      <text:p text:style-name="P36">Error: node already exists</text:p>
      <text:p text:style-name="P36">&gt; create 9</text:p>
      <text:p text:style-name="P36">Ok: 872523</text:p>
      <text:p text:style-name="P36">&gt; create 10</text:p>
      <text:p text:style-name="P36">Ok: 872767</text:p>
      <text:p text:style-name="P36">&gt; create 11</text:p>
      <text:p text:style-name="P36">Ok: 872775</text:p>
      <text:p text:style-name="P36">&gt; create 12</text:p>
      <text:p text:style-name="P36">Ok: 872794</text:p>
      <text:p text:style-name="P36">&gt; ping 13</text:p>
      <text:p text:style-name="P36">Ok: 0</text:p>
      <text:p text:style-name="P36">&gt; ping 12</text:p>
      <text:p text:style-name="P36">Ok: 1</text:p>
      <text:p text:style-name="P36">&gt; remove 6</text:p>
      <text:p text:style-name="P36">Ok</text:p>
      <text:p text:style-name="P36">&gt; ping 8</text:p>
      <text:p text:style-name="P36">Ok: 1</text:p>
      <text:p text:style-name="P36">&gt; ping 9</text:p>
      <text:p text:style-name="P36">Ok: 0</text:p>
      <text:p text:style-name="P36">&gt; exec 10 4 1 2 3 4</text:p>
      <text:p text:style-name="P36">&gt; Ok: 10</text:p>
      <text:p text:style-name="P17"><text:span text:style-name="T11">4</text:span> <text:span text:style-name="T15">s</text:span><text:span text:style-name="T12">trace</text:span></text:p>
      <text:p text:style-name="P37">╭─sakost@sakost-pc ~/university/2 course/os/6-8 lab ‹master*›</text:p>
      <text:p text:style-name="P37">╰─$ strace cmake-build-debug/6_8_lab</text:p>
      <text:p text:style-name="P37">execve("cmake-build-debug/6_8_lab", ["cmake-build-debug/6_8_lab"], 0x7ffe9402a5c0 /* 55 vars */) = 0</text:p>
      <text:p text:style-name="P37">brk(NULL) <text:s text:c="30"/>= 0x563423041000</text:p>
      <text:p text:style-name="P37">arch_prctl(0x3001 /* ARCH_??? */, 0x7fff90bae260) = -1 EINVAL (Недопустимый аргумент)</text:p>
      <text:p text:style-name="P37">access("/etc/ld.so.preload", R_OK) <text:s text:c="5"/>= -1 ENOENT (Нет такого файла или каталога)</text:p>
      <text:p text:style-name="P37">openat(AT_FDCWD, "/usr/local/lib/tls/haswell/x86_64/libprotobuf.so.23", O_RDONLY|O_CLOEXEC) = -1 ENOENT (Нет такого файла или каталога)</text:p>
      <text:p text:style-name="P37">stat("/usr/local/lib/tls/haswell/x86_64", 0x7fff90bad400) = -1 ENOENT (Нет такого файла или каталога)</text:p>
      <text:p text:style-name="P37">openat(AT_FDCWD, "/usr/local/lib/tls/haswell/libprotobuf.so.23", O_RDONLY|O_CLOEXEC) = -1 ENOENT (Нет такого файла или каталога)</text:p>
      <text:p text:style-name="P37">stat("/usr/local/lib/tls/haswell", 0x7fff90bad400) = -1 ENOENT (Нет такого файла или каталога)</text:p>
      <text:p text:style-name="P37">openat(AT_FDCWD, "/usr/local/lib/tls/x86_64/libprotobuf.so.23", O_RDONLY|O_CLOEXEC) = -1 ENOENT (Нет такого файла или каталога)</text:p>
      <text:p text:style-name="P37">stat("/usr/local/lib/tls/x86_64", 0x7fff90bad400) = -1 ENOENT (Нет такого файла или каталога)</text:p>
      <text:p text:style-name="P37">openat(AT_FDCWD, "/usr/local/lib/tls/libprotobuf.so.23", O_RDONLY|O_CLOEXEC) = -1 ENOENT (Нет такого файла или каталога)</text:p>
      <text:p text:style-name="P37">stat("/usr/local/lib/tls", 0x7fff90bad400) = -1 ENOENT (Нет такого файла или каталога)</text:p>
      <text:p text:style-name="P37">openat(AT_FDCWD, "/usr/local/lib/haswell/x86_64/libprotobuf.so.23", O_RDONLY|O_CLOEXEC) = -1 ENOENT (Нет такого файла или каталога)</text:p>
      <text:p text:style-name="P37">stat("/usr/local/lib/haswell/x86_64", 0x7fff90bad400) = -1 ENOENT (Нет такого файла или каталога)</text:p>
      <text:p text:style-name="P37">openat(AT_FDCWD, "/usr/local/lib/haswell/libprotobuf.so.23", O_RDONLY|O_CLOEXEC) = -1 ENOENT (Нет такого файла или каталога)</text:p>
      <text:p text:style-name="P37"><text:soft-page-break/>stat("/usr/local/lib/haswell", 0x7fff90bad400) = -1 ENOENT (Нет такого файла или каталога)</text:p>
      <text:p text:style-name="P37">openat(AT_FDCWD, "/usr/local/lib/x86_64/libprotobuf.so.23", O_RDONLY|O_CLOEXEC) = -1 ENOENT (Нет такого файла или каталога)</text:p>
      <text:p text:style-name="P37">stat("/usr/local/lib/x86_64", 0x7fff90bad400) = -1 ENOENT (Нет такого файла или каталога)</text:p>
      <text:p text:style-name="P37">openat(AT_FDCWD, "/usr/local/lib/libprotobuf.so.23", O_RDONLY|O_CLOEXEC) = -1 ENOENT (Нет такого файла или каталога)</text:p>
      <text:p text:style-name="P37">stat("/usr/local/lib", {st_mode=S_IFDIR|0755, st_size=12288, ...}) = 0</text:p>
      <text:p text:style-name="P37">openat(AT_FDCWD, "tls/haswell/x86_64/libprotobuf.so.23", O_RDONLY|O_CLOEXEC) = -1 ENOENT (Нет такого файла или каталога)</text:p>
      <text:p text:style-name="P37">openat(AT_FDCWD, "tls/haswell/libprotobuf.so.23", O_RDONLY|O_CLOEXEC) = -1 ENOENT (Нет такого файла или каталога)</text:p>
      <text:p text:style-name="P37">openat(AT_FDCWD, "tls/x86_64/libprotobuf.so.23", O_RDONLY|O_CLOEXEC) = -1 ENOENT (Нет такого файла или каталога)</text:p>
      <text:p text:style-name="P37">openat(AT_FDCWD, "tls/libprotobuf.so.23", O_RDONLY|O_CLOEXEC) = -1 ENOENT (Нет такого файла или каталога)</text:p>
      <text:p text:style-name="P37">openat(AT_FDCWD, "haswell/x86_64/libprotobuf.so.23", O_RDONLY|O_CLOEXEC) = -1 ENOENT (Нет такого файла или каталога)</text:p>
      <text:p text:style-name="P37">openat(AT_FDCWD, "haswell/libprotobuf.so.23", O_RDONLY|O_CLOEXEC) = -1 ENOENT (Нет такого файла или каталога)</text:p>
      <text:p text:style-name="P37">openat(AT_FDCWD, "x86_64/libprotobuf.so.23", O_RDONLY|O_CLOEXEC) = -1 ENOENT (Нет такого файла или каталога)</text:p>
      <text:p text:style-name="P37">openat(AT_FDCWD, "libprotobuf.so.23", O_RDONLY|O_CLOEXEC) = -1 ENOENT (Нет такого файла или каталога)</text:p>
      <text:p text:style-name="P37">openat(AT_FDCWD, "/usr/local/lib/libprotobuf.so.23", O_RDONLY|O_CLOEXEC) = -1 ENOENT (Нет такого файла или каталога)</text:p>
      <text:p text:style-name="P37">openat(AT_FDCWD, "/etc/ld.so.cache", O_RDONLY|O_CLOEXEC) = 3</text:p>
      <text:p text:style-name="P37">fstat(3, {st_mode=S_IFREG|0644, st_size=329160, ...}) = 0</text:p>
      <text:p text:style-name="P37">mmap(NULL, 329160, PROT_READ, MAP_PRIVATE, 3, 0) = 0x7f9e6d87c000</text:p>
      <text:p text:style-name="P37">close(3) <text:s text:c="31"/>= 0</text:p>
      <text:p text:style-name="P37">openat(AT_FDCWD, "/usr/lib/libprotobuf.so.23", O_RDONLY|O_CLOEXEC) = 3</text:p>
      <text:p text:style-name="P37">read(3, "\177ELF\2\1\1\3\0\0\0\0\0\0\0\0\3\0&gt;\0\1\0\0\0 \300\v\0\0\0\0\0"..., 832) = 832</text:p>
      <text:p text:style-name="P37">fstat(3, {st_mode=S_IFREG|0755, st_size=3257544, ...}) = 0</text:p>
      <text:p text:style-name="P37">mmap(NULL, 8192, PROT_READ|PROT_WRITE, MAP_PRIVATE|MAP_ANONYMOUS, -1, 0) = 0x7f9e6d87a000</text:p>
      <text:p text:style-name="P37">mmap(NULL, 3266496, PROT_READ, MAP_PRIVATE|MAP_DENYWRITE, 3, 0) = 0x7f9e6d55c000</text:p>
      <text:p text:style-name="P37">mprotect(0x7f9e6d618000, 2433024, PROT_NONE) = 0</text:p>
      <text:p text:style-name="P37">mmap(0x7f9e6d618000, 1871872, PROT_READ|PROT_EXEC, MAP_PRIVATE|MAP_FIXED|MAP_DENYWRITE, 3, 0xbc000) = 0x7f9e6d618000</text:p>
      <text:p text:style-name="P37">mmap(0x7f9e6d7e1000, 557056, PROT_READ, MAP_PRIVATE|MAP_FIXED|MAP_DENYWRITE, 3, 0x285000) = 0x7f9e6d7e1000</text:p>
      <text:p text:style-name="P37">mmap(0x7f9e6d86a000, 57344, PROT_READ|PROT_WRITE, MAP_PRIVATE|MAP_FIXED|MAP_DENYWRITE, 3, 0x30d000) = 0x7f9e6d86a000</text:p>
      <text:p text:style-name="P37">mmap(0x7f9e6d878000, 6080, PROT_READ|PROT_WRITE, MAP_PRIVATE|MAP_FIXED|MAP_ANONYMOUS, -1, 0) = 0x7f9e6d878000</text:p>
      <text:p text:style-name="P37">close(3) <text:s text:c="31"/>= 0</text:p>
      <text:p text:style-name="P37">openat(AT_FDCWD, "/usr/local/lib/libpthread.so.0", O_RDONLY|O_CLOEXEC) = -1 ENOENT (Нет такого файла или каталога)</text:p>
      <text:p text:style-name="P37">openat(AT_FDCWD, "tls/haswell/x86_64/libpthread.so.0", O_RDONLY|O_CLOEXEC) = -1 ENOENT (Нет такого файла или каталога)</text:p>
      <text:p text:style-name="P37">openat(AT_FDCWD, "tls/haswell/libpthread.so.0", O_RDONLY|O_CLOEXEC) = -1 ENOENT (Нет такого файла или каталога)</text:p>
      <text:p text:style-name="P37">openat(AT_FDCWD, "tls/x86_64/libpthread.so.0", O_RDONLY|O_CLOEXEC) = -1 ENOENT (Нет такого файла или каталога)</text:p>
      <text:p text:style-name="P37">openat(AT_FDCWD, "tls/libpthread.so.0", O_RDONLY|O_CLOEXEC) = -1 ENOENT (Нет такого файла или каталога)</text:p>
      <text:p text:style-name="P37"><text:soft-page-break/>openat(AT_FDCWD, "haswell/x86_64/libpthread.so.0", O_RDONLY|O_CLOEXEC) = -1 ENOENT (Нет такого файла или каталога)</text:p>
      <text:p text:style-name="P37">openat(AT_FDCWD, "haswell/libpthread.so.0", O_RDONLY|O_CLOEXEC) = -1 ENOENT (Нет такого файла или каталога)</text:p>
      <text:p text:style-name="P37">openat(AT_FDCWD, "x86_64/libpthread.so.0", O_RDONLY|O_CLOEXEC) = -1 ENOENT (Нет такого файла или каталога)</text:p>
      <text:p text:style-name="P37">openat(AT_FDCWD, "libpthread.so.0", O_RDONLY|O_CLOEXEC) = -1 ENOENT (Нет такого файла или каталога)</text:p>
      <text:p text:style-name="P37">openat(AT_FDCWD, "/usr/local/lib/libpthread.so.0", O_RDONLY|O_CLOEXEC) = -1 ENOENT (Нет такого файла или каталога)</text:p>
      <text:p text:style-name="P37">openat(AT_FDCWD, "/usr/lib/libpthread.so.0", O_RDONLY|O_CLOEXEC) = 3</text:p>
      <text:p text:style-name="P37">read(3, "\177ELF\2\1\1\0\0\0\0\0\0\0\0\0\3\0&gt;\0\1\0\0\0000\201\0\0\0\0\0\0"..., 832) = 832</text:p>
      <text:p text:style-name="P37">pread64(3, "\4\0\0\0\24\0\0\0\3\0\0\0GNU\0\307Y\373z\3054\277z\21\35\225\341\273\304&lt;\223"..., 68, 824) = 68</text:p>
      <text:p text:style-name="P37">fstat(3, {st_mode=S_IFREG|0755, st_size=158744, ...}) = 0</text:p>
      <text:p text:style-name="P37">mmap(NULL, 135600, PROT_READ, MAP_PRIVATE|MAP_DENYWRITE, 3, 0) = 0x7f9e6d53a000</text:p>
      <text:p text:style-name="P37">mmap(0x7f9e6d541000, 65536, PROT_READ|PROT_EXEC, MAP_PRIVATE|MAP_FIXED|MAP_DENYWRITE, 3, 0x7000) = 0x7f9e6d541000</text:p>
      <text:p text:style-name="P37">mmap(0x7f9e6d551000, 20480, PROT_READ, MAP_PRIVATE|MAP_FIXED|MAP_DENYWRITE, 3, 0x17000) = 0x7f9e6d551000</text:p>
      <text:p text:style-name="P37">mmap(0x7f9e6d556000, 8192, PROT_READ|PROT_WRITE, MAP_PRIVATE|MAP_FIXED|MAP_DENYWRITE, 3, 0x1b000) = 0x7f9e6d556000</text:p>
      <text:p text:style-name="P37">mmap(0x7f9e6d558000, 12720, PROT_READ|PROT_WRITE, MAP_PRIVATE|MAP_FIXED|MAP_ANONYMOUS, -1, 0) = 0x7f9e6d558000</text:p>
      <text:p text:style-name="P37">close(3) <text:s text:c="31"/>= 0</text:p>
      <text:p text:style-name="P37">openat(AT_FDCWD, "/usr/local/lib/libzmq.so.5", O_RDONLY|O_CLOEXEC) = 3</text:p>
      <text:p text:style-name="P37">read(3, "\177ELF\2\1\1\3\0\0\0\0\0\0\0\0\3\0&gt;\0\1\0\0\0\0\272\4\0\0\0\0\0"..., 832) = 832</text:p>
      <text:p text:style-name="P37">fstat(3, {st_mode=S_IFREG|0755, st_size=1183096, ...}) = 0</text:p>
      <text:p text:style-name="P37">mmap(NULL, 992600, PROT_READ, MAP_PRIVATE|MAP_DENYWRITE, 3, 0) = 0x7f9e6d447000</text:p>
      <text:p text:style-name="P37">mmap(0x7f9e6d48e000, 520192, PROT_READ|PROT_EXEC, MAP_PRIVATE|MAP_FIXED|MAP_DENYWRITE, 3, 0x47000) = 0x7f9e6d48e000</text:p>
      <text:p text:style-name="P37">mmap(0x7f9e6d50d000, 139264, PROT_READ, MAP_PRIVATE|MAP_FIXED|MAP_DENYWRITE, 3, 0xc6000) = 0x7f9e6d50d000</text:p>
      <text:p text:style-name="P37">mmap(0x7f9e6d52f000, 45056, PROT_READ|PROT_WRITE, MAP_PRIVATE|MAP_FIXED|MAP_DENYWRITE, 3, 0xe7000) = 0x7f9e6d52f000</text:p>
      <text:p text:style-name="P37">close(3) <text:s text:c="31"/>= 0</text:p>
      <text:p text:style-name="P37">openat(AT_FDCWD, "/usr/local/lib/libgnutls.so.30", O_RDONLY|O_CLOEXEC) = -1 ENOENT (Нет такого файла или каталога)</text:p>
      <text:p text:style-name="P37">openat(AT_FDCWD, "tls/haswell/x86_64/libgnutls.so.30", O_RDONLY|O_CLOEXEC) = -1 ENOENT (Нет такого файла или каталога)</text:p>
      <text:p text:style-name="P37">openat(AT_FDCWD, "tls/haswell/libgnutls.so.30", O_RDONLY|O_CLOEXEC) = -1 ENOENT (Нет такого файла или каталога)</text:p>
      <text:p text:style-name="P37">openat(AT_FDCWD, "tls/x86_64/libgnutls.so.30", O_RDONLY|O_CLOEXEC) = -1 ENOENT (Нет такого файла или каталога)</text:p>
      <text:p text:style-name="P37">openat(AT_FDCWD, "tls/libgnutls.so.30", O_RDONLY|O_CLOEXEC) = -1 ENOENT (Нет такого файла или каталога)</text:p>
      <text:p text:style-name="P37">openat(AT_FDCWD, "haswell/x86_64/libgnutls.so.30", O_RDONLY|O_CLOEXEC) = -1 ENOENT (Нет такого файла или каталога)</text:p>
      <text:p text:style-name="P37">openat(AT_FDCWD, "haswell/libgnutls.so.30", O_RDONLY|O_CLOEXEC) = -1 ENOENT (Нет такого файла или каталога)</text:p>
      <text:p text:style-name="P37">openat(AT_FDCWD, "x86_64/libgnutls.so.30", O_RDONLY|O_CLOEXEC) = -1 ENOENT (Нет такого файла или каталога)</text:p>
      <text:p text:style-name="P37">openat(AT_FDCWD, "libgnutls.so.30", O_RDONLY|O_CLOEXEC) = -1 ENOENT (Нет такого файла или каталога)</text:p>
      <text:p text:style-name="P37">openat(AT_FDCWD, "/usr/local/lib/libgnutls.so.30", O_RDONLY|O_CLOEXEC) = -1 ENOENT (Нет такого файла или каталога)</text:p>
      <text:p text:style-name="P37"><text:soft-page-break/>openat(AT_FDCWD, "/usr/lib/libgnutls.so.30", O_RDONLY|O_CLOEXEC) = 3</text:p>
      <text:p text:style-name="P37">read(3, "\177ELF\2\1\1\0\0\0\0\0\0\0\0\0\3\0&gt;\0\1\0\0\0@@\3\0\0\0\0\0"..., 832) = 832</text:p>
      <text:p text:style-name="P37">fstat(3, {st_mode=S_IFREG|0755, st_size=2098592, ...}) = 0</text:p>
      <text:p text:style-name="P37">mmap(NULL, 2107176, PROT_READ, MAP_PRIVATE|MAP_DENYWRITE, 3, 0) = 0x7f9e6d244000</text:p>
      <text:p text:style-name="P37">mmap(0x7f9e6d278000, 1183744, PROT_READ|PROT_EXEC, MAP_PRIVATE|MAP_FIXED|MAP_DENYWRITE, 3, 0x34000) = 0x7f9e6d278000</text:p>
      <text:p text:style-name="P37">mmap(0x7f9e6d399000, 626688, PROT_READ, MAP_PRIVATE|MAP_FIXED|MAP_DENYWRITE, 3, 0x155000) = 0x7f9e6d399000</text:p>
      <text:p text:style-name="P37">mmap(0x7f9e6d432000, 77824, PROT_READ|PROT_WRITE, MAP_PRIVATE|MAP_FIXED|MAP_DENYWRITE, 3, 0x1ed000) = 0x7f9e6d432000</text:p>
      <text:p text:style-name="P37">mmap(0x7f9e6d445000, 5928, PROT_READ|PROT_WRITE, MAP_PRIVATE|MAP_FIXED|MAP_ANONYMOUS, -1, 0) = 0x7f9e6d445000</text:p>
      <text:p text:style-name="P37">close(3) <text:s text:c="31"/>= 0</text:p>
      <text:p text:style-name="P37">openat(AT_FDCWD, "/usr/local/lib/libbsd.so.0", O_RDONLY|O_CLOEXEC) = -1 ENOENT (Нет такого файла или каталога)</text:p>
      <text:p text:style-name="P37">openat(AT_FDCWD, "tls/haswell/x86_64/libbsd.so.0", O_RDONLY|O_CLOEXEC) = -1 ENOENT (Нет такого файла или каталога)</text:p>
      <text:p text:style-name="P37">openat(AT_FDCWD, "tls/haswell/libbsd.so.0", O_RDONLY|O_CLOEXEC) = -1 ENOENT (Нет такого файла или каталога)</text:p>
      <text:p text:style-name="P37">openat(AT_FDCWD, "tls/x86_64/libbsd.so.0", O_RDONLY|O_CLOEXEC) = -1 ENOENT (Нет такого файла или каталога)</text:p>
      <text:p text:style-name="P37">openat(AT_FDCWD, "tls/libbsd.so.0", O_RDONLY|O_CLOEXEC) = -1 ENOENT (Нет такого файла или каталога)</text:p>
      <text:p text:style-name="P37">openat(AT_FDCWD, "haswell/x86_64/libbsd.so.0", O_RDONLY|O_CLOEXEC) = -1 ENOENT (Нет такого файла или каталога)</text:p>
      <text:p text:style-name="P37">openat(AT_FDCWD, "haswell/libbsd.so.0", O_RDONLY|O_CLOEXEC) = -1 ENOENT (Нет такого файла или каталога)</text:p>
      <text:p text:style-name="P37">openat(AT_FDCWD, "x86_64/libbsd.so.0", O_RDONLY|O_CLOEXEC) = -1 ENOENT (Нет такого файла или каталога)</text:p>
      <text:p text:style-name="P37">openat(AT_FDCWD, "libbsd.so.0", O_RDONLY|O_CLOEXEC) = -1 ENOENT (Нет такого файла или каталога)</text:p>
      <text:p text:style-name="P37">openat(AT_FDCWD, "/usr/local/lib/libbsd.so.0", O_RDONLY|O_CLOEXEC) = -1 ENOENT (Нет такого файла или каталога)</text:p>
      <text:p text:style-name="P37">openat(AT_FDCWD, "/usr/lib/libbsd.so.0", O_RDONLY|O_CLOEXEC) = 3</text:p>
      <text:p text:style-name="P37">read(3, "\177ELF\2\1\1\0\0\0\0\0\0\0\0\0\3\0&gt;\0\1\0\0\0P@\0\0\0\0\0\0"..., 832) = 832</text:p>
      <text:p text:style-name="P37">fstat(3, {st_mode=S_IFREG|0755, st_size=96528, ...}) = 0</text:p>
      <text:p text:style-name="P37">mmap(NULL, 102768, PROT_READ, MAP_PRIVATE|MAP_DENYWRITE, 3, 0) = 0x7f9e6d22a000</text:p>
      <text:p text:style-name="P37">mprotect(0x7f9e6d22e000, 77824, PROT_NONE) = 0</text:p>
      <text:p text:style-name="P37">mmap(0x7f9e6d22e000, 61440, PROT_READ|PROT_EXEC, MAP_PRIVATE|MAP_FIXED|MAP_DENYWRITE, 3, 0x4000) = 0x7f9e6d22e000</text:p>
      <text:p text:style-name="P37">mmap(0x7f9e6d23d000, 12288, PROT_READ, MAP_PRIVATE|MAP_FIXED|MAP_DENYWRITE, 3, 0x13000) = 0x7f9e6d23d000</text:p>
      <text:p text:style-name="P37">mmap(0x7f9e6d241000, 8192, PROT_READ|PROT_WRITE, MAP_PRIVATE|MAP_FIXED|MAP_DENYWRITE, 3, 0x16000) = 0x7f9e6d241000</text:p>
      <text:p text:style-name="P37">mmap(0x7f9e6d243000, 368, PROT_READ|PROT_WRITE, MAP_PRIVATE|MAP_FIXED|MAP_ANONYMOUS, -1, 0) = 0x7f9e6d243000</text:p>
      <text:p text:style-name="P37">close(3) <text:s text:c="31"/>= 0</text:p>
      <text:p text:style-name="P37">openat(AT_FDCWD, "/usr/local/lib/libsodium.so.23", O_RDONLY|O_CLOEXEC) = -1 ENOENT (Нет такого файла или каталога)</text:p>
      <text:p text:style-name="P37">openat(AT_FDCWD, "tls/haswell/x86_64/libsodium.so.23", O_RDONLY|O_CLOEXEC) = -1 ENOENT (Нет такого файла или каталога)</text:p>
      <text:p text:style-name="P37">openat(AT_FDCWD, "tls/haswell/libsodium.so.23", O_RDONLY|O_CLOEXEC) = -1 ENOENT (Нет такого файла или каталога)</text:p>
      <text:p text:style-name="P37">openat(AT_FDCWD, "tls/x86_64/libsodium.so.23", O_RDONLY|O_CLOEXEC) = -1 ENOENT (Нет такого файла или каталога)</text:p>
      <text:p text:style-name="P37">openat(AT_FDCWD, "tls/libsodium.so.23", O_RDONLY|O_CLOEXEC) = -1 ENOENT (Нет такого файла или <text:soft-page-break/>каталога)</text:p>
      <text:p text:style-name="P37">openat(AT_FDCWD, "haswell/x86_64/libsodium.so.23", O_RDONLY|O_CLOEXEC) = -1 ENOENT (Нет такого файла или каталога)</text:p>
      <text:p text:style-name="P37">openat(AT_FDCWD, "haswell/libsodium.so.23", O_RDONLY|O_CLOEXEC) = -1 ENOENT (Нет такого файла или каталога)</text:p>
      <text:p text:style-name="P37">openat(AT_FDCWD, "x86_64/libsodium.so.23", O_RDONLY|O_CLOEXEC) = -1 ENOENT (Нет такого файла или каталога)</text:p>
      <text:p text:style-name="P37">openat(AT_FDCWD, "libsodium.so.23", O_RDONLY|O_CLOEXEC) = -1 ENOENT (Нет такого файла или каталога)</text:p>
      <text:p text:style-name="P37">openat(AT_FDCWD, "/usr/local/lib/libsodium.so.23", O_RDONLY|O_CLOEXEC) = -1 ENOENT (Нет такого файла или каталога)</text:p>
      <text:p text:style-name="P37">openat(AT_FDCWD, "/usr/lib/libsodium.so.23", O_RDONLY|O_CLOEXEC) = 3</text:p>
      <text:p text:style-name="P37">read(3, "\177ELF\2\1\1\0\0\0\0\0\0\0\0\0\3\0&gt;\0\1\0\0\0 \320\0\0\0\0\0\0"..., 832) = 832</text:p>
      <text:p text:style-name="P37">fstat(3, {st_mode=S_IFREG|0755, st_size=362968, ...}) = 0</text:p>
      <text:p text:style-name="P37">mmap(NULL, 365576, PROT_READ, MAP_PRIVATE|MAP_DENYWRITE, 3, 0) = 0x7f9e6d1d0000</text:p>
      <text:p text:style-name="P37">mmap(0x7f9e6d1dd000, 233472, PROT_READ|PROT_EXEC, MAP_PRIVATE|MAP_FIXED|MAP_DENYWRITE, 3, 0xd000) = 0x7f9e6d1dd000</text:p>
      <text:p text:style-name="P37">mmap(0x7f9e6d216000, 73728, PROT_READ, MAP_PRIVATE|MAP_FIXED|MAP_DENYWRITE, 3, 0x46000) = 0x7f9e6d216000</text:p>
      <text:p text:style-name="P37">mmap(0x7f9e6d228000, 8192, PROT_READ|PROT_WRITE, MAP_PRIVATE|MAP_FIXED|MAP_DENYWRITE, 3, 0x57000) = 0x7f9e6d228000</text:p>
      <text:p text:style-name="P37">close(3) <text:s text:c="31"/>= 0</text:p>
      <text:p text:style-name="P37">openat(AT_FDCWD, "/usr/local/lib/librt.so.1", O_RDONLY|O_CLOEXEC) = -1 ENOENT (Нет такого файла или каталога)</text:p>
      <text:p text:style-name="P37">openat(AT_FDCWD, "tls/haswell/x86_64/librt.so.1", O_RDONLY|O_CLOEXEC) = -1 ENOENT (Нет такого файла или каталога)</text:p>
      <text:p text:style-name="P37">openat(AT_FDCWD, "tls/haswell/librt.so.1", O_RDONLY|O_CLOEXEC) = -1 ENOENT (Нет такого файла или каталога)</text:p>
      <text:p text:style-name="P37">openat(AT_FDCWD, "tls/x86_64/librt.so.1", O_RDONLY|O_CLOEXEC) = -1 ENOENT (Нет такого файла или каталога)</text:p>
      <text:p text:style-name="P37">openat(AT_FDCWD, "tls/librt.so.1", O_RDONLY|O_CLOEXEC) = -1 ENOENT (Нет такого файла или каталога)</text:p>
      <text:p text:style-name="P37">openat(AT_FDCWD, "haswell/x86_64/librt.so.1", O_RDONLY|O_CLOEXEC) = -1 ENOENT (Нет такого файла или каталога)</text:p>
      <text:p text:style-name="P37">openat(AT_FDCWD, "haswell/librt.so.1", O_RDONLY|O_CLOEXEC) = -1 ENOENT (Нет такого файла или каталога)</text:p>
      <text:p text:style-name="P37">openat(AT_FDCWD, "x86_64/librt.so.1", O_RDONLY|O_CLOEXEC) = -1 ENOENT (Нет такого файла или каталога)</text:p>
      <text:p text:style-name="P37">openat(AT_FDCWD, "librt.so.1", O_RDONLY|O_CLOEXEC) = -1 ENOENT (Нет такого файла или каталога)</text:p>
      <text:p text:style-name="P37">openat(AT_FDCWD, "/usr/local/lib/librt.so.1", O_RDONLY|O_CLOEXEC) = -1 ENOENT (Нет такого файла или каталога)</text:p>
      <text:p text:style-name="P37">openat(AT_FDCWD, "/usr/lib/librt.so.1", O_RDONLY|O_CLOEXEC) = 3</text:p>
      <text:p text:style-name="P37">read(3, "\177ELF\2\1\1\0\0\0\0\0\0\0\0\0\3\0&gt;\0\1\0\0\0P7\0\0\0\0\0\0"..., 832) = 832</text:p>
      <text:p text:style-name="P37">fstat(3, {st_mode=S_IFREG|0755, st_size=39408, ...}) = 0</text:p>
      <text:p text:style-name="P37">mmap(NULL, 8192, PROT_READ|PROT_WRITE, MAP_PRIVATE|MAP_ANONYMOUS, -1, 0) = 0x7f9e6d1ce000</text:p>
      <text:p text:style-name="P37">mmap(NULL, 43520, PROT_READ, MAP_PRIVATE|MAP_DENYWRITE, 3, 0) = 0x7f9e6d1c3000</text:p>
      <text:p text:style-name="P37">mmap(0x7f9e6d1c6000, 16384, PROT_READ|PROT_EXEC, MAP_PRIVATE|MAP_FIXED|MAP_DENYWRITE, 3, 0x3000) = 0x7f9e6d1c6000</text:p>
      <text:p text:style-name="P37">mmap(0x7f9e6d1ca000, 8192, PROT_READ, MAP_PRIVATE|MAP_FIXED|MAP_DENYWRITE, 3, 0x7000) = 0x7f9e6d1ca000</text:p>
      <text:p text:style-name="P37">mmap(0x7f9e6d1cc000, 8192, PROT_READ|PROT_WRITE, MAP_PRIVATE|MAP_FIXED|MAP_DENYWRITE, 3, 0x8000) = 0x7f9e6d1cc000</text:p>
      <text:p text:style-name="P37">close(3) <text:s text:c="31"/>= 0</text:p>
      <text:p text:style-name="P37">openat(AT_FDCWD, "/usr/local/lib/libstdc++.so.6", O_RDONLY|O_CLOEXEC) = -1 ENOENT (Нет такого файла или каталога)</text:p>
      <text:p text:style-name="P37"><text:soft-page-break/>openat(AT_FDCWD, "tls/haswell/x86_64/libstdc++.so.6", O_RDONLY|O_CLOEXEC) = -1 ENOENT (Нет такого файла или каталога)</text:p>
      <text:p text:style-name="P37">openat(AT_FDCWD, "tls/haswell/libstdc++.so.6", O_RDONLY|O_CLOEXEC) = -1 ENOENT (Нет такого файла или каталога)</text:p>
      <text:p text:style-name="P37">openat(AT_FDCWD, "tls/x86_64/libstdc++.so.6", O_RDONLY|O_CLOEXEC) = -1 ENOENT (Нет такого файла или каталога)</text:p>
      <text:p text:style-name="P37">openat(AT_FDCWD, "tls/libstdc++.so.6", O_RDONLY|O_CLOEXEC) = -1 ENOENT (Нет такого файла или каталога)</text:p>
      <text:p text:style-name="P37">openat(AT_FDCWD, "haswell/x86_64/libstdc++.so.6", O_RDONLY|O_CLOEXEC) = -1 ENOENT (Нет такого файла или каталога)</text:p>
      <text:p text:style-name="P37">openat(AT_FDCWD, "haswell/libstdc++.so.6", O_RDONLY|O_CLOEXEC) = -1 ENOENT (Нет такого файла или каталога)</text:p>
      <text:p text:style-name="P37">openat(AT_FDCWD, "x86_64/libstdc++.so.6", O_RDONLY|O_CLOEXEC) = -1 ENOENT (Нет такого файла или каталога)</text:p>
      <text:p text:style-name="P37">openat(AT_FDCWD, "libstdc++.so.6", O_RDONLY|O_CLOEXEC) = -1 ENOENT (Нет такого файла или каталога)</text:p>
      <text:p text:style-name="P37">openat(AT_FDCWD, "/usr/local/lib/libstdc++.so.6", O_RDONLY|O_CLOEXEC) = -1 ENOENT (Нет такого файла или каталога)</text:p>
      <text:p text:style-name="P37">openat(AT_FDCWD, "/usr/lib/libstdc++.so.6", O_RDONLY|O_CLOEXEC) = 3</text:p>
      <text:p text:style-name="P37">read(3, "\177ELF\2\1\1\3\0\0\0\0\0\0\0\0\3\0&gt;\0\1\0\0\0@`\t\0\0\0\0\0"..., 832) = 832</text:p>
      <text:p text:style-name="P37">fstat(3, {st_mode=S_IFREG|0755, st_size=20955936, ...}) = 0</text:p>
      <text:p text:style-name="P37">mmap(NULL, 1951744, PROT_READ, MAP_PRIVATE|MAP_DENYWRITE, 3, 0) = 0x7f9e6cfe6000</text:p>
      <text:p text:style-name="P37">mprotect(0x7f9e6d07c000, 1269760, PROT_NONE) = 0</text:p>
      <text:p text:style-name="P37">mmap(0x7f9e6d07c000, 966656, PROT_READ|PROT_EXEC, MAP_PRIVATE|MAP_FIXED|MAP_DENYWRITE, 3, 0x96000) = 0x7f9e6d07c000</text:p>
      <text:p text:style-name="P37">mmap(0x7f9e6d168000, 299008, PROT_READ, MAP_PRIVATE|MAP_FIXED|MAP_DENYWRITE, 3, 0x182000) = 0x7f9e6d168000</text:p>
      <text:p text:style-name="P37">mmap(0x7f9e6d1b2000, 57344, PROT_READ|PROT_WRITE, MAP_PRIVATE|MAP_FIXED|MAP_DENYWRITE, 3, 0x1cb000) = 0x7f9e6d1b2000</text:p>
      <text:p text:style-name="P37">mmap(0x7f9e6d1c0000, 10240, PROT_READ|PROT_WRITE, MAP_PRIVATE|MAP_FIXED|MAP_ANONYMOUS, -1, 0) = 0x7f9e6d1c0000</text:p>
      <text:p text:style-name="P37">close(3) <text:s text:c="31"/>= 0</text:p>
      <text:p text:style-name="P37">openat(AT_FDCWD, "/usr/local/lib/libm.so.6", O_RDONLY|O_CLOEXEC) = -1 ENOENT (Нет такого файла или каталога)</text:p>
      <text:p text:style-name="P37">openat(AT_FDCWD, "tls/haswell/x86_64/libm.so.6", O_RDONLY|O_CLOEXEC) = -1 ENOENT (Нет такого файла или каталога)</text:p>
      <text:p text:style-name="P37">openat(AT_FDCWD, "tls/haswell/libm.so.6", O_RDONLY|O_CLOEXEC) = -1 ENOENT (Нет такого файла или каталога)</text:p>
      <text:p text:style-name="P37">openat(AT_FDCWD, "tls/x86_64/libm.so.6", O_RDONLY|O_CLOEXEC) = -1 ENOENT (Нет такого файла или каталога)</text:p>
      <text:p text:style-name="P37">openat(AT_FDCWD, "tls/libm.so.6", O_RDONLY|O_CLOEXEC) = -1 ENOENT (Нет такого файла или каталога)</text:p>
      <text:p text:style-name="P37">openat(AT_FDCWD, "haswell/x86_64/libm.so.6", O_RDONLY|O_CLOEXEC) = -1 ENOENT (Нет такого файла или каталога)</text:p>
      <text:p text:style-name="P37">openat(AT_FDCWD, "haswell/libm.so.6", O_RDONLY|O_CLOEXEC) = -1 ENOENT (Нет такого файла или каталога)</text:p>
      <text:p text:style-name="P37">openat(AT_FDCWD, "x86_64/libm.so.6", O_RDONLY|O_CLOEXEC) = -1 ENOENT (Нет такого файла или каталога)</text:p>
      <text:p text:style-name="P37">openat(AT_FDCWD, "libm.so.6", O_RDONLY|O_CLOEXEC) = -1 ENOENT (Нет такого файла или каталога)</text:p>
      <text:p text:style-name="P37">openat(AT_FDCWD, "/usr/local/lib/libm.so.6", O_RDONLY|O_CLOEXEC) = -1 ENOENT (Нет такого файла или каталога)</text:p>
      <text:p text:style-name="P37">openat(AT_FDCWD, "/usr/lib/libm.so.6", O_RDONLY|O_CLOEXEC) = 3</text:p>
      <text:p text:style-name="P37">read(3, "\177ELF\2\1\1\3\0\0\0\0\0\0\0\0\3\0&gt;\0\1\0\0\0\260\363\0\0\0\0\0\0"..., 832) = 832</text:p>
      <text:p text:style-name="P37">fstat(3, {st_mode=S_IFREG|0755, st_size=1332096, ...}) = 0</text:p>
      <text:p text:style-name="P37">mmap(NULL, 1331224, PROT_READ, MAP_PRIVATE|MAP_DENYWRITE, 3, 0) = 0x7f9e6cea0000</text:p>
      <text:p text:style-name="P37"><text:soft-page-break/>mmap(0x7f9e6ceaf000, 638976, PROT_READ|PROT_EXEC, MAP_PRIVATE|MAP_FIXED|MAP_DENYWRITE, 3, 0xf000) = 0x7f9e6ceaf000</text:p>
      <text:p text:style-name="P37">mmap(0x7f9e6cf4b000, 626688, PROT_READ, MAP_PRIVATE|MAP_FIXED|MAP_DENYWRITE, 3, 0xab000) = 0x7f9e6cf4b000</text:p>
      <text:p text:style-name="P37">mmap(0x7f9e6cfe4000, 8192, PROT_READ|PROT_WRITE, MAP_PRIVATE|MAP_FIXED|MAP_DENYWRITE, 3, 0x143000) = 0x7f9e6cfe4000</text:p>
      <text:p text:style-name="P37">close(3) <text:s text:c="31"/>= 0</text:p>
      <text:p text:style-name="P37">openat(AT_FDCWD, "/usr/local/lib/libgcc_s.so.1", O_RDONLY|O_CLOEXEC) = -1 ENOENT (Нет такого файла или каталога)</text:p>
      <text:p text:style-name="P37">openat(AT_FDCWD, "tls/haswell/x86_64/libgcc_s.so.1", O_RDONLY|O_CLOEXEC) = -1 ENOENT (Нет такого файла или каталога)</text:p>
      <text:p text:style-name="P37">openat(AT_FDCWD, "tls/haswell/libgcc_s.so.1", O_RDONLY|O_CLOEXEC) = -1 ENOENT (Нет такого файла или каталога)</text:p>
      <text:p text:style-name="P37">openat(AT_FDCWD, "tls/x86_64/libgcc_s.so.1", O_RDONLY|O_CLOEXEC) = -1 ENOENT (Нет такого файла или каталога)</text:p>
      <text:p text:style-name="P37">openat(AT_FDCWD, "tls/libgcc_s.so.1", O_RDONLY|O_CLOEXEC) = -1 ENOENT (Нет такого файла или каталога)</text:p>
      <text:p text:style-name="P37">openat(AT_FDCWD, "haswell/x86_64/libgcc_s.so.1", O_RDONLY|O_CLOEXEC) = -1 ENOENT (Нет такого файла или каталога)</text:p>
      <text:p text:style-name="P37">openat(AT_FDCWD, "haswell/libgcc_s.so.1", O_RDONLY|O_CLOEXEC) = -1 ENOENT (Нет такого файла или каталога)</text:p>
      <text:p text:style-name="P37">openat(AT_FDCWD, "x86_64/libgcc_s.so.1", O_RDONLY|O_CLOEXEC) = -1 ENOENT (Нет такого файла или каталога)</text:p>
      <text:p text:style-name="P37">openat(AT_FDCWD, "libgcc_s.so.1", O_RDONLY|O_CLOEXEC) = -1 ENOENT (Нет такого файла или каталога)</text:p>
      <text:p text:style-name="P37">openat(AT_FDCWD, "/usr/local/lib/libgcc_s.so.1", O_RDONLY|O_CLOEXEC) = -1 ENOENT (Нет такого файла или каталога)</text:p>
      <text:p text:style-name="P37">openat(AT_FDCWD, "/usr/lib/libgcc_s.so.1", O_RDONLY|O_CLOEXEC) = 3</text:p>
      <text:p text:style-name="P37">read(3, "\177ELF\2\1\1\0\0\0\0\0\0\0\0\0\3\0&gt;\0\1\0\0\0 0\0\0\0\0\0\0"..., 832) = 832</text:p>
      <text:p text:style-name="P37">fstat(3, {st_mode=S_IFREG|0644, st_size=594704, ...}) = 0</text:p>
      <text:p text:style-name="P37">mmap(NULL, 103144, PROT_READ, MAP_PRIVATE|MAP_DENYWRITE, 3, 0) = 0x7f9e6ce86000</text:p>
      <text:p text:style-name="P37">mmap(0x7f9e6ce89000, 69632, PROT_READ|PROT_EXEC, MAP_PRIVATE|MAP_FIXED|MAP_DENYWRITE, 3, 0x3000) = 0x7f9e6ce89000</text:p>
      <text:p text:style-name="P37">mmap(0x7f9e6ce9a000, 16384, PROT_READ, MAP_PRIVATE|MAP_FIXED|MAP_DENYWRITE, 3, 0x14000) = 0x7f9e6ce9a000</text:p>
      <text:p text:style-name="P37">mmap(0x7f9e6ce9e000, 8192, PROT_READ|PROT_WRITE, MAP_PRIVATE|MAP_FIXED|MAP_DENYWRITE, 3, 0x17000) = 0x7f9e6ce9e000</text:p>
      <text:p text:style-name="P37">close(3) <text:s text:c="31"/>= 0</text:p>
      <text:p text:style-name="P37">openat(AT_FDCWD, "/usr/local/lib/libc.so.6", O_RDONLY|O_CLOEXEC) = -1 ENOENT (Нет такого файла или каталога)</text:p>
      <text:p text:style-name="P37">openat(AT_FDCWD, "tls/haswell/x86_64/libc.so.6", O_RDONLY|O_CLOEXEC) = -1 ENOENT (Нет такого файла или каталога)</text:p>
      <text:p text:style-name="P37">openat(AT_FDCWD, "tls/haswell/libc.so.6", O_RDONLY|O_CLOEXEC) = -1 ENOENT (Нет такого файла или каталога)</text:p>
      <text:p text:style-name="P37">openat(AT_FDCWD, "tls/x86_64/libc.so.6", O_RDONLY|O_CLOEXEC) = -1 ENOENT (Нет такого файла или каталога)</text:p>
      <text:p text:style-name="P37">openat(AT_FDCWD, "tls/libc.so.6", O_RDONLY|O_CLOEXEC) = -1 ENOENT (Нет такого файла или каталога)</text:p>
      <text:p text:style-name="P37">openat(AT_FDCWD, "haswell/x86_64/libc.so.6", O_RDONLY|O_CLOEXEC) = -1 ENOENT (Нет такого файла или каталога)</text:p>
      <text:p text:style-name="P37">openat(AT_FDCWD, "haswell/libc.so.6", O_RDONLY|O_CLOEXEC) = -1 ENOENT (Нет такого файла или каталога)</text:p>
      <text:p text:style-name="P37">openat(AT_FDCWD, "x86_64/libc.so.6", O_RDONLY|O_CLOEXEC) = -1 ENOENT (Нет такого файла или каталога)</text:p>
      <text:p text:style-name="P37">openat(AT_FDCWD, "libc.so.6", O_RDONLY|O_CLOEXEC) = -1 ENOENT (Нет такого файла или каталога)</text:p>
      <text:p text:style-name="P37">openat(AT_FDCWD, "/usr/local/lib/libc.so.6", O_RDONLY|O_CLOEXEC) = -1 ENOENT (Нет такого файла или <text:soft-page-break/>каталога)</text:p>
      <text:p text:style-name="P37">openat(AT_FDCWD, "/usr/lib/libc.so.6", O_RDONLY|O_CLOEXEC) = 3</text:p>
      <text:p text:style-name="P37">read(3, "\177ELF\2\1\1\3\0\0\0\0\0\0\0\0\3\0&gt;\0\1\0\0\0\220\202\2\0\0\0\0\0"..., 832) = 832</text:p>
      <text:p text:style-name="P37">pread64(3, "\6\0\0\0\4\0\0\0@\0\0\0\0\0\0\0@\0\0\0\0\0\0\0@\0\0\0\0\0\0\0"..., 784, 64) = 784</text:p>
      <text:p text:style-name="P37">pread64(3, "\4\0\0\0\20\0\0\0\5\0\0\0GNU\0\2\0\0\300\4\0\0\0\3\0\0\0\0\0\0\0", 32, 848) = 32</text:p>
      <text:p text:style-name="P37">pread64(3, "\4\0\0\0\24\0\0\0\3\0\0\0GNU\0\207\360\21\247\344\314?\306\nT\320\323\335i\16t"..., 68, 880) = 68</text:p>
      <text:p text:style-name="P37">fstat(3, {st_mode=S_IFREG|0755, st_size=2159552, ...}) = 0</text:p>
      <text:p text:style-name="P37">pread64(3, "\6\0\0\0\4\0\0\0@\0\0\0\0\0\0\0@\0\0\0\0\0\0\0@\0\0\0\0\0\0\0"..., 784, 64) = 784</text:p>
      <text:p text:style-name="P37">mmap(NULL, 1868448, PROT_READ, MAP_PRIVATE|MAP_DENYWRITE, 3, 0) = 0x7f9e6ccbd000</text:p>
      <text:p text:style-name="P37">mmap(0x7f9e6cce3000, 1363968, PROT_READ|PROT_EXEC, MAP_PRIVATE|MAP_FIXED|MAP_DENYWRITE, 3, 0x26000) = 0x7f9e6cce3000</text:p>
      <text:p text:style-name="P37">mmap(0x7f9e6ce30000, 311296, PROT_READ, MAP_PRIVATE|MAP_FIXED|MAP_DENYWRITE, 3, 0x173000) = 0x7f9e6ce30000</text:p>
      <text:p text:style-name="P37">mmap(0x7f9e6ce7c000, 24576, PROT_READ|PROT_WRITE, MAP_PRIVATE|MAP_FIXED|MAP_DENYWRITE, 3, 0x1be000) = 0x7f9e6ce7c000</text:p>
      <text:p text:style-name="P37">mmap(0x7f9e6ce82000, 12960, PROT_READ|PROT_WRITE, MAP_PRIVATE|MAP_FIXED|MAP_ANONYMOUS, -1, 0) = 0x7f9e6ce82000</text:p>
      <text:p text:style-name="P37">close(3) <text:s text:c="31"/>= 0</text:p>
      <text:p text:style-name="P37">openat(AT_FDCWD, "/usr/local/lib/libz.so.1", O_RDONLY|O_CLOEXEC) = -1 ENOENT (Нет такого файла или каталога)</text:p>
      <text:p text:style-name="P37">openat(AT_FDCWD, "tls/haswell/x86_64/libz.so.1", O_RDONLY|O_CLOEXEC) = -1 ENOENT (Нет такого файла или каталога)</text:p>
      <text:p text:style-name="P37">openat(AT_FDCWD, "tls/haswell/libz.so.1", O_RDONLY|O_CLOEXEC) = -1 ENOENT (Нет такого файла или каталога)</text:p>
      <text:p text:style-name="P37">openat(AT_FDCWD, "tls/x86_64/libz.so.1", O_RDONLY|O_CLOEXEC) = -1 ENOENT (Нет такого файла или каталога)</text:p>
      <text:p text:style-name="P37">openat(AT_FDCWD, "tls/libz.so.1", O_RDONLY|O_CLOEXEC) = -1 ENOENT (Нет такого файла или каталога)</text:p>
      <text:p text:style-name="P37">openat(AT_FDCWD, "haswell/x86_64/libz.so.1", O_RDONLY|O_CLOEXEC) = -1 ENOENT (Нет такого файла или каталога)</text:p>
      <text:p text:style-name="P37">openat(AT_FDCWD, "haswell/libz.so.1", O_RDONLY|O_CLOEXEC) = -1 ENOENT (Нет такого файла или каталога)</text:p>
      <text:p text:style-name="P37">openat(AT_FDCWD, "x86_64/libz.so.1", O_RDONLY|O_CLOEXEC) = -1 ENOENT (Нет такого файла или каталога)</text:p>
      <text:p text:style-name="P37">openat(AT_FDCWD, "libz.so.1", O_RDONLY|O_CLOEXEC) = -1 ENOENT (Нет такого файла или каталога)</text:p>
      <text:p text:style-name="P37">openat(AT_FDCWD, "/usr/local/lib/libz.so.1", O_RDONLY|O_CLOEXEC) = -1 ENOENT (Нет такого файла или каталога)</text:p>
      <text:p text:style-name="P37">openat(AT_FDCWD, "/usr/lib/libz.so.1", O_RDONLY|O_CLOEXEC) = 3</text:p>
      <text:p text:style-name="P37">read(3, "\177ELF\2\1\1\0\0\0\0\0\0\0\0\0\3\0&gt;\0\1\0\0\0 0\0\0\0\0\0\0"..., 832) = 832</text:p>
      <text:p text:style-name="P37">fstat(3, {st_mode=S_IFREG|0755, st_size=100096, ...}) = 0</text:p>
      <text:p text:style-name="P37">mmap(NULL, 102416, PROT_READ, MAP_PRIVATE|MAP_DENYWRITE, 3, 0) = 0x7f9e6cca3000</text:p>
      <text:p text:style-name="P37">mprotect(0x7f9e6cca6000, 86016, PROT_NONE) = 0</text:p>
      <text:p text:style-name="P37">mmap(0x7f9e6cca6000, 57344, PROT_READ|PROT_EXEC, MAP_PRIVATE|MAP_FIXED|MAP_DENYWRITE, 3, 0x3000) = 0x7f9e6cca6000</text:p>
      <text:p text:style-name="P37">mmap(0x7f9e6ccb4000, 24576, PROT_READ, MAP_PRIVATE|MAP_FIXED|MAP_DENYWRITE, 3, 0x11000) = 0x7f9e6ccb4000</text:p>
      <text:p text:style-name="P37">mmap(0x7f9e6ccbb000, 8192, PROT_READ|PROT_WRITE, MAP_PRIVATE|MAP_FIXED|MAP_DENYWRITE, 3, 0x17000) = 0x7f9e6ccbb000</text:p>
      <text:p text:style-name="P37">close(3) <text:s text:c="31"/>= 0</text:p>
      <text:p text:style-name="P37">openat(AT_FDCWD, "/usr/local/lib/libp11-kit.so.0", O_RDONLY|O_CLOEXEC) = -1 ENOENT (Нет такого файла или каталога)</text:p>
      <text:p text:style-name="P37">openat(AT_FDCWD, "tls/haswell/x86_64/libp11-kit.so.0", O_RDONLY|O_CLOEXEC) = -1 ENOENT (Нет такого файла или каталога)</text:p>
      <text:p text:style-name="P37">openat(AT_FDCWD, "tls/haswell/libp11-kit.so.0", O_RDONLY|O_CLOEXEC) = -1 ENOENT (Нет такого файла или каталога)</text:p>
      <text:p text:style-name="P37">openat(AT_FDCWD, "tls/x86_64/libp11-kit.so.0", O_RDONLY|O_CLOEXEC) = -1 ENOENT (Нет такого файла <text:soft-page-break/>или каталога)</text:p>
      <text:p text:style-name="P37">openat(AT_FDCWD, "tls/libp11-kit.so.0", O_RDONLY|O_CLOEXEC) = -1 ENOENT (Нет такого файла или каталога)</text:p>
      <text:p text:style-name="P37">openat(AT_FDCWD, "haswell/x86_64/libp11-kit.so.0", O_RDONLY|O_CLOEXEC) = -1 ENOENT (Нет такого файла или каталога)</text:p>
      <text:p text:style-name="P37">openat(AT_FDCWD, "haswell/libp11-kit.so.0", O_RDONLY|O_CLOEXEC) = -1 ENOENT (Нет такого файла или каталога)</text:p>
      <text:p text:style-name="P37">openat(AT_FDCWD, "x86_64/libp11-kit.so.0", O_RDONLY|O_CLOEXEC) = -1 ENOENT (Нет такого файла или каталога)</text:p>
      <text:p text:style-name="P37">openat(AT_FDCWD, "libp11-kit.so.0", O_RDONLY|O_CLOEXEC) = -1 ENOENT (Нет такого файла или каталога)</text:p>
      <text:p text:style-name="P37">openat(AT_FDCWD, "/usr/local/lib/libp11-kit.so.0", O_RDONLY|O_CLOEXEC) = -1 ENOENT (Нет такого файла или каталога)</text:p>
      <text:p text:style-name="P37">openat(AT_FDCWD, "/usr/lib/libp11-kit.so.0", O_RDONLY|O_CLOEXEC) = 3</text:p>
      <text:p text:style-name="P37">read(3, "\177ELF\2\1\1\0\0\0\0\0\0\0\0\0\3\0&gt;\0\1\0\0\0@\220\2\0\0\0\0\0"..., 832) = 832</text:p>
      <text:p text:style-name="P37">fstat(3, {st_mode=S_IFREG|0755, st_size=1261048, ...}) = 0</text:p>
      <text:p text:style-name="P37">mmap(NULL, 8192, PROT_READ|PROT_WRITE, MAP_PRIVATE|MAP_ANONYMOUS, -1, 0) = 0x7f9e6cca1000</text:p>
      <text:p text:style-name="P37">mmap(NULL, 1264616, PROT_READ, MAP_PRIVATE|MAP_DENYWRITE, 3, 0) = 0x7f9e6cb6c000</text:p>
      <text:p text:style-name="P37">mmap(0x7f9e6cb95000, 647168, PROT_READ|PROT_EXEC, MAP_PRIVATE|MAP_FIXED|MAP_DENYWRITE, 3, 0x29000) = 0x7f9e6cb95000</text:p>
      <text:p text:style-name="P37">mmap(0x7f9e6cc33000, 368640, PROT_READ, MAP_PRIVATE|MAP_FIXED|MAP_DENYWRITE, 3, 0xc7000) = 0x7f9e6cc33000</text:p>
      <text:p text:style-name="P37">mmap(0x7f9e6cc8d000, 81920, PROT_READ|PROT_WRITE, MAP_PRIVATE|MAP_FIXED|MAP_DENYWRITE, 3, 0x120000) = 0x7f9e6cc8d000</text:p>
      <text:p text:style-name="P37">close(3) <text:s text:c="31"/>= 0</text:p>
      <text:p text:style-name="P37">openat(AT_FDCWD, "/usr/local/lib/libidn2.so.0", O_RDONLY|O_CLOEXEC) = -1 ENOENT (Нет такого файла или каталога)</text:p>
      <text:p text:style-name="P37">openat(AT_FDCWD, "tls/haswell/x86_64/libidn2.so.0", O_RDONLY|O_CLOEXEC) = -1 ENOENT (Нет такого файла или каталога)</text:p>
      <text:p text:style-name="P37">openat(AT_FDCWD, "tls/haswell/libidn2.so.0", O_RDONLY|O_CLOEXEC) = -1 ENOENT (Нет такого файла или каталога)</text:p>
      <text:p text:style-name="P37">openat(AT_FDCWD, "tls/x86_64/libidn2.so.0", O_RDONLY|O_CLOEXEC) = -1 ENOENT (Нет такого файла или каталога)</text:p>
      <text:p text:style-name="P37">openat(AT_FDCWD, "tls/libidn2.so.0", O_RDONLY|O_CLOEXEC) = -1 ENOENT (Нет такого файла или каталога)</text:p>
      <text:p text:style-name="P37">openat(AT_FDCWD, "haswell/x86_64/libidn2.so.0", O_RDONLY|O_CLOEXEC) = -1 ENOENT (Нет такого файла или каталога)</text:p>
      <text:p text:style-name="P37">openat(AT_FDCWD, "haswell/libidn2.so.0", O_RDONLY|O_CLOEXEC) = -1 ENOENT (Нет такого файла или каталога)</text:p>
      <text:p text:style-name="P37">openat(AT_FDCWD, "x86_64/libidn2.so.0", O_RDONLY|O_CLOEXEC) = -1 ENOENT (Нет такого файла или каталога)</text:p>
      <text:p text:style-name="P37">openat(AT_FDCWD, "libidn2.so.0", O_RDONLY|O_CLOEXEC) = -1 ENOENT (Нет такого файла или каталога)</text:p>
      <text:p text:style-name="P37">openat(AT_FDCWD, "/usr/local/lib/libidn2.so.0", O_RDONLY|O_CLOEXEC) = -1 ENOENT (Нет такого файла или каталога)</text:p>
      <text:p text:style-name="P37">openat(AT_FDCWD, "/usr/lib/libidn2.so.0", O_RDONLY|O_CLOEXEC) = 3</text:p>
      <text:p text:style-name="P37">read(3, "\177ELF\2\1\1\0\0\0\0\0\0\0\0\0\3\0&gt;\0\1\0\0\0 <text:s/>\0\0\0\0\0\0"..., 832) = 832</text:p>
      <text:p text:style-name="P37">fstat(3, {st_mode=S_IFREG|0755, st_size=128696, ...}) = 0</text:p>
      <text:p text:style-name="P37">mmap(NULL, 131096, PROT_READ, MAP_PRIVATE|MAP_DENYWRITE, 3, 0) = 0x7f9e6cb4b000</text:p>
      <text:p text:style-name="P37">mmap(0x7f9e6cb4d000, 16384, PROT_READ|PROT_EXEC, MAP_PRIVATE|MAP_FIXED|MAP_DENYWRITE, 3, 0x2000) = 0x7f9e6cb4d000</text:p>
      <text:p text:style-name="P37">mmap(0x7f9e6cb51000, 102400, PROT_READ, MAP_PRIVATE|MAP_FIXED|MAP_DENYWRITE, 3, 0x6000) = 0x7f9e6cb51000</text:p>
      <text:p text:style-name="P37">mmap(0x7f9e6cb6a000, 8192, PROT_READ|PROT_WRITE, MAP_PRIVATE|MAP_FIXED|MAP_DENYWRITE, 3, 0x1e000) = 0x7f9e6cb6a000</text:p>
      <text:p text:style-name="P37"><text:soft-page-break/>close(3) <text:s text:c="31"/>= 0</text:p>
      <text:p text:style-name="P37">openat(AT_FDCWD, "/usr/local/lib/libunistring.so.2", O_RDONLY|O_CLOEXEC) = -1 ENOENT (Нет такого файла или каталога)</text:p>
      <text:p text:style-name="P37">openat(AT_FDCWD, "tls/haswell/x86_64/libunistring.so.2", O_RDONLY|O_CLOEXEC) = -1 ENOENT (Нет такого файла или каталога)</text:p>
      <text:p text:style-name="P37">openat(AT_FDCWD, "tls/haswell/libunistring.so.2", O_RDONLY|O_CLOEXEC) = -1 ENOENT (Нет такого файла или каталога)</text:p>
      <text:p text:style-name="P37">openat(AT_FDCWD, "tls/x86_64/libunistring.so.2", O_RDONLY|O_CLOEXEC) = -1 ENOENT (Нет такого файла или каталога)</text:p>
      <text:p text:style-name="P37">openat(AT_FDCWD, "tls/libunistring.so.2", O_RDONLY|O_CLOEXEC) = -1 ENOENT (Нет такого файла или каталога)</text:p>
      <text:p text:style-name="P37">openat(AT_FDCWD, "haswell/x86_64/libunistring.so.2", O_RDONLY|O_CLOEXEC) = -1 ENOENT (Нет такого файла или каталога)</text:p>
      <text:p text:style-name="P37">openat(AT_FDCWD, "haswell/libunistring.so.2", O_RDONLY|O_CLOEXEC) = -1 ENOENT (Нет такого файла или каталога)</text:p>
      <text:p text:style-name="P37">openat(AT_FDCWD, "x86_64/libunistring.so.2", O_RDONLY|O_CLOEXEC) = -1 ENOENT (Нет такого файла или каталога)</text:p>
      <text:p text:style-name="P37">openat(AT_FDCWD, "libunistring.so.2", O_RDONLY|O_CLOEXEC) = -1 ENOENT (Нет такого файла или каталога)</text:p>
      <text:p text:style-name="P37">openat(AT_FDCWD, "/usr/local/lib/libunistring.so.2", O_RDONLY|O_CLOEXEC) = -1 ENOENT (Нет такого файла или каталога)</text:p>
      <text:p text:style-name="P37">openat(AT_FDCWD, "/usr/lib/libunistring.so.2", O_RDONLY|O_CLOEXEC) = 3</text:p>
      <text:p text:style-name="P37">read(3, "\177ELF\2\1\1\0\0\0\0\0\0\0\0\0\3\0&gt;\0\1\0\0\0 \20\1\0\0\0\0\0"..., 832) = 832</text:p>
      <text:p text:style-name="P37">fstat(3, {st_mode=S_IFREG|0755, st_size=1574712, ...}) = 0</text:p>
      <text:p text:style-name="P37">mmap(NULL, 1579272, PROT_READ, MAP_PRIVATE|MAP_DENYWRITE, 3, 0) = 0x7f9e6c9c9000</text:p>
      <text:p text:style-name="P37">mmap(0x7f9e6c9da000, 217088, PROT_READ|PROT_EXEC, MAP_PRIVATE|MAP_FIXED|MAP_DENYWRITE, 3, 0x11000) = 0x7f9e6c9da000</text:p>
      <text:p text:style-name="P37">mmap(0x7f9e6ca0f000, 1273856, PROT_READ, MAP_PRIVATE|MAP_FIXED|MAP_DENYWRITE, 3, 0x46000) = 0x7f9e6ca0f000</text:p>
      <text:p text:style-name="P37">mmap(0x7f9e6cb46000, 20480, PROT_READ|PROT_WRITE, MAP_PRIVATE|MAP_FIXED|MAP_DENYWRITE, 3, 0x17c000) = 0x7f9e6cb46000</text:p>
      <text:p text:style-name="P37">close(3) <text:s text:c="31"/>= 0</text:p>
      <text:p text:style-name="P37">openat(AT_FDCWD, "/usr/local/lib/libtasn1.so.6", O_RDONLY|O_CLOEXEC) = -1 ENOENT (Нет такого файла или каталога)</text:p>
      <text:p text:style-name="P37">openat(AT_FDCWD, "tls/haswell/x86_64/libtasn1.so.6", O_RDONLY|O_CLOEXEC) = -1 ENOENT (Нет такого файла или каталога)</text:p>
      <text:p text:style-name="P37">openat(AT_FDCWD, "tls/haswell/libtasn1.so.6", O_RDONLY|O_CLOEXEC) = -1 ENOENT (Нет такого файла или каталога)</text:p>
      <text:p text:style-name="P37">openat(AT_FDCWD, "tls/x86_64/libtasn1.so.6", O_RDONLY|O_CLOEXEC) = -1 ENOENT (Нет такого файла или каталога)</text:p>
      <text:p text:style-name="P37">openat(AT_FDCWD, "tls/libtasn1.so.6", O_RDONLY|O_CLOEXEC) = -1 ENOENT (Нет такого файла или каталога)</text:p>
      <text:p text:style-name="P37">openat(AT_FDCWD, "haswell/x86_64/libtasn1.so.6", O_RDONLY|O_CLOEXEC) = -1 ENOENT (Нет такого файла или каталога)</text:p>
      <text:p text:style-name="P37">openat(AT_FDCWD, "haswell/libtasn1.so.6", O_RDONLY|O_CLOEXEC) = -1 ENOENT (Нет такого файла или каталога)</text:p>
      <text:p text:style-name="P37">openat(AT_FDCWD, "x86_64/libtasn1.so.6", O_RDONLY|O_CLOEXEC) = -1 ENOENT (Нет такого файла или каталога)</text:p>
      <text:p text:style-name="P37">openat(AT_FDCWD, "libtasn1.so.6", O_RDONLY|O_CLOEXEC) = -1 ENOENT (Нет такого файла или каталога)</text:p>
      <text:p text:style-name="P37">openat(AT_FDCWD, "/usr/local/lib/libtasn1.so.6", O_RDONLY|O_CLOEXEC) = -1 ENOENT (Нет такого файла или каталога)</text:p>
      <text:p text:style-name="P37">openat(AT_FDCWD, "/usr/lib/libtasn1.so.6", O_RDONLY|O_CLOEXEC) = 3</text:p>
      <text:p text:style-name="P37">read(3, "\177ELF\2\1\1\0\0\0\0\0\0\0\0\0\3\0&gt;\0\1\0\0\0 0\0\0\0\0\0\0"..., 832) = 832</text:p>
      <text:p text:style-name="P37">fstat(3, {st_mode=S_IFREG|0755, st_size=83720, ...}) = 0</text:p>
      <text:p text:style-name="P37"><text:soft-page-break/>mmap(NULL, 86568, PROT_READ, MAP_PRIVATE|MAP_DENYWRITE, 3, 0) = 0x7f9e6c9b3000</text:p>
      <text:p text:style-name="P37">mprotect(0x7f9e6c9b6000, 69632, PROT_NONE) = 0</text:p>
      <text:p text:style-name="P37">mmap(0x7f9e6c9b6000, 49152, PROT_READ|PROT_EXEC, MAP_PRIVATE|MAP_FIXED|MAP_DENYWRITE, 3, 0x3000) = 0x7f9e6c9b6000</text:p>
      <text:p text:style-name="P37">mmap(0x7f9e6c9c2000, 16384, PROT_READ, MAP_PRIVATE|MAP_FIXED|MAP_DENYWRITE, 3, 0xf000) = 0x7f9e6c9c2000</text:p>
      <text:p text:style-name="P37">mmap(0x7f9e6c9c7000, 8192, PROT_READ|PROT_WRITE, MAP_PRIVATE|MAP_FIXED|MAP_DENYWRITE, 3, 0x13000) = 0x7f9e6c9c7000</text:p>
      <text:p text:style-name="P37">close(3) <text:s text:c="31"/>= 0</text:p>
      <text:p text:style-name="P37">openat(AT_FDCWD, "/usr/local/lib/libnettle.so.8", O_RDONLY|O_CLOEXEC) = -1 ENOENT (Нет такого файла или каталога)</text:p>
      <text:p text:style-name="P37">openat(AT_FDCWD, "tls/haswell/x86_64/libnettle.so.8", O_RDONLY|O_CLOEXEC) = -1 ENOENT (Нет такого файла или каталога)</text:p>
      <text:p text:style-name="P37">openat(AT_FDCWD, "tls/haswell/libnettle.so.8", O_RDONLY|O_CLOEXEC) = -1 ENOENT (Нет такого файла или каталога)</text:p>
      <text:p text:style-name="P37">openat(AT_FDCWD, "tls/x86_64/libnettle.so.8", O_RDONLY|O_CLOEXEC) = -1 ENOENT (Нет такого файла или каталога)</text:p>
      <text:p text:style-name="P37">openat(AT_FDCWD, "tls/libnettle.so.8", O_RDONLY|O_CLOEXEC) = -1 ENOENT (Нет такого файла или каталога)</text:p>
      <text:p text:style-name="P37">openat(AT_FDCWD, "haswell/x86_64/libnettle.so.8", O_RDONLY|O_CLOEXEC) = -1 ENOENT (Нет такого файла или каталога)</text:p>
      <text:p text:style-name="P37">openat(AT_FDCWD, "haswell/libnettle.so.8", O_RDONLY|O_CLOEXEC) = -1 ENOENT (Нет такого файла или каталога)</text:p>
      <text:p text:style-name="P37">openat(AT_FDCWD, "x86_64/libnettle.so.8", O_RDONLY|O_CLOEXEC) = -1 ENOENT (Нет такого файла или каталога)</text:p>
      <text:p text:style-name="P37">openat(AT_FDCWD, "libnettle.so.8", O_RDONLY|O_CLOEXEC) = -1 ENOENT (Нет такого файла или каталога)</text:p>
      <text:p text:style-name="P37">openat(AT_FDCWD, "/usr/local/lib/libnettle.so.8", O_RDONLY|O_CLOEXEC) = -1 ENOENT (Нет такого файла или каталога)</text:p>
      <text:p text:style-name="P37">openat(AT_FDCWD, "/usr/lib/libnettle.so.8", O_RDONLY|O_CLOEXEC) = 3</text:p>
      <text:p text:style-name="P37">read(3, "\177ELF\2\1\1\0\0\0\0\0\0\0\0\0\3\0&gt;\0\1\0\0\0 \300\0\0\0\0\0\0"..., 832) = 832</text:p>
      <text:p text:style-name="P37">fstat(3, {st_mode=S_IFREG|0644, st_size=288552, ...}) = 0</text:p>
      <text:p text:style-name="P37">mmap(NULL, 290872, PROT_READ, MAP_PRIVATE|MAP_DENYWRITE, 3, 0) = 0x7f9e6c96b000</text:p>
      <text:p text:style-name="P37">mprotect(0x7f9e6c977000, 233472, PROT_NONE) = 0</text:p>
      <text:p text:style-name="P37">mmap(0x7f9e6c977000, 139264, PROT_READ|PROT_EXEC, MAP_PRIVATE|MAP_FIXED|MAP_DENYWRITE, 3, 0xc000) = 0x7f9e6c977000</text:p>
      <text:p text:style-name="P37">mmap(0x7f9e6c999000, 90112, PROT_READ, MAP_PRIVATE|MAP_FIXED|MAP_DENYWRITE, 3, 0x2e000) = 0x7f9e6c999000</text:p>
      <text:p text:style-name="P37">mmap(0x7f9e6c9b0000, 12288, PROT_READ|PROT_WRITE, MAP_PRIVATE|MAP_FIXED|MAP_DENYWRITE, 3, 0x44000) = 0x7f9e6c9b0000</text:p>
      <text:p text:style-name="P37">close(3) <text:s text:c="31"/>= 0</text:p>
      <text:p text:style-name="P37">openat(AT_FDCWD, "/usr/local/lib/libhogweed.so.6", O_RDONLY|O_CLOEXEC) = -1 ENOENT (Нет такого файла или каталога)</text:p>
      <text:p text:style-name="P37">openat(AT_FDCWD, "tls/haswell/x86_64/libhogweed.so.6", O_RDONLY|O_CLOEXEC) = -1 ENOENT (Нет такого файла или каталога)</text:p>
      <text:p text:style-name="P37">openat(AT_FDCWD, "tls/haswell/libhogweed.so.6", O_RDONLY|O_CLOEXEC) = -1 ENOENT (Нет такого файла или каталога)</text:p>
      <text:p text:style-name="P37">openat(AT_FDCWD, "tls/x86_64/libhogweed.so.6", O_RDONLY|O_CLOEXEC) = -1 ENOENT (Нет такого файла или каталога)</text:p>
      <text:p text:style-name="P37">openat(AT_FDCWD, "tls/libhogweed.so.6", O_RDONLY|O_CLOEXEC) = -1 ENOENT (Нет такого файла или каталога)</text:p>
      <text:p text:style-name="P37">openat(AT_FDCWD, "haswell/x86_64/libhogweed.so.6", O_RDONLY|O_CLOEXEC) = -1 ENOENT (Нет такого файла или каталога)</text:p>
      <text:p text:style-name="P37">openat(AT_FDCWD, "haswell/libhogweed.so.6", O_RDONLY|O_CLOEXEC) = -1 ENOENT (Нет такого файла или каталога)</text:p>
      <text:p text:style-name="P37"><text:soft-page-break/>openat(AT_FDCWD, "x86_64/libhogweed.so.6", O_RDONLY|O_CLOEXEC) = -1 ENOENT (Нет такого файла или каталога)</text:p>
      <text:p text:style-name="P37">openat(AT_FDCWD, "libhogweed.so.6", O_RDONLY|O_CLOEXEC) = -1 ENOENT (Нет такого файла или каталога)</text:p>
      <text:p text:style-name="P37">openat(AT_FDCWD, "/usr/local/lib/libhogweed.so.6", O_RDONLY|O_CLOEXEC) = -1 ENOENT (Нет такого файла или каталога)</text:p>
      <text:p text:style-name="P37">openat(AT_FDCWD, "/usr/lib/libhogweed.so.6", O_RDONLY|O_CLOEXEC) = 3</text:p>
      <text:p text:style-name="P37">read(3, "\177ELF\2\1\1\0\0\0\0\0\0\0\0\0\3\0&gt;\0\1\0\0\0 \220\0\0\0\0\0\0"..., 832) = 832</text:p>
      <text:p text:style-name="P37">fstat(3, {st_mode=S_IFREG|0644, st_size=292608, ...}) = 0</text:p>
      <text:p text:style-name="P37">mmap(NULL, 294928, PROT_READ, MAP_PRIVATE|MAP_DENYWRITE, 3, 0) = 0x7f9e6c922000</text:p>
      <text:p text:style-name="P37">mmap(0x7f9e6c92b000, 77824, PROT_READ|PROT_EXEC, MAP_PRIVATE|MAP_FIXED|MAP_DENYWRITE, 3, 0x9000) = 0x7f9e6c92b000</text:p>
      <text:p text:style-name="P37">mmap(0x7f9e6c93e000, 172032, PROT_READ, MAP_PRIVATE|MAP_FIXED|MAP_DENYWRITE, 3, 0x1c000) = 0x7f9e6c93e000</text:p>
      <text:p text:style-name="P37">mmap(0x7f9e6c968000, 12288, PROT_READ|PROT_WRITE, MAP_PRIVATE|MAP_FIXED|MAP_DENYWRITE, 3, 0x45000) = 0x7f9e6c968000</text:p>
      <text:p text:style-name="P37">close(3) <text:s text:c="31"/>= 0</text:p>
      <text:p text:style-name="P37">openat(AT_FDCWD, "/usr/local/lib/libgmp.so.10", O_RDONLY|O_CLOEXEC) = -1 ENOENT (Нет такого файла или каталога)</text:p>
      <text:p text:style-name="P37">openat(AT_FDCWD, "tls/haswell/x86_64/libgmp.so.10", O_RDONLY|O_CLOEXEC) = -1 ENOENT (Нет такого файла или каталога)</text:p>
      <text:p text:style-name="P37">openat(AT_FDCWD, "tls/haswell/libgmp.so.10", O_RDONLY|O_CLOEXEC) = -1 ENOENT (Нет такого файла или каталога)</text:p>
      <text:p text:style-name="P37">openat(AT_FDCWD, "tls/x86_64/libgmp.so.10", O_RDONLY|O_CLOEXEC) = -1 ENOENT (Нет такого файла или каталога)</text:p>
      <text:p text:style-name="P37">openat(AT_FDCWD, "tls/libgmp.so.10", O_RDONLY|O_CLOEXEC) = -1 ENOENT (Нет такого файла или каталога)</text:p>
      <text:p text:style-name="P37">openat(AT_FDCWD, "haswell/x86_64/libgmp.so.10", O_RDONLY|O_CLOEXEC) = -1 ENOENT (Нет такого файла или каталога)</text:p>
      <text:p text:style-name="P37">openat(AT_FDCWD, "haswell/libgmp.so.10", O_RDONLY|O_CLOEXEC) = -1 ENOENT (Нет такого файла или каталога)</text:p>
      <text:p text:style-name="P37">openat(AT_FDCWD, "x86_64/libgmp.so.10", O_RDONLY|O_CLOEXEC) = -1 ENOENT (Нет такого файла или каталога)</text:p>
      <text:p text:style-name="P37">openat(AT_FDCWD, "libgmp.so.10", O_RDONLY|O_CLOEXEC) = -1 ENOENT (Нет такого файла или каталога)</text:p>
      <text:p text:style-name="P37">openat(AT_FDCWD, "/usr/local/lib/libgmp.so.10", O_RDONLY|O_CLOEXEC) = -1 ENOENT (Нет такого файла или каталога)</text:p>
      <text:p text:style-name="P37">openat(AT_FDCWD, "/usr/lib/libgmp.so.10", O_RDONLY|O_CLOEXEC) = 3</text:p>
      <text:p text:style-name="P37">read(3, "\177ELF\2\1\1\0\0\0\0\0\0\0\0\0\3\0&gt;\0\1\0\0\0\200\20\1\0\0\0\0\0"..., 832) = 832</text:p>
      <text:p text:style-name="P37">fstat(3, {st_mode=S_IFREG|0755, st_size=649512, ...}) = 0</text:p>
      <text:p text:style-name="P37">mmap(NULL, 8192, PROT_READ|PROT_WRITE, MAP_PRIVATE|MAP_ANONYMOUS, -1, 0) = 0x7f9e6c920000</text:p>
      <text:p text:style-name="P37">mmap(NULL, 651784, PROT_READ, MAP_PRIVATE|MAP_DENYWRITE, 3, 0) = 0x7f9e6c880000</text:p>
      <text:p text:style-name="P37">mprotect(0x7f9e6c891000, 573440, PROT_NONE) = 0</text:p>
      <text:p text:style-name="P37">mmap(0x7f9e6c891000, 475136, PROT_READ|PROT_EXEC, MAP_PRIVATE|MAP_FIXED|MAP_DENYWRITE, 3, 0x11000) = 0x7f9e6c891000</text:p>
      <text:p text:style-name="P37">mmap(0x7f9e6c905000, 94208, PROT_READ, MAP_PRIVATE|MAP_FIXED|MAP_DENYWRITE, 3, 0x85000) = 0x7f9e6c905000</text:p>
      <text:p text:style-name="P37">mmap(0x7f9e6c91d000, 12288, PROT_READ|PROT_WRITE, MAP_PRIVATE|MAP_FIXED|MAP_DENYWRITE, 3, 0x9c000) = 0x7f9e6c91d000</text:p>
      <text:p text:style-name="P37">close(3) <text:s text:c="31"/>= 0</text:p>
      <text:p text:style-name="P37">openat(AT_FDCWD, "/usr/local/lib/libffi.so.7", O_RDONLY|O_CLOEXEC) = -1 ENOENT (Нет такого файла или каталога)</text:p>
      <text:p text:style-name="P37">openat(AT_FDCWD, "tls/haswell/x86_64/libffi.so.7", O_RDONLY|O_CLOEXEC) = -1 ENOENT (Нет такого файла или каталога)</text:p>
      <text:p text:style-name="P37"><text:soft-page-break/>openat(AT_FDCWD, "tls/haswell/libffi.so.7", O_RDONLY|O_CLOEXEC) = -1 ENOENT (Нет такого файла или каталога)</text:p>
      <text:p text:style-name="P37">openat(AT_FDCWD, "tls/x86_64/libffi.so.7", O_RDONLY|O_CLOEXEC) = -1 ENOENT (Нет такого файла или каталога)</text:p>
      <text:p text:style-name="P37">openat(AT_FDCWD, "tls/libffi.so.7", O_RDONLY|O_CLOEXEC) = -1 ENOENT (Нет такого файла или каталога)</text:p>
      <text:p text:style-name="P37">openat(AT_FDCWD, "haswell/x86_64/libffi.so.7", O_RDONLY|O_CLOEXEC) = -1 ENOENT (Нет такого файла или каталога)</text:p>
      <text:p text:style-name="P37">openat(AT_FDCWD, "haswell/libffi.so.7", O_RDONLY|O_CLOEXEC) = -1 ENOENT (Нет такого файла или каталога)</text:p>
      <text:p text:style-name="P37">openat(AT_FDCWD, "x86_64/libffi.so.7", O_RDONLY|O_CLOEXEC) = -1 ENOENT (Нет такого файла или каталога)</text:p>
      <text:p text:style-name="P37">openat(AT_FDCWD, "libffi.so.7", O_RDONLY|O_CLOEXEC) = -1 ENOENT (Нет такого файла или каталога)</text:p>
      <text:p text:style-name="P37">openat(AT_FDCWD, "/usr/local/lib/libffi.so.7", O_RDONLY|O_CLOEXEC) = -1 ENOENT (Нет такого файла или каталога)</text:p>
      <text:p text:style-name="P37">openat(AT_FDCWD, "/usr/lib/libffi.so.7", O_RDONLY|O_CLOEXEC) = 3</text:p>
      <text:p text:style-name="P37">read(3, "\177ELF\2\1\1\0\0\0\0\0\0\0\0\0\3\0&gt;\0\1\0\0\0@ \0\0\0\0\0\0"..., 832) = 832</text:p>
      <text:p text:style-name="P37">fstat(3, {st_mode=S_IFREG|0755, st_size=42960, ...}) = 0</text:p>
      <text:p text:style-name="P37">mmap(NULL, 46376, PROT_READ, MAP_PRIVATE|MAP_DENYWRITE, 3, 0) = 0x7f9e6c874000</text:p>
      <text:p text:style-name="P37">mmap(0x7f9e6c876000, 24576, PROT_READ|PROT_EXEC, MAP_PRIVATE|MAP_FIXED|MAP_DENYWRITE, 3, 0x2000) = 0x7f9e6c876000</text:p>
      <text:p text:style-name="P37">mmap(0x7f9e6c87c000, 8192, PROT_READ, MAP_PRIVATE|MAP_FIXED|MAP_DENYWRITE, 3, 0x8000) = 0x7f9e6c87c000</text:p>
      <text:p text:style-name="P37">mmap(0x7f9e6c87e000, 8192, PROT_READ|PROT_WRITE, MAP_PRIVATE|MAP_FIXED|MAP_DENYWRITE, 3, 0x9000) = 0x7f9e6c87e000</text:p>
      <text:p text:style-name="P37">close(3) <text:s text:c="31"/>= 0</text:p>
      <text:p text:style-name="P37">openat(AT_FDCWD, "/usr/local/lib/libdl.so.2", O_RDONLY|O_CLOEXEC) = -1 ENOENT (Нет такого файла или каталога)</text:p>
      <text:p text:style-name="P37">openat(AT_FDCWD, "tls/haswell/x86_64/libdl.so.2", O_RDONLY|O_CLOEXEC) = -1 ENOENT (Нет такого файла или каталога)</text:p>
      <text:p text:style-name="P37">openat(AT_FDCWD, "tls/haswell/libdl.so.2", O_RDONLY|O_CLOEXEC) = -1 ENOENT (Нет такого файла или каталога)</text:p>
      <text:p text:style-name="P37">openat(AT_FDCWD, "tls/x86_64/libdl.so.2", O_RDONLY|O_CLOEXEC) = -1 ENOENT (Нет такого файла или каталога)</text:p>
      <text:p text:style-name="P37">openat(AT_FDCWD, "tls/libdl.so.2", O_RDONLY|O_CLOEXEC) = -1 ENOENT (Нет такого файла или каталога)</text:p>
      <text:p text:style-name="P37">openat(AT_FDCWD, "haswell/x86_64/libdl.so.2", O_RDONLY|O_CLOEXEC) = -1 ENOENT (Нет такого файла или каталога)</text:p>
      <text:p text:style-name="P37">openat(AT_FDCWD, "haswell/libdl.so.2", O_RDONLY|O_CLOEXEC) = -1 ENOENT (Нет такого файла или каталога)</text:p>
      <text:p text:style-name="P37">openat(AT_FDCWD, "x86_64/libdl.so.2", O_RDONLY|O_CLOEXEC) = -1 ENOENT (Нет такого файла или каталога)</text:p>
      <text:p text:style-name="P37">openat(AT_FDCWD, "libdl.so.2", O_RDONLY|O_CLOEXEC) = -1 ENOENT (Нет такого файла или каталога)</text:p>
      <text:p text:style-name="P37">openat(AT_FDCWD, "/usr/local/lib/libdl.so.2", O_RDONLY|O_CLOEXEC) = -1 ENOENT (Нет такого файла или каталога)</text:p>
      <text:p text:style-name="P37">openat(AT_FDCWD, "/usr/lib/libdl.so.2", O_RDONLY|O_CLOEXEC) = 3</text:p>
      <text:p text:style-name="P37">read(3, "\177ELF\2\1\1\0\0\0\0\0\0\0\0\0\3\0&gt;\0\1\0\0\0\20\22\0\0\0\0\0\0"..., 832) = 832</text:p>
      <text:p text:style-name="P37">fstat(3, {st_mode=S_IFREG|0755, st_size=18608, ...}) = 0</text:p>
      <text:p text:style-name="P37">mmap(NULL, 20624, PROT_READ, MAP_PRIVATE|MAP_DENYWRITE, 3, 0) = 0x7f9e6c86e000</text:p>
      <text:p text:style-name="P37">mmap(0x7f9e6c86f000, 8192, PROT_READ|PROT_EXEC, MAP_PRIVATE|MAP_FIXED|MAP_DENYWRITE, 3, 0x1000) = 0x7f9e6c86f000</text:p>
      <text:p text:style-name="P37">mmap(0x7f9e6c871000, 4096, PROT_READ, MAP_PRIVATE|MAP_FIXED|MAP_DENYWRITE, 3, 0x3000) = 0x7f9e6c871000</text:p>
      <text:p text:style-name="P37">mmap(0x7f9e6c872000, 8192, PROT_READ|PROT_WRITE, MAP_PRIVATE|MAP_FIXED|MAP_DENYWRITE, 3, 0x3000) = 0x7f9e6c872000</text:p>
      <text:p text:style-name="P37"><text:soft-page-break/>close(3) <text:s text:c="31"/>= 0</text:p>
      <text:p text:style-name="P37">mmap(NULL, 8192, PROT_READ|PROT_WRITE, MAP_PRIVATE|MAP_ANONYMOUS, -1, 0) = 0x7f9e6c86c000</text:p>
      <text:p text:style-name="P37">mmap(NULL, 8192, PROT_READ|PROT_WRITE, MAP_PRIVATE|MAP_ANONYMOUS, -1, 0) = 0x7f9e6c86a000</text:p>
      <text:p text:style-name="P37">arch_prctl(ARCH_SET_FS, 0x7f9e6c86b040) = 0</text:p>
      <text:p text:style-name="P37">mprotect(0x7f9e6ce7c000, 12288, PROT_READ) = 0</text:p>
      <text:p text:style-name="P37">mprotect(0x7f9e6c872000, 4096, PROT_READ) = 0</text:p>
      <text:p text:style-name="P37">mprotect(0x7f9e6c87e000, 4096, PROT_READ) = 0</text:p>
      <text:p text:style-name="P37">mprotect(0x7f9e6c91d000, 8192, PROT_READ) = 0</text:p>
      <text:p text:style-name="P37">mprotect(0x7f9e6c9b0000, 8192, PROT_READ) = 0</text:p>
      <text:p text:style-name="P37">mprotect(0x7f9e6c968000, 8192, PROT_READ) = 0</text:p>
      <text:p text:style-name="P37">mprotect(0x7f9e6c9c7000, 4096, PROT_READ) = 0</text:p>
      <text:p text:style-name="P37">mprotect(0x7f9e6cb46000, 16384, PROT_READ) = 0</text:p>
      <text:p text:style-name="P37">mprotect(0x7f9e6cb6a000, 4096, PROT_READ) = 0</text:p>
      <text:p text:style-name="P37">mprotect(0x7f9e6cc8d000, 40960, PROT_READ) = 0</text:p>
      <text:p text:style-name="P37">mprotect(0x7f9e6ccbb000, 4096, PROT_READ) = 0</text:p>
      <text:p text:style-name="P37">mprotect(0x7f9e6ce9e000, 4096, PROT_READ) = 0</text:p>
      <text:p text:style-name="P37">mprotect(0x7f9e6cfe4000, 4096, PROT_READ) = 0</text:p>
      <text:p text:style-name="P37">mmap(NULL, 8192, PROT_READ|PROT_WRITE, MAP_PRIVATE|MAP_ANONYMOUS, -1, 0) = 0x7f9e6c868000</text:p>
      <text:p text:style-name="P37">mprotect(0x7f9e6d1b2000, 53248, PROT_READ) = 0</text:p>
      <text:p text:style-name="P37">mprotect(0x7f9e6d556000, 4096, PROT_READ) = 0</text:p>
      <text:p text:style-name="P37">mprotect(0x7f9e6d1cc000, 4096, PROT_READ) = 0</text:p>
      <text:p text:style-name="P37">mprotect(0x7f9e6d228000, 4096, PROT_READ) = 0</text:p>
      <text:p text:style-name="P37">mprotect(0x7f9e6d241000, 4096, PROT_READ) = 0</text:p>
      <text:p text:style-name="P37">mprotect(0x7f9e6d432000, 69632, PROT_READ) = 0</text:p>
      <text:p text:style-name="P37">mprotect(0x7f9e6d52f000, 32768, PROT_READ) = 0</text:p>
      <text:p text:style-name="P37">mprotect(0x7f9e6d86a000, 53248, PROT_READ) = 0</text:p>
      <text:p text:style-name="P37">mprotect(0x5634212f0000, 4096, PROT_READ) = 0</text:p>
      <text:p text:style-name="P37">mprotect(0x7f9e6d8f9000, 4096, PROT_READ) = 0</text:p>
      <text:p text:style-name="P37">munmap(0x7f9e6d87c000, 329160) <text:s text:c="9"/>= 0</text:p>
      <text:p text:style-name="P37">set_tid_address(0x7f9e6c86b310) <text:s text:c="8"/>= 875700</text:p>
      <text:p text:style-name="P37">set_robust_list(0x7f9e6c86b320, 24) <text:s text:c="4"/>= 0</text:p>
      <text:p text:style-name="P37">rt_sigaction(SIGRTMIN, {sa_handler=0x7f9e6d541b90, sa_mask=[], sa_flags=SA_RESTORER|SA_SIGINFO, sa_restorer=0x7f9e6d54e0f0}, NULL, 8) = 0</text:p>
      <text:p text:style-name="P37">rt_sigaction(SIGRT_1, {sa_handler=0x7f9e6d541c30, sa_mask=[], sa_flags=SA_RESTORER|SA_RESTART|SA_SIGINFO, sa_restorer=0x7f9e6d54e0f0}, NULL, 8) = 0</text:p>
      <text:p text:style-name="P37">rt_sigprocmask(SIG_UNBLOCK, [RTMIN RT_1], NULL, 8) = 0</text:p>
      <text:p text:style-name="P37">prlimit64(0, RLIMIT_STACK, NULL, {rlim_cur=8192*1024, rlim_max=RLIM64_INFINITY}) = 0</text:p>
      <text:p text:style-name="P37">brk(NULL) <text:s text:c="30"/>= 0x563423041000</text:p>
      <text:p text:style-name="P37">brk(0x563423062000) <text:s text:c="20"/>= 0x563423062000</text:p>
      <text:p text:style-name="P37">brk(0x563423083000) <text:s text:c="20"/>= 0x563423083000</text:p>
      <text:p text:style-name="P37">getrandom("\x9b", 1, GRND_NONBLOCK) <text:s text:c="4"/>= 1</text:p>
      <text:p text:style-name="P37">stat("/etc/gnutls/config", 0x7fff90bae1c0) = -1 ENOENT (Нет такого файла или каталога)</text:p>
      <text:p text:style-name="P37">futex(0x7f9e6d1c06bc, FUTEX_WAKE_PRIVATE, 2147483647) = 0</text:p>
      <text:p text:style-name="P37">futex(0x7f9e6d1c06c8, FUTEX_WAKE_PRIVATE, 2147483647) = 0</text:p>
      <text:p text:style-name="P37">readlink("/proc/self/exe", "/home/sakost/university/2 course"..., 4096) = 69</text:p>
      <text:p text:style-name="P37">eventfd2(0, EFD_CLOEXEC) <text:s text:c="15"/>= 3</text:p>
      <text:p text:style-name="P37">fcntl(3, F_GETFL) <text:s text:c="22"/>= 0x2 (flags O_RDWR)</text:p>
      <text:p text:style-name="P37">fcntl(3, F_SETFL, O_RDWR|O_NONBLOCK) <text:s text:c="3"/>= 0</text:p>
      <text:p text:style-name="P37">fcntl(3, F_GETFL) <text:s text:c="22"/>= 0x802 (flags O_RDWR|O_NONBLOCK)</text:p>
      <text:p text:style-name="P37">fcntl(3, F_SETFL, O_RDWR|O_NONBLOCK) <text:s text:c="3"/>= 0</text:p>
      <text:p text:style-name="P37">getpid() <text:s text:c="31"/>= 875700</text:p>
      <text:p text:style-name="P37">getpid() <text:s text:c="31"/>= 875700</text:p>
      <text:p text:style-name="P37"><text:soft-page-break/>getrandom("\x13\x41\x12\x1d\x28\x44\x1a\x67\x26\x15\x10\x44\x95\xa4\xfb\xa7", 16, 0) = 16</text:p>
      <text:p text:style-name="P37">getrandom("\x85\x62\xed\x35\xa3\x0f\xea\xe7\x9c\x4d\x28\xcd\x78\x5b\x0e\xbb", 16, 0) = 16</text:p>
      <text:p text:style-name="P37">fstat(1, {st_mode=S_IFCHR|0620, st_rdev=makedev(0x88, 0x1), ...}) = 0</text:p>
      <text:p text:style-name="P37">write(1, "Using 0MQ version 4.3.4\n", 24Using 0MQ version 4.3.4</text:p>
      <text:p text:style-name="P37">) = 24</text:p>
      <text:p text:style-name="P37">write(1, "Using Protobuf version 3.12.4\n", 30Using Protobuf version 3.12.4</text:p>
      <text:p text:style-name="P37">) = 30</text:p>
      <text:p text:style-name="P37">eventfd2(0, EFD_CLOEXEC) <text:s text:c="15"/>= 4</text:p>
      <text:p text:style-name="P37">fcntl(4, F_GETFL) <text:s text:c="22"/>= 0x2 (flags O_RDWR)</text:p>
      <text:p text:style-name="P37">fcntl(4, F_SETFL, O_RDWR|O_NONBLOCK) <text:s text:c="3"/>= 0</text:p>
      <text:p text:style-name="P37">fcntl(4, F_GETFL) <text:s text:c="22"/>= 0x802 (flags O_RDWR|O_NONBLOCK)</text:p>
      <text:p text:style-name="P37">fcntl(4, F_SETFL, O_RDWR|O_NONBLOCK) <text:s text:c="3"/>= 0</text:p>
      <text:p text:style-name="P37">getpid() <text:s text:c="31"/>= 875700</text:p>
      <text:p text:style-name="P37">epoll_create1(EPOLL_CLOEXEC) <text:s text:c="11"/>= 5</text:p>
      <text:p text:style-name="P37">epoll_ctl(5, EPOLL_CTL_ADD, 4, {0, {u32=587543984, u64=94781925832112}}) = 0</text:p>
      <text:p text:style-name="P37">epoll_ctl(5, EPOLL_CTL_MOD, 4, {EPOLLIN, {u32=587543984, u64=94781925832112}}) = 0</text:p>
      <text:p text:style-name="P37">getpid() <text:s text:c="31"/>= 875700</text:p>
      <text:p text:style-name="P37">mmap(NULL, 8392704, PROT_NONE, MAP_PRIVATE|MAP_ANONYMOUS|MAP_STACK, -1, 0) = 0x7f9e6c067000</text:p>
      <text:p text:style-name="P37">mprotect(0x7f9e6c068000, 8388608, PROT_READ|PROT_WRITE) = 0</text:p>
      <text:p text:style-name="P37">rt_sigprocmask(SIG_BLOCK, ~[], [], 8) <text:s text:c="2"/>= 0</text:p>
      <text:p text:style-name="P37">clone(child_stack=0x7f9e6c866a70, flags=CLONE_VM|CLONE_FS|CLONE_FILES|CLONE_SIGHAND|CLONE_THREAD|CLONE_SYSVSEM|CLONE_SETTLS|CLONE_PARENT_SETTID|CLONE_CHILD_CLEARTID, parent_tid=[875701], tls=0x7f9e6c867640, child_tidptr=0x7f9e6c867910) = 875701</text:p>
      <text:p text:style-name="P37">rt_sigprocmask(SIG_SETMASK, [], NULL, 8) = 0</text:p>
      <text:p text:style-name="P37">eventfd2(0, EFD_CLOEXEC) <text:s text:c="15"/>= 6</text:p>
      <text:p text:style-name="P37">fcntl(6, F_GETFL) <text:s text:c="22"/>= 0x2 (flags O_RDWR)</text:p>
      <text:p text:style-name="P37">fcntl(6, F_SETFL, O_RDWR|O_NONBLOCK) <text:s text:c="3"/>= 0</text:p>
      <text:p text:style-name="P37">fcntl(6, F_GETFL) <text:s text:c="22"/>= 0x802 (flags O_RDWR|O_NONBLOCK)</text:p>
      <text:p text:style-name="P37">fcntl(6, F_SETFL, O_RDWR|O_NONBLOCK) <text:s text:c="3"/>= 0</text:p>
      <text:p text:style-name="P37">getpid() <text:s text:c="31"/>= 875700</text:p>
      <text:p text:style-name="P37">epoll_create1(EPOLL_CLOEXEC) <text:s text:c="11"/>= 7</text:p>
      <text:p text:style-name="P37">epoll_ctl(7, EPOLL_CTL_ADD, 6, {0, {u32=587544176, u64=94781925832304}}) = 0</text:p>
      <text:p text:style-name="P37">epoll_ctl(7, EPOLL_CTL_MOD, 6, {EPOLLIN, {u32=587544176, u64=94781925832304}}) = 0</text:p>
      <text:p text:style-name="P37">mmap(NULL, 8392704, PROT_NONE, MAP_PRIVATE|MAP_ANONYMOUS|MAP_STACK, -1, 0) = 0x7f9e6b866000</text:p>
      <text:p text:style-name="P37">mprotect(0x7f9e6b867000, 8388608, PROT_READ|PROT_WRITE) = 0</text:p>
      <text:p text:style-name="P37">rt_sigprocmask(SIG_BLOCK, ~[], [], 8) <text:s text:c="2"/>= 0</text:p>
      <text:p text:style-name="P37">clone(child_stack=0x7f9e6c065a70, flags=CLONE_VM|CLONE_FS|CLONE_FILES|CLONE_SIGHAND|CLONE_THREAD|CLONE_SYSVSEM|CLONE_SETTLS|CLONE_PARENT_SETTID|CLONE_CHILD_CLEARTID, parent_tid=[875702], tls=0x7f9e6c066640, child_tidptr=0x7f9e6c066910) = 875702</text:p>
      <text:p text:style-name="P37">rt_sigprocmask(SIG_SETMASK, [], NULL, 8) = 0</text:p>
      <text:p text:style-name="P37">eventfd2(0, EFD_CLOEXEC) <text:s text:c="15"/>= 8</text:p>
      <text:p text:style-name="P37">fcntl(8, F_GETFL) <text:s text:c="22"/>= 0x2 (flags O_RDWR)</text:p>
      <text:p text:style-name="P37">fcntl(8, F_SETFL, O_RDWR|O_NONBLOCK) <text:s text:c="3"/>= 0</text:p>
      <text:p text:style-name="P37">fcntl(8, F_GETFL) <text:s text:c="22"/>= 0x802 (flags O_RDWR|O_NONBLOCK)</text:p>
      <text:p text:style-name="P37">fcntl(8, F_SETFL, O_RDWR|O_NONBLOCK) <text:s text:c="3"/>= 0</text:p>
      <text:p text:style-name="P37">getpid() <text:s text:c="31"/>= 875700</text:p>
      <text:p text:style-name="P37">eventfd2(0, EFD_CLOEXEC) <text:s text:c="15"/>= 9</text:p>
      <text:p text:style-name="P37">fcntl(9, F_GETFL) <text:s text:c="22"/>= 0x2 (flags O_RDWR)</text:p>
      <text:p text:style-name="P37">fcntl(9, F_SETFL, O_RDWR|O_NONBLOCK) <text:s text:c="3"/>= 0</text:p>
      <text:p text:style-name="P37">fcntl(9, F_GETFL) <text:s text:c="22"/>= 0x802 (flags O_RDWR|O_NONBLOCK)</text:p>
      <text:p text:style-name="P37">fcntl(9, F_SETFL, O_RDWR|O_NONBLOCK) <text:s text:c="3"/>= 0</text:p>
      <text:p text:style-name="P37">getpid() <text:s text:c="31"/>= 875700</text:p>
      <text:p text:style-name="P37">getpid() <text:s text:c="31"/>= 875700</text:p>
      <text:p text:style-name="P37"><text:soft-page-break/>poll([{fd=8, events=POLLIN}], 1, 0) <text:s text:c="4"/>= 0 (Timeout)</text:p>
      <text:p text:style-name="P37">unlink("@socket_flow_0.ipc") <text:s text:c="11"/>= -1 ENOENT (Нет такого файла или каталога)</text:p>
      <text:p text:style-name="P37">socket(AF_UNIX, SOCK_STREAM|SOCK_CLOEXEC, 0) = 10</text:p>
      <text:p text:style-name="P37">bind(10, {sa_family=AF_UNIX, sun_path=@"socket_flow_0.ipc"}, 20) = 0</text:p>
      <text:p text:style-name="P37">listen(10, 100) <text:s text:c="24"/>= 0</text:p>
      <text:p text:style-name="P37">getsockname(10, {sa_family=AF_UNIX, sun_path=@"socket_flow_0.ipc"}, [128-&gt;20]) = 0</text:p>
      <text:p text:style-name="P37">getpid() <text:s text:c="31"/>= 875700</text:p>
      <text:p text:style-name="P37">write(6, "\1\0\0\0\0\0\0\0", 8) <text:s text:c="8"/>= 8</text:p>
      <text:p text:style-name="P37">getpid() <text:s text:c="31"/>= 875700</text:p>
      <text:p text:style-name="P37">write(8, "\1\0\0\0\0\0\0\0", 8) <text:s text:c="8"/>= 8</text:p>
      <text:p text:style-name="P37">mmap(NULL, 8392704, PROT_NONE, MAP_PRIVATE|MAP_ANONYMOUS|MAP_STACK, -1, 0) = 0x7f9e6b065000</text:p>
      <text:p text:style-name="P37">mprotect(0x7f9e6b066000, 8388608, PROT_READ|PROT_WRITE) = 0</text:p>
      <text:p text:style-name="P37">rt_sigprocmask(SIG_BLOCK, ~[], [], 8) <text:s text:c="2"/>= 0</text:p>
      <text:p text:style-name="P37">clone(child_stack=0x7f9e6b864a70, flags=CLONE_VM|CLONE_FS|CLONE_FILES|CLONE_SIGHAND|CLONE_THREAD|CLONE_SYSVSEM|CLONE_SETTLS|CLONE_PARENT_SETTID|CLONE_CHILD_CLEARTID, parent_tid=[875703], tls=0x7f9e6b865640, child_tidptr=0x7f9e6b865910) = 875703</text:p>
      <text:p text:style-name="P37">rt_sigprocmask(SIG_SETMASK, [], NULL, 8) = 0</text:p>
      <text:p text:style-name="P37">write(1, "&gt; ", 2&gt; ) <text:s text:c="22"/>= 2</text:p>
      <text:p text:style-name="P37">fstat(0, {st_mode=S_IFCHR|0620, st_rdev=makedev(0x88, 0x1), ...}) = 0</text:p>
      <text:p text:style-name="P37">read(0, create 1</text:p>
      <text:p text:style-name="P37">"create 1\n", 1024) <text:s text:c="12"/>= 9</text:p>
      <text:p text:style-name="P37">stat("/home/sakost/university/2 course/os/6-8 lab/cmake-build-debug/6_8_lab", {st_mode=S_IFREG|0755, st_size=1797944, ...}) = 0</text:p>
      <text:p text:style-name="P37">clone(child_stack=NULL, flags=CLONE_CHILD_CLEARTID|CLONE_CHILD_SETTID|SIGCHLD, child_tidptr=0x7f9e6c86b310) = 876105</text:p>
      <text:p text:style-name="P37">getpid() <text:s text:c="31"/>= 875700</text:p>
      <text:p text:style-name="P37">poll([{fd=9, events=POLLIN}], 1, 0) <text:s text:c="4"/>= 0 (Timeout)</text:p>
      <text:p text:style-name="P37">brk(0x5634230a4000) <text:s text:c="20"/>= 0x5634230a4000</text:p>
      <text:p text:style-name="P37">getpid() <text:s text:c="31"/>= 875700</text:p>
      <text:p text:style-name="P37">write(6, "\1\0\0\0\0\0\0\0", 8) <text:s text:c="8"/>= 8</text:p>
      <text:p text:style-name="P37">getpid() <text:s text:c="31"/>= 875700</text:p>
      <text:p text:style-name="P37">write(9, "\1\0\0\0\0\0\0\0", 8) <text:s text:c="8"/>= 8</text:p>
      <text:p text:style-name="P37">getpid() <text:s text:c="31"/>= 875700</text:p>
      <text:p text:style-name="P37">poll([{fd=9, events=POLLIN}], 1, -1) <text:s text:c="3"/>= 1 ([{fd=9, revents=POLLIN}])</text:p>
      <text:p text:style-name="P37">getpid() <text:s text:c="31"/>= 875700</text:p>
      <text:p text:style-name="P37">read(9, "\1\0\0\0\0\0\0\0", 8) <text:s text:c="9"/>= 8</text:p>
      <text:p text:style-name="P37">getpid() <text:s text:c="31"/>= 875700</text:p>
      <text:p text:style-name="P37">poll([{fd=9, events=POLLIN}], 1, 0) <text:s text:c="4"/>= 0 (Timeout)</text:p>
      <text:p text:style-name="P37">getpid() <text:s text:c="31"/>= 875700</text:p>
      <text:p text:style-name="P37">poll([{fd=9, events=POLLIN}], 1, -1) <text:s text:c="3"/>= 1 ([{fd=9, revents=POLLIN}])</text:p>
      <text:p text:style-name="P37">getpid() <text:s text:c="31"/>= 875700</text:p>
      <text:p text:style-name="P37">read(9, "\1\0\0\0\0\0\0\0", 8) <text:s text:c="9"/>= 8</text:p>
      <text:p text:style-name="P37">getpid() <text:s text:c="31"/>= 875700</text:p>
      <text:p text:style-name="P37">poll([{fd=9, events=POLLIN}], 1, 0) <text:s text:c="4"/>= 0 (Timeout)</text:p>
      <text:p text:style-name="P37">futex(0x7fff90bae118, FUTEX_WAKE_PRIVATE, 1) = 1</text:p>
      <text:p text:style-name="P37">write(1, "Ok: 876105\n", 11Ok: 876105</text:p>
      <text:p text:style-name="P37">) <text:s text:c="11"/>= 11</text:p>
      <text:p text:style-name="P37">write(1, "&gt; ", 2&gt; ) <text:s text:c="22"/>= 2</text:p>
      <text:p text:style-name="P37">read(0, create 2</text:p>
      <text:p text:style-name="P37">"create 2\n", 1024) <text:s text:c="12"/>= 9</text:p>
      <text:p text:style-name="P37">getpid() <text:s text:c="31"/>= 875700</text:p>
      <text:p text:style-name="P37">poll([{fd=8, events=POLLIN}], 1, 0) <text:s text:c="4"/>= 1 ([{fd=8, revents=POLLIN}])</text:p>
      <text:p text:style-name="P37">getpid() <text:s text:c="31"/>= 875700</text:p>
      <text:p text:style-name="P37">read(8, "\1\0\0\0\0\0\0\0", 8) <text:s text:c="9"/>= 8</text:p>
      <text:p text:style-name="P37"><text:soft-page-break/>getpid() <text:s text:c="31"/>= 875700</text:p>
      <text:p text:style-name="P37">poll([{fd=8, events=POLLIN}], 1, 0) <text:s text:c="4"/>= 0 (Timeout)</text:p>
      <text:p text:style-name="P37">getpid() <text:s text:c="31"/>= 875700</text:p>
      <text:p text:style-name="P37">write(6, "\1\0\0\0\0\0\0\0", 8) <text:s text:c="8"/>= 8</text:p>
      <text:p text:style-name="P37">getpid() <text:s text:c="31"/>= 875700</text:p>
      <text:p text:style-name="P37">poll([{fd=9, events=POLLIN}], 1, -1) <text:s text:c="3"/>= 1 ([{fd=9, revents=POLLIN}])</text:p>
      <text:p text:style-name="P37">getpid() <text:s text:c="31"/>= 875700</text:p>
      <text:p text:style-name="P37">read(9, "\1\0\0\0\0\0\0\0", 8) <text:s text:c="9"/>= 8</text:p>
      <text:p text:style-name="P37">getpid() <text:s text:c="31"/>= 875700</text:p>
      <text:p text:style-name="P37">poll([{fd=9, events=POLLIN}], 1, 0) <text:s text:c="4"/>= 0 (Timeout)</text:p>
      <text:p text:style-name="P37">stat("/home/sakost/university/2 course/os/6-8 lab/cmake-build-debug/6_8_lab", {st_mode=S_IFREG|0755, st_size=1797944, ...}) = 0</text:p>
      <text:p text:style-name="P37">clone(child_stack=NULL, flags=CLONE_CHILD_CLEARTID|CLONE_CHILD_SETTID|SIGCHLD, child_tidptr=0x7f9e6c86b310) = 876177</text:p>
      <text:p text:style-name="P37">getpid() <text:s text:c="31"/>= 875700</text:p>
      <text:p text:style-name="P37">poll([{fd=9, events=POLLIN}], 1, 0) <text:s text:c="4"/>= 0 (Timeout)</text:p>
      <text:p text:style-name="P37">getpid() <text:s text:c="31"/>= 875700</text:p>
      <text:p text:style-name="P37">write(6, "\1\0\0\0\0\0\0\0", 8) <text:s text:c="8"/>= 8</text:p>
      <text:p text:style-name="P37">getpid() <text:s text:c="31"/>= 875700</text:p>
      <text:p text:style-name="P37">write(9, "\1\0\0\0\0\0\0\0", 8) <text:s text:c="8"/>= 8</text:p>
      <text:p text:style-name="P37">getpid() <text:s text:c="31"/>= 875700</text:p>
      <text:p text:style-name="P37">poll([{fd=9, events=POLLIN}], 1, -1) <text:s text:c="3"/>= 1 ([{fd=9, revents=POLLIN}])</text:p>
      <text:p text:style-name="P37">getpid() <text:s text:c="31"/>= 875700</text:p>
      <text:p text:style-name="P37">read(9, "\1\0\0\0\0\0\0\0", 8) <text:s text:c="9"/>= 8</text:p>
      <text:p text:style-name="P37">getpid() <text:s text:c="31"/>= 875700</text:p>
      <text:p text:style-name="P37">poll([{fd=9, events=POLLIN}], 1, 0) <text:s text:c="4"/>= 0 (Timeout)</text:p>
      <text:p text:style-name="P37">getpid() <text:s text:c="31"/>= 875700</text:p>
      <text:p text:style-name="P37">poll([{fd=9, events=POLLIN}], 1, -1) <text:s text:c="3"/>= 1 ([{fd=9, revents=POLLIN}])</text:p>
      <text:p text:style-name="P37">getpid() <text:s text:c="31"/>= 875700</text:p>
      <text:p text:style-name="P37">read(9, "\1\0\0\0\0\0\0\0", 8) <text:s text:c="9"/>= 8</text:p>
      <text:p text:style-name="P37">getpid() <text:s text:c="31"/>= 875700</text:p>
      <text:p text:style-name="P37">poll([{fd=9, events=POLLIN}], 1, 0) <text:s text:c="4"/>= 0 (Timeout)</text:p>
      <text:p text:style-name="P37">futex(0x7fff90bae118, FUTEX_WAKE_PRIVATE, 1) = 1</text:p>
      <text:p text:style-name="P37">write(1, "Ok: 876177\n", 11Ok: 876177</text:p>
      <text:p text:style-name="P37">) <text:s text:c="11"/>= 11</text:p>
      <text:p text:style-name="P37">write(1, "&gt; ", 2&gt; ) <text:s text:c="22"/>= 2</text:p>
      <text:p text:style-name="P37">read(0, create 3</text:p>
      <text:p text:style-name="P37">"create 3\n", 1024) <text:s text:c="12"/>= 9</text:p>
      <text:p text:style-name="P37">getpid() <text:s text:c="31"/>= 875700</text:p>
      <text:p text:style-name="P37">poll([{fd=8, events=POLLIN}], 1, 0) <text:s text:c="4"/>= 1 ([{fd=8, revents=POLLIN}])</text:p>
      <text:p text:style-name="P37">getpid() <text:s text:c="31"/>= 875700</text:p>
      <text:p text:style-name="P37">read(8, "\1\0\0\0\0\0\0\0", 8) <text:s text:c="9"/>= 8</text:p>
      <text:p text:style-name="P37">getpid() <text:s text:c="31"/>= 875700</text:p>
      <text:p text:style-name="P37">poll([{fd=8, events=POLLIN}], 1, 0) <text:s text:c="4"/>= 0 (Timeout)</text:p>
      <text:p text:style-name="P37">getpid() <text:s text:c="31"/>= 875700</text:p>
      <text:p text:style-name="P37">write(6, "\1\0\0\0\0\0\0\0", 8) <text:s text:c="8"/>= 8</text:p>
      <text:p text:style-name="P37">getpid() <text:s text:c="31"/>= 875700</text:p>
      <text:p text:style-name="P37">poll([{fd=9, events=POLLIN}], 1, -1) <text:s text:c="3"/>= 1 ([{fd=9, revents=POLLIN}])</text:p>
      <text:p text:style-name="P37">getpid() <text:s text:c="31"/>= 875700</text:p>
      <text:p text:style-name="P37">read(9, "\1\0\0\0\0\0\0\0", 8) <text:s text:c="9"/>= 8</text:p>
      <text:p text:style-name="P37">getpid() <text:s text:c="31"/>= 875700</text:p>
      <text:p text:style-name="P37">poll([{fd=9, events=POLLIN}], 1, 0) <text:s text:c="4"/>= 0 (Timeout)</text:p>
      <text:p text:style-name="P37">getpid() <text:s text:c="31"/>= 875700</text:p>
      <text:p text:style-name="P37">poll([{fd=8, events=POLLIN}], 1, 0) <text:s text:c="4"/>= 1 ([{fd=8, revents=POLLIN}])</text:p>
      <text:p text:style-name="P37">getpid() <text:s text:c="31"/>= 875700</text:p>
      <text:p text:style-name="P37"><text:soft-page-break/>read(8, "\1\0\0\0\0\0\0\0", 8) <text:s text:c="9"/>= 8</text:p>
      <text:p text:style-name="P37">getpid() <text:s text:c="31"/>= 875700</text:p>
      <text:p text:style-name="P37">poll([{fd=8, events=POLLIN}], 1, 0) <text:s text:c="4"/>= 0 (Timeout)</text:p>
      <text:p text:style-name="P37">getpid() <text:s text:c="31"/>= 875700</text:p>
      <text:p text:style-name="P37">write(6, "\1\0\0\0\0\0\0\0", 8) <text:s text:c="8"/>= 8</text:p>
      <text:p text:style-name="P37">getpid() <text:s text:c="31"/>= 875700</text:p>
      <text:p text:style-name="P37">write(6, "\1\0\0\0\0\0\0\0", 8) <text:s text:c="8"/>= 8</text:p>
      <text:p text:style-name="P37">getpid() <text:s text:c="31"/>= 875700</text:p>
      <text:p text:style-name="P37">poll([{fd=9, events=POLLIN}], 1, -1) <text:s text:c="3"/>= 1 ([{fd=9, revents=POLLIN}])</text:p>
      <text:p text:style-name="P37">getpid() <text:s text:c="31"/>= 875700</text:p>
      <text:p text:style-name="P37">read(9, "\1\0\0\0\0\0\0\0", 8) <text:s text:c="9"/>= 8</text:p>
      <text:p text:style-name="P37">getpid() <text:s text:c="31"/>= 875700</text:p>
      <text:p text:style-name="P37">poll([{fd=9, events=POLLIN}], 1, 0) <text:s text:c="4"/>= 0 (Timeout)</text:p>
      <text:p text:style-name="P37">getpid() <text:s text:c="31"/>= 875700</text:p>
      <text:p text:style-name="P37">poll([{fd=8, events=POLLIN}], 1, 0) <text:s text:c="4"/>= 0 (Timeout)</text:p>
      <text:p text:style-name="P37">getpid() <text:s text:c="31"/>= 875700</text:p>
      <text:p text:style-name="P37">write(6, "\1\0\0\0\0\0\0\0", 8) <text:s text:c="8"/>= 8</text:p>
      <text:p text:style-name="P37">getpid() <text:s text:c="31"/>= 875700</text:p>
      <text:p text:style-name="P37">poll([{fd=9, events=POLLIN}], 1, -1) <text:s text:c="3"/>= 1 ([{fd=9, revents=POLLIN}])</text:p>
      <text:p text:style-name="P37">getpid() <text:s text:c="31"/>= 875700</text:p>
      <text:p text:style-name="P37">read(9, "\1\0\0\0\0\0\0\0", 8) <text:s text:c="9"/>= 8</text:p>
      <text:p text:style-name="P37">getpid() <text:s text:c="31"/>= 875700</text:p>
      <text:p text:style-name="P37">poll([{fd=9, events=POLLIN}], 1, 0) <text:s text:c="4"/>= 0 (Timeout)</text:p>
      <text:p text:style-name="P37">getpid() <text:s text:c="31"/>= 875700</text:p>
      <text:p text:style-name="P37">poll([{fd=9, events=POLLIN}], 1, -1) <text:s text:c="3"/>= 1 ([{fd=9, revents=POLLIN}])</text:p>
      <text:p text:style-name="P37">getpid() <text:s text:c="31"/>= 875700</text:p>
      <text:p text:style-name="P37">read(9, "\1\0\0\0\0\0\0\0", 8) <text:s text:c="9"/>= 8</text:p>
      <text:p text:style-name="P37">getpid() <text:s text:c="31"/>= 875700</text:p>
      <text:p text:style-name="P37">poll([{fd=9, events=POLLIN}], 1, 0) <text:s text:c="4"/>= 0 (Timeout)</text:p>
      <text:p text:style-name="P37">futex(0x7fff90bae118, FUTEX_WAKE_PRIVATE, 1) = 1</text:p>
      <text:p text:style-name="P37">write(1, "Ok: 876196\n", 11Ok: 876196</text:p>
      <text:p text:style-name="P37">) <text:s text:c="11"/>= 11</text:p>
      <text:p text:style-name="P37">write(1, "&gt; ", 2&gt; ) <text:s text:c="22"/>= 2</text:p>
      <text:p text:style-name="P37">read(0, exec 3 3 1 2 3</text:p>
      <text:p text:style-name="P37">"exec 3 3 1 2 3\n", 1024) <text:s text:c="6"/>= 15</text:p>
      <text:p text:style-name="P37">getpid() <text:s text:c="31"/>= 875700</text:p>
      <text:p text:style-name="P37">poll([{fd=8, events=POLLIN}], 1, 0) <text:s text:c="4"/>= 0 (Timeout)</text:p>
      <text:p text:style-name="P37">getpid() <text:s text:c="31"/>= 875700</text:p>
      <text:p text:style-name="P37">write(6, "\1\0\0\0\0\0\0\0", 8) <text:s text:c="8"/>= 8</text:p>
      <text:p text:style-name="P37">getpid() <text:s text:c="31"/>= 875700</text:p>
      <text:p text:style-name="P37">poll([{fd=9, events=POLLIN}], 1, -1) <text:s text:c="3"/>= 1 ([{fd=9, revents=POLLIN}])</text:p>
      <text:p text:style-name="P37">getpid() <text:s text:c="31"/>= 875700</text:p>
      <text:p text:style-name="P37">read(9, "\1\0\0\0\0\0\0\0", 8) <text:s text:c="9"/>= 8</text:p>
      <text:p text:style-name="P37">getpid() <text:s text:c="31"/>= 875700</text:p>
      <text:p text:style-name="P37">poll([{fd=9, events=POLLIN}], 1, 0) <text:s text:c="4"/>= 0 (Timeout)</text:p>
      <text:p text:style-name="P37">getpid() <text:s text:c="31"/>= 875700</text:p>
      <text:p text:style-name="P37">poll([{fd=9, events=POLLIN}], 1, -1) <text:s text:c="3"/>= 1 ([{fd=9, revents=POLLIN}])</text:p>
      <text:p text:style-name="P37">getpid() <text:s text:c="31"/>= 875700</text:p>
      <text:p text:style-name="P37">read(9, "\1\0\0\0\0\0\0\0", 8) <text:s text:c="9"/>= 8</text:p>
      <text:p text:style-name="P37">getpid() <text:s text:c="31"/>= 875700</text:p>
      <text:p text:style-name="P37">poll([{fd=9, events=POLLIN}], 1, 0) <text:s text:c="4"/>= 0 (Timeout)</text:p>
      <text:p text:style-name="P37">getpid() <text:s text:c="31"/>= 875700</text:p>
      <text:p text:style-name="P37">poll([{fd=8, events=POLLIN}], 1, 0) <text:s text:c="4"/>= 0 (Timeout)</text:p>
      <text:p text:style-name="P37">getpid() <text:s text:c="31"/>= 875700</text:p>
      <text:p text:style-name="P37">write(6, "\1\0\0\0\0\0\0\0", 8) <text:s text:c="8"/>= 8</text:p>
      <text:p text:style-name="P37"><text:soft-page-break/>write(1, "&gt; ", 2&gt; ) <text:s text:c="22"/>= 2</text:p>
      <text:p text:style-name="P37">read(0, Ok: 6</text:p>
      <text:p text:style-name="P37">remove 2</text:p>
      <text:p text:style-name="P37">"remove 2\n", 1024) <text:s text:c="12"/>= 9</text:p>
      <text:p text:style-name="P37">getpid() <text:s text:c="31"/>= 875700</text:p>
      <text:p text:style-name="P37">poll([{fd=8, events=POLLIN}], 1, 0) <text:s text:c="4"/>= 0 (Timeout)</text:p>
      <text:p text:style-name="P37">getpid() <text:s text:c="31"/>= 875700</text:p>
      <text:p text:style-name="P37">write(6, "\1\0\0\0\0\0\0\0", 8) <text:s text:c="8"/>= 8</text:p>
      <text:p text:style-name="P37">getpid() <text:s text:c="31"/>= 875700</text:p>
      <text:p text:style-name="P37">write(6, "\1\0\0\0\0\0\0\0", 8) <text:s text:c="8"/>= 8</text:p>
      <text:p text:style-name="P37">getpid() <text:s text:c="31"/>= 875700</text:p>
      <text:p text:style-name="P37">poll([{fd=9, events=POLLIN}], 1, -1) <text:s text:c="3"/>= 1 ([{fd=9, revents=POLLIN}])</text:p>
      <text:p text:style-name="P37">getpid() <text:s text:c="31"/>= 875700</text:p>
      <text:p text:style-name="P37">read(9, "\1\0\0\0\0\0\0\0", 8) <text:s text:c="9"/>= 8</text:p>
      <text:p text:style-name="P37">getpid() <text:s text:c="31"/>= 875700</text:p>
      <text:p text:style-name="P37">poll([{fd=9, events=POLLIN}], 1, 0) <text:s text:c="4"/>= 0 (Timeout)</text:p>
      <text:p text:style-name="P37">wait4(0, [{WIFEXITED(s) &amp;&amp; WEXITSTATUS(s) == 0}], 0, NULL) = 876177</text:p>
      <text:p text:style-name="P37">--- SIGCHLD {si_signo=SIGCHLD, si_code=CLD_EXITED, si_pid=876177, si_uid=1000, si_status=0, si_utime=1, si_stime=0} ---</text:p>
      <text:p text:style-name="P37">write(1, "Ok\n", 3Ok</text:p>
      <text:p text:style-name="P37">) <text:s text:c="20"/>= 3</text:p>
      <text:p text:style-name="P37">write(1, "&gt; ", 2&gt; ) <text:s text:c="22"/>= 2</text:p>
      <text:p text:style-name="P37">read(0, ping 1</text:p>
      <text:p text:style-name="P37">"ping 1\n", 1024) <text:s text:c="14"/>= 7</text:p>
      <text:p text:style-name="P37">getpid() <text:s text:c="31"/>= 875700</text:p>
      <text:p text:style-name="P37">poll([{fd=8, events=POLLIN}], 1, 0) <text:s text:c="4"/>= 1 ([{fd=8, revents=POLLIN}])</text:p>
      <text:p text:style-name="P37">getpid() <text:s text:c="31"/>= 875700</text:p>
      <text:p text:style-name="P37">read(8, "\1\0\0\0\0\0\0\0", 8) <text:s text:c="9"/>= 8</text:p>
      <text:p text:style-name="P37">getpid() <text:s text:c="31"/>= 875700</text:p>
      <text:p text:style-name="P37">write(6, "\1\0\0\0\0\0\0\0", 8) <text:s text:c="8"/>= 8</text:p>
      <text:p text:style-name="P37">getpid() <text:s text:c="31"/>= 875700</text:p>
      <text:p text:style-name="P37">poll([{fd=8, events=POLLIN}], 1, 0) <text:s text:c="4"/>= 1 ([{fd=8, revents=POLLIN}])</text:p>
      <text:p text:style-name="P37">getpid() <text:s text:c="31"/>= 875700</text:p>
      <text:p text:style-name="P37">read(8, "\1\0\0\0\0\0\0\0", 8) <text:s text:c="9"/>= 8</text:p>
      <text:p text:style-name="P37">getpid() <text:s text:c="31"/>= 875700</text:p>
      <text:p text:style-name="P37">poll([{fd=8, events=POLLIN}], 1, 0) <text:s text:c="4"/>= 0 (Timeout)</text:p>
      <text:p text:style-name="P37">getpid() <text:s text:c="31"/>= 875700</text:p>
      <text:p text:style-name="P37">write(6, "\1\0\0\0\0\0\0\0", 8) <text:s text:c="8"/>= 8</text:p>
      <text:p text:style-name="P37">getpid() <text:s text:c="31"/>= 875700</text:p>
      <text:p text:style-name="P37">poll([{fd=9, events=POLLIN}], 1, -1) <text:s text:c="3"/>= 1 ([{fd=9, revents=POLLIN}])</text:p>
      <text:p text:style-name="P37">getpid() <text:s text:c="31"/>= 875700</text:p>
      <text:p text:style-name="P37">read(9, "\1\0\0\0\0\0\0\0", 8) <text:s text:c="9"/>= 8</text:p>
      <text:p text:style-name="P37">getpid() <text:s text:c="31"/>= 875700</text:p>
      <text:p text:style-name="P37">poll([{fd=9, events=POLLIN}], 1, 0) <text:s text:c="4"/>= 0 (Timeout)</text:p>
      <text:p text:style-name="P37">write(1, "Ok: 1\n", 6Ok: 1</text:p>
      <text:p text:style-name="P37">) <text:s text:c="17"/>= 6</text:p>
      <text:p text:style-name="P37">write(1, "&gt; ", 2&gt; ) <text:s text:c="22"/>= 2</text:p>
      <text:p text:style-name="P37">read(0, "", 1024) <text:s text:c="22"/>= 0</text:p>
      <text:p text:style-name="P37">futex(0x7f9e6b865910, FUTEX_WAIT, 875703, NULL) = 0</text:p>
      <text:p text:style-name="P37">getpid() <text:s text:c="31"/>= 875700</text:p>
      <text:p text:style-name="P37">poll([{fd=8, events=POLLIN}], 1, 0) <text:s text:c="4"/>= 0 (Timeout)</text:p>
      <text:p text:style-name="P37">getpid() <text:s text:c="31"/>= 875700</text:p>
      <text:p text:style-name="P37">write(6, "\1\0\0\0\0\0\0\0", 8) <text:s text:c="8"/>= 8</text:p>
      <text:p text:style-name="P37">poll([{fd=8, events=POLLIN}], 1, 0) <text:s text:c="4"/>= 0 (Timeout)</text:p>
      <text:p text:style-name="P37">getpid() <text:s text:c="31"/>= 875700</text:p>
      <text:p text:style-name="P37"><text:soft-page-break/>poll([{fd=8, events=POLLIN}], 1, 0) <text:s text:c="4"/>= 0 (Timeout)</text:p>
      <text:p text:style-name="P37">getpid() <text:s text:c="31"/>= 875700</text:p>
      <text:p text:style-name="P37">write(4, "\1\0\0\0\0\0\0\0", 8) <text:s text:c="8"/>= 8</text:p>
      <text:p text:style-name="P37">getpid() <text:s text:c="31"/>= 875700</text:p>
      <text:p text:style-name="P37">getpid() <text:s text:c="31"/>= 875700</text:p>
      <text:p text:style-name="P37">write(9, "\1\0\0\0\0\0\0\0", 8) <text:s text:c="8"/>= 8</text:p>
      <text:p text:style-name="P37">getpid() <text:s text:c="31"/>= 875700</text:p>
      <text:p text:style-name="P37">poll([{fd=3, events=POLLIN}], 1, -1) <text:s text:c="3"/>= 1 ([{fd=3, revents=POLLIN}])</text:p>
      <text:p text:style-name="P37">getpid() <text:s text:c="31"/>= 875700</text:p>
      <text:p text:style-name="P37">read(3, "\1\0\0\0\0\0\0\0", 8) <text:s text:c="9"/>= 8</text:p>
      <text:p text:style-name="P37">getpid() <text:s text:c="31"/>= 875700</text:p>
      <text:p text:style-name="P37">write(6, "\1\0\0\0\0\0\0\0", 8) <text:s text:c="8"/>= 8</text:p>
      <text:p text:style-name="P37">--- SIGCHLD {si_signo=SIGCHLD, si_code=CLD_EXITED, si_pid=876105, si_uid=1000, si_status=0, si_utime=1, si_stime=1} ---</text:p>
      <text:p text:style-name="P37">close(7) <text:s text:c="31"/>= 0</text:p>
      <text:p text:style-name="P37">close(6) <text:s text:c="31"/>= 0</text:p>
      <text:p text:style-name="P37">close(5) <text:s text:c="31"/>= 0</text:p>
      <text:p text:style-name="P37">close(4) <text:s text:c="31"/>= 0</text:p>
      <text:p text:style-name="P37">close(3) <text:s text:c="31"/>= 0</text:p>
      <text:p text:style-name="P37">exit_group(0) <text:s text:c="26"/>= ?</text:p>
      <text:p text:style-name="P37">+++ exited with 0 +++</text:p>
      <text:p text:style-name="P14"/>
      <text:p text:style-name="P11"/>
      <text:p text:style-name="P16">5 <text:span text:style-name="T14">Исходный код</text:span></text:p>
      <text:p text:style-name="P38"/>
      <text:p text:style-name="P38">╭─sakost@sakost-pc ~/university/2 course/os/6-8 lab ‹master*›</text:p>
      <text:p text:style-name="P38">╰─$ cat logger.hpp</text:p>
      <text:p text:style-name="P38">#ifndef _LOGGER_HPP_</text:p>
      <text:p text:style-name="P38">#define _LOGGER_HPP_</text:p>
      <text:p text:style-name="P38"/>
      <text:p text:style-name="P38">#include &lt;iostream&gt;</text:p>
      <text:p text:style-name="P38">#include &lt;sstream&gt;</text:p>
      <text:p text:style-name="P38"/>
      <text:p text:style-name="P38"/>
      <text:p text:style-name="P38">enum loglevel_e</text:p>
      <text:p text:style-name="P38"><text:s text:c="4"/>{logNOTHING, logERROR, logWARNING, logINFO, logDEBUG, logDEBUG1, logDEBUG2, logDEBUG3, logDEBUG4};</text:p>
      <text:p text:style-name="P38"/>
      <text:p text:style-name="P38">class logIt</text:p>
      <text:p text:style-name="P38">{</text:p>
      <text:p text:style-name="P38">public:</text:p>
      <text:p text:style-name="P38"><text:s text:c="4"/>static std::string levelToString(loglevel_e level){</text:p>
      <text:p text:style-name="P38"><text:s text:c="8"/>switch (level)</text:p>
      <text:p text:style-name="P38"><text:s text:c="8"/>{</text:p>
      <text:p text:style-name="P38"><text:s text:c="8"/>case logNOTHING:</text:p>
      <text:p text:style-name="P38"><text:s text:c="12"/>return "";</text:p>
      <text:p text:style-name="P38"><text:s text:c="8"/>case logERROR:</text:p>
      <text:p text:style-name="P38"><text:s text:c="12"/>return "ERROR";</text:p>
      <text:p text:style-name="P38"><text:s text:c="8"/>case logWARNING:</text:p>
      <text:p text:style-name="P38"><text:s text:c="12"/>return "WARNING";</text:p>
      <text:p text:style-name="P38"><text:s text:c="8"/>case logINFO:</text:p>
      <text:p text:style-name="P38"><text:s text:c="12"/>return "INFO";</text:p>
      <text:p text:style-name="P38"><text:s text:c="8"/>case logDEBUG:</text:p>
      <text:p text:style-name="P38"><text:s text:c="12"/>return "DEBUG";</text:p>
      <text:p text:style-name="P38"><text:soft-page-break/><text:s text:c="8"/>case logDEBUG1:</text:p>
      <text:p text:style-name="P38"><text:s text:c="12"/>return "DEBUG1";</text:p>
      <text:p text:style-name="P38"><text:s text:c="8"/>case logDEBUG2:</text:p>
      <text:p text:style-name="P38"><text:s text:c="12"/>return "DEBUG2";</text:p>
      <text:p text:style-name="P38"><text:s text:c="8"/>case logDEBUG3:</text:p>
      <text:p text:style-name="P38"><text:s text:c="12"/>return "DEBUG3";</text:p>
      <text:p text:style-name="P38"><text:s text:c="8"/>case logDEBUG4:</text:p>
      <text:p text:style-name="P38"><text:s text:c="12"/>return "DEBUG4";</text:p>
      <text:p text:style-name="P38"><text:s text:c="8"/>default:</text:p>
      <text:p text:style-name="P38"><text:s text:c="12"/>return std::to_string(level);</text:p>
      <text:p text:style-name="P38"><text:s text:c="8"/>}</text:p>
      <text:p text:style-name="P38"><text:s text:c="4"/>}</text:p>
      <text:p text:style-name="P38"/>
      <text:p text:style-name="P38"><text:s text:c="4"/>logIt(loglevel_e _loglevel = logERROR) {</text:p>
      <text:p text:style-name="P38"><text:s text:c="8"/>this-&gt;_log_level = _loglevel;</text:p>
      <text:p text:style-name="P38"><text:s text:c="8"/>if(_log_level == logNOTHING) return;</text:p>
      <text:p text:style-name="P38"><text:s text:c="8"/>_buffer &lt;&lt; levelToString(_loglevel) &lt;&lt; "(pid: " &lt;&lt; std::to_string(::getpid()) &lt;&lt; ")" &lt;&lt; <text:s/>" :"</text:p>
      <text:p text:style-name="P38"><text:s text:c="12"/>&lt;&lt; std::string(</text:p>
      <text:p text:style-name="P38"><text:s text:c="16"/>_log_level &gt; logDEBUG</text:p>
      <text:p text:style-name="P38"><text:s text:c="16"/>? (_log_level - logDEBUG) * 4</text:p>
      <text:p text:style-name="P38"><text:s text:c="16"/>: 1</text:p>
      <text:p text:style-name="P38"><text:s text:c="16"/>, ' ');</text:p>
      <text:p text:style-name="P38"><text:s text:c="4"/>}</text:p>
      <text:p text:style-name="P38"/>
      <text:p text:style-name="P38"><text:s text:c="4"/>template &lt;typename T&gt;</text:p>
      <text:p text:style-name="P38"><text:s text:c="4"/>logIt &amp; operator&lt;&lt;(T const &amp; value)</text:p>
      <text:p text:style-name="P38"><text:s text:c="4"/>{</text:p>
      <text:p text:style-name="P38"><text:s text:c="8"/>if(_log_level == logNOTHING) return *this;</text:p>
      <text:p text:style-name="P38"><text:s text:c="8"/>_buffer &lt;&lt; value;</text:p>
      <text:p text:style-name="P38"><text:s text:c="8"/>return *this;</text:p>
      <text:p text:style-name="P38"><text:s text:c="4"/>}</text:p>
      <text:p text:style-name="P38"/>
      <text:p text:style-name="P38"><text:s text:c="4"/>~logIt()</text:p>
      <text:p text:style-name="P38"><text:s text:c="4"/>{</text:p>
      <text:p text:style-name="P38"><text:s text:c="8"/>_buffer &lt;&lt; std::endl;</text:p>
      <text:p text:style-name="P38"><text:s text:c="8"/>// This is atomic according to the POSIX standard</text:p>
      <text:p text:style-name="P38"><text:s text:c="8"/>// http://www.gnu.org/s/libc/manual/html_node/Streams-and-Threads.html</text:p>
      <text:p text:style-name="P38"><text:s text:c="8"/>std::cerr &lt;&lt; _buffer.str();</text:p>
      <text:p text:style-name="P38"><text:s text:c="4"/>}</text:p>
      <text:p text:style-name="P38"/>
      <text:p text:style-name="P38">private:</text:p>
      <text:p text:style-name="P38"><text:s text:c="4"/>loglevel_e _log_level;</text:p>
      <text:p text:style-name="P38"><text:s text:c="4"/>std::ostringstream _buffer;</text:p>
      <text:p text:style-name="P38">};</text:p>
      <text:p text:style-name="P38"/>
      <text:p text:style-name="P38">extern loglevel_e loglevel;</text:p>
      <text:p text:style-name="P38"/>
      <text:p text:style-name="P38">#define log(level) \</text:p>
      <text:p text:style-name="P38">if (level &gt; loglevel) ; \</text:p>
      <text:p text:style-name="P38">else logIt(level)</text:p>
      <text:p text:style-name="P38"/>
      <text:p text:style-name="P38">#define log_(level, addon) \</text:p>
      <text:p text:style-name="P38">if(level &gt; loglevel); <text:s text:c="5"/>\</text:p>
      <text:p text:style-name="P38">else logIt(level) &lt;&lt; "[" &lt;&lt; addon &lt;&lt; "]"</text:p>
      <text:p text:style-name="P38"/>
      <text:p text:style-name="P38"><text:soft-page-break/>#endif <text:s text:c="227"/>╭─sakost@sakost-pc ~/university/2 course/os/6-8 lab ‹master*›</text:p>
      <text:p text:style-name="P38">╰─$ cat main.cpp</text:p>
      <text:p text:style-name="P38">#include &lt;lab.pb.h&gt;</text:p>
      <text:p text:style-name="P38"/>
      <text:p text:style-name="P38">#include &lt;thread&gt;</text:p>
      <text:p text:style-name="P38">#include &lt;wait.h&gt;</text:p>
      <text:p text:style-name="P38">#include &lt;cinttypes&gt;</text:p>
      <text:p text:style-name="P38">#include &lt;vector&gt;</text:p>
      <text:p text:style-name="P38">#include &lt;cstdlib&gt;</text:p>
      <text:p text:style-name="P38">#include &lt;string&gt;</text:p>
      <text:p text:style-name="P38">#include &lt;filesystem&gt;</text:p>
      <text:p text:style-name="P38">#include &lt;iostream&gt;</text:p>
      <text:p text:style-name="P38"/>
      <text:p text:style-name="P38">#ifndef _WIN32</text:p>
      <text:p text:style-name="P38"/>
      <text:p text:style-name="P38">#include &lt;unistd.h&gt;</text:p>
      <text:p text:style-name="P38"/>
      <text:p text:style-name="P38">#else</text:p>
      <text:p text:style-name="P38">#error "Windows is not supported"</text:p>
      <text:p text:style-name="P38">#endif</text:p>
      <text:p text:style-name="P38"/>
      <text:p text:style-name="P38">#define ZMQ_BUILD_DRAFT_API</text:p>
      <text:p text:style-name="P38"/>
      <text:p text:style-name="P38">#include &lt;zmq.hpp&gt;</text:p>
      <text:p text:style-name="P38">#include &lt;zmq_addon.hpp&gt;</text:p>
      <text:p text:style-name="P38">#include "logger.hpp"</text:p>
      <text:p text:style-name="P38"/>
      <text:p text:style-name="P38">#define UNUSED(x) (void)(x)</text:p>
      <text:p text:style-name="P38"/>
      <text:p text:style-name="P38">using node_id_t = int64_t;</text:p>
      <text:p text:style-name="P38"/>
      <text:p text:style-name="P38">namespace fs = std::filesystem;</text:p>
      <text:p text:style-name="P38"/>
      <text:p text:style-name="P38">const node_id_t default_parent_nid = 0;</text:p>
      <text:p text:style-name="P38"/>
      <text:p text:style-name="P38"/>
      <text:p text:style-name="P38">using namespace std;</text:p>
      <text:p text:style-name="P38"/>
      <text:p text:style-name="P38">loglevel_e loglevel = logERROR;</text:p>
      <text:p text:style-name="P38"/>
      <text:p text:style-name="P38">const int WAIT_TIME = 3000; // in milliseconds</text:p>
      <text:p text:style-name="P38"/>
      <text:p text:style-name="P38">class node_exception : exception {</text:p>
      <text:p text:style-name="P38">public:</text:p>
      <text:p text:style-name="P38"><text:s text:c="4"/>explicit node_exception(Execute_ErrorType errorType) : exception() {</text:p>
      <text:p text:style-name="P38"><text:s text:c="8"/>m_error_type = errorType;</text:p>
      <text:p text:style-name="P38"><text:s text:c="4"/>}</text:p>
      <text:p text:style-name="P38"/>
      <text:p text:style-name="P38"><text:s text:c="4"/>node_exception(Execute_ErrorType errorType, const string &amp;msg) : node_exception(errorType) {</text:p>
      <text:p text:style-name="P38"><text:s text:c="8"/>m_error_type = errorType;</text:p>
      <text:p text:style-name="P38"><text:s text:c="8"/>this-&gt;msg = msg;</text:p>
      <text:p text:style-name="P38"><text:s text:c="4"/>}</text:p>
      <text:p text:style-name="P38"/>
      <text:p text:style-name="P38"><text:s text:c="4"/>[[nodiscard]] const char *what() const _GLIBCXX_TXN_SAFE_DYN _GLIBCXX_NOTHROW override {</text:p>
      <text:p text:style-name="P38"><text:soft-page-break/><text:s text:c="8"/>switch (m_error_type) {</text:p>
      <text:p text:style-name="P38"><text:s text:c="12"/>case Execute_ErrorType_CUSTOM:</text:p>
      <text:p text:style-name="P38"><text:s text:c="12"/>default:</text:p>
      <text:p text:style-name="P38"><text:s text:c="16"/>string ans = "Some unhandled error";</text:p>
      <text:p text:style-name="P38"><text:s text:c="16"/>if (!this-&gt;msg.empty()) {</text:p>
      <text:p text:style-name="P38"><text:s text:c="20"/>ans = msg;</text:p>
      <text:p text:style-name="P38"><text:s text:c="16"/>}</text:p>
      <text:p text:style-name="P38"><text:s text:c="16"/>char *buf = new char[ans.size() + 1];</text:p>
      <text:p text:style-name="P38"><text:s text:c="16"/>memcpy(buf, ans.data(), sizeof(char) * (ans.size() + 1));</text:p>
      <text:p text:style-name="P38"><text:s text:c="16"/>return buf;</text:p>
      <text:p text:style-name="P38"><text:s text:c="8"/>}</text:p>
      <text:p text:style-name="P38"><text:s text:c="4"/>}</text:p>
      <text:p text:style-name="P38"/>
      <text:p text:style-name="P38"><text:s text:c="4"/>Execute_ErrorType m_error_type;</text:p>
      <text:p text:style-name="P38">protected:</text:p>
      <text:p text:style-name="P38"><text:s text:c="4"/>string msg;</text:p>
      <text:p text:style-name="P38">};</text:p>
      <text:p text:style-name="P38"/>
      <text:p text:style-name="P38">static fs::path init_exe_path() noexcept {</text:p>
      <text:p text:style-name="P38">#ifdef _WIN32</text:p>
      <text:p text:style-name="P38"><text:s text:c="4"/>wchar_t path[MAX_PATH] = { 0 };</text:p>
      <text:p text:style-name="P38"><text:s text:c="4"/>GetModuleFileNameW(NULL, path, MAX_PATH);</text:p>
      <text:p text:style-name="P38"><text:s text:c="4"/>return path;</text:p>
      <text:p text:style-name="P38">#else</text:p>
      <text:p text:style-name="P38"><text:s text:c="4"/>char result[PATH_MAX];</text:p>
      <text:p text:style-name="P38"><text:s text:c="4"/>ssize_t count = readlink("/proc/self/exe", result, PATH_MAX);</text:p>
      <text:p text:style-name="P38"><text:s text:c="4"/>return std::string(result, (count &gt; 0) ? count : 0);</text:p>
      <text:p text:style-name="P38">#endif</text:p>
      <text:p text:style-name="P38">}</text:p>
      <text:p text:style-name="P38"/>
      <text:p text:style-name="P38">static fs::path exepath = init_exe_path();</text:p>
      <text:p text:style-name="P38"/>
      <text:p text:style-name="P38">inline fs::path getexepath() {</text:p>
      <text:p text:style-name="P38"><text:s text:c="4"/>return exepath;</text:p>
      <text:p text:style-name="P38">}</text:p>
      <text:p text:style-name="P38"/>
      <text:p text:style-name="P38">inline pid_t create_child(const string &amp;path_to_exec, const string &amp;nid, const string &amp;parent) {</text:p>
      <text:p text:style-name="P38"><text:s text:c="4"/>if (!fs::exists(path_to_exec)) {</text:p>
      <text:p text:style-name="P38"><text:s text:c="8"/>throw runtime_error("path not exists");</text:p>
      <text:p text:style-name="P38"><text:s text:c="4"/>}</text:p>
      <text:p text:style-name="P38"><text:s text:c="4"/>pid_t pid = fork();</text:p>
      <text:p text:style-name="P38"><text:s text:c="4"/>if (pid &gt; 0) return pid;</text:p>
      <text:p text:style-name="P38"><text:s text:c="4"/>if (pid &lt; 0) throw runtime_error("fork error");</text:p>
      <text:p text:style-name="P38"><text:s text:c="4"/>execl(path_to_exec.c_str(), path_to_exec.c_str(), nid.c_str(), parent.c_str());</text:p>
      <text:p text:style-name="P38"><text:s text:c="4"/>throw runtime_error("execl error");</text:p>
      <text:p text:style-name="P38">}</text:p>
      <text:p text:style-name="P38"/>
      <text:p text:style-name="P38">class logger_d {</text:p>
      <text:p text:style-name="P38">public:</text:p>
      <text:p text:style-name="P38"><text:s text:c="4"/>explicit logger_d(const string &amp;mes, loglevel_e lvl, const string &amp;addon) {</text:p>
      <text:p text:style-name="P38"><text:s text:c="8"/>msg = mes;</text:p>
      <text:p text:style-name="P38"><text:s text:c="8"/>this-&gt;addon = addon;</text:p>
      <text:p text:style-name="P38"><text:s text:c="8"/>this-&gt;lvl = lvl;</text:p>
      <text:p text:style-name="P38"><text:s text:c="8"/>log_(lvl, addon) &lt;&lt; msg;</text:p>
      <text:p text:style-name="P38"><text:s text:c="4"/>}</text:p>
      <text:p text:style-name="P38"><text:soft-page-break/></text:p>
      <text:p text:style-name="P38"><text:s text:c="4"/>explicit logger_d(const string &amp;&amp;mes, loglevel_e lvl, const string &amp;addon) {</text:p>
      <text:p text:style-name="P38"><text:s text:c="8"/>msg = mes;</text:p>
      <text:p text:style-name="P38"><text:s text:c="8"/>this-&gt;lvl = lvl;</text:p>
      <text:p text:style-name="P38"><text:s text:c="8"/>this-&gt;addon = addon;</text:p>
      <text:p text:style-name="P38"><text:s text:c="8"/>log_(lvl, addon) &lt;&lt; msg;</text:p>
      <text:p text:style-name="P38"><text:s text:c="4"/>}</text:p>
      <text:p text:style-name="P38"/>
      <text:p text:style-name="P38"><text:s text:c="4"/>~logger_d() {</text:p>
      <text:p text:style-name="P38"><text:s text:c="8"/>log_(lvl, addon) &lt;&lt; "Ok(" &lt;&lt; msg &lt;&lt; ')';</text:p>
      <text:p text:style-name="P38"><text:s text:c="4"/>}</text:p>
      <text:p text:style-name="P38"/>
      <text:p text:style-name="P38">private:</text:p>
      <text:p text:style-name="P38"><text:s text:c="4"/>string msg, addon;</text:p>
      <text:p text:style-name="P38"><text:s text:c="4"/>loglevel_e lvl;</text:p>
      <text:p text:style-name="P38">};</text:p>
      <text:p text:style-name="P38"/>
      <text:p text:style-name="P38">class Node {</text:p>
      <text:p text:style-name="P38">public:</text:p>
      <text:p text:style-name="P38"><text:s text:c="4"/>static const size_t tree_base = 2; // count of children of each node</text:p>
      <text:p text:style-name="P38"/>
      <text:p text:style-name="P38"><text:s text:c="4"/>enum class S_IDXS : int {</text:p>
      <text:p text:style-name="P38"><text:s text:c="8"/>FLOW,</text:p>
      <text:p text:style-name="P38"><text:s text:c="8"/>CALLBACK,</text:p>
      <text:p text:style-name="P38"><text:s text:c="8"/>SUBSCRIBE,</text:p>
      <text:p text:style-name="P38"><text:s text:c="8"/>UPSTREAM,</text:p>
      <text:p text:style-name="P38"><text:s text:c="4"/>};</text:p>
      <text:p text:style-name="P38"/>
      <text:p text:style-name="P38"><text:s text:c="4"/>static string get_address(const string &amp;str) {</text:p>
      <text:p text:style-name="P38"><text:s text:c="8"/>return "ipc://@" + str + ".ipc";</text:p>
      <text:p text:style-name="P38"><text:s text:c="4"/>}</text:p>
      <text:p text:style-name="P38"/>
      <text:p text:style-name="P38"><text:s text:c="4"/>static string get_pub_sub_address(const string &amp;str) {</text:p>
      <text:p text:style-name="P38"><text:s text:c="8"/>return get_address("socket_flow_" + str);</text:p>
      <text:p text:style-name="P38"><text:s text:c="4"/>}</text:p>
      <text:p text:style-name="P38"/>
      <text:p text:style-name="P38"><text:s text:c="4"/>static string get_pub_sub_address(const string &amp;&amp;str) {</text:p>
      <text:p text:style-name="P38"><text:s text:c="8"/>return get_address("socket_flow_" + str);</text:p>
      <text:p text:style-name="P38"><text:s text:c="4"/>}</text:p>
      <text:p text:style-name="P38"/>
      <text:p text:style-name="P38"><text:s text:c="4"/>static string get_pub_sub_address(const node_id_t &amp;nodeId) {</text:p>
      <text:p text:style-name="P38"><text:s text:c="8"/>return get_pub_sub_address(::to_string(nodeId));</text:p>
      <text:p text:style-name="P38"><text:s text:c="4"/>}</text:p>
      <text:p text:style-name="P38"/>
      <text:p text:style-name="P38"><text:s text:c="4"/>static string get_upstream_callback_address(const string &amp;str) {</text:p>
      <text:p text:style-name="P38"><text:s text:c="8"/>return get_address("socket_callback_" + str);</text:p>
      <text:p text:style-name="P38"><text:s text:c="4"/>}</text:p>
      <text:p text:style-name="P38"/>
      <text:p text:style-name="P38"><text:s text:c="4"/>static string get_upstream_callback_address(const string &amp;&amp;str) {</text:p>
      <text:p text:style-name="P38"><text:s text:c="8"/>return get_address("socket_callback_" + str);</text:p>
      <text:p text:style-name="P38"><text:s text:c="4"/>}</text:p>
      <text:p text:style-name="P38"/>
      <text:p text:style-name="P38"><text:s text:c="4"/>static string get_upstream_callback_address(const node_id_t parentId, const node_id_t nodeId) {</text:p>
      <text:p text:style-name="P38"><text:s text:c="8"/>return get_upstream_callback_address(::to_string(parentId) + "_" + ::to_string(nodeId));</text:p>
      <text:p text:style-name="P38"><text:s text:c="4"/>}</text:p>
      <text:p text:style-name="P38"><text:soft-page-break/></text:p>
      <text:p text:style-name="P38"/>
      <text:p text:style-name="P38"><text:s text:c="4"/>Node(node_id_t nodeId, node_id_t parentId, zmq::context_t *ctx) {</text:p>
      <text:p text:style-name="P38"><text:s text:c="8"/>m_ctx = ctx;</text:p>
      <text:p text:style-name="P38"><text:s text:c="8"/>m_node_id = nodeId;</text:p>
      <text:p text:style-name="P38"><text:s text:c="8"/>m_parent_id = parentId;</text:p>
      <text:p text:style-name="P38"><text:s text:c="8"/>sockets.emplace_back(*ctx, zmq::socket_type::pub); // flow</text:p>
      <text:p text:style-name="P38"><text:s text:c="8"/>sockets.emplace_back(*ctx, zmq::socket_type::pull); // callback</text:p>
      <text:p text:style-name="P38">// <text:s text:c="7"/>get(S_IDXS::CALLBACK).set(zmq::sockopt::rcvtimeo, WAIT_TIME);</text:p>
      <text:p text:style-name="P38"/>
      <text:p text:style-name="P38"><text:s text:c="8"/>bind_flow();</text:p>
      <text:p text:style-name="P38"><text:s text:c="4"/>}</text:p>
      <text:p text:style-name="P38"/>
      <text:p text:style-name="P38"><text:s text:c="4"/>void bind_flow() {</text:p>
      <text:p text:style-name="P38"><text:s text:c="8"/>logger_d ll("binding flow socket...", logDEBUG3, ::to_string(m_node_id));</text:p>
      <text:p text:style-name="P38"><text:s text:c="8"/>log_(logDEBUG4, ::to_string(m_node_id)) &lt;&lt; "address to flow bind: " &lt;&lt; get_pub_sub_address(m_node_id);</text:p>
      <text:p text:style-name="P38"><text:s text:c="8"/>get(S_IDXS::FLOW).bind(get_pub_sub_address(m_node_id));</text:p>
      <text:p text:style-name="P38"><text:s text:c="4"/>}</text:p>
      <text:p text:style-name="P38"/>
      <text:p text:style-name="P38"><text:s text:c="4"/>void connect_callback(node_id_t nodeId) {</text:p>
      <text:p text:style-name="P38"><text:s text:c="8"/>logger_d ll("connecting callback socket...", logDEBUG3, ::to_string(m_node_id));</text:p>
      <text:p text:style-name="P38"><text:s text:c="8"/>log_(logDEBUG4, ::to_string(m_node_id)) &lt;&lt; "node id to callback connect: " &lt;&lt; nodeId &lt;&lt; "; parent id: "</text:p>
      <text:p text:style-name="P38"><text:s text:c="48"/>&lt;&lt; m_node_id;</text:p>
      <text:p text:style-name="P38"><text:s text:c="8"/>get(S_IDXS::CALLBACK).connect(get_upstream_callback_address(m_node_id, nodeId));</text:p>
      <text:p text:style-name="P38"><text:s text:c="4"/>}</text:p>
      <text:p text:style-name="P38"/>
      <text:p text:style-name="P38"><text:s text:c="4"/>class exit_exception : runtime_error {</text:p>
      <text:p text:style-name="P38"><text:s text:c="4"/>public:</text:p>
      <text:p text:style-name="P38"><text:s text:c="8"/>exit_exception() : runtime_error("exiting") {}</text:p>
      <text:p text:style-name="P38"><text:s text:c="4"/>};</text:p>
      <text:p text:style-name="P38"/>
      <text:p text:style-name="P38"/>
      <text:p text:style-name="P38"><text:s text:c="4"/>virtual void loop() = 0;</text:p>
      <text:p text:style-name="P38"/>
      <text:p text:style-name="P38"><text:s text:c="4"/>size_t children_count = 0;</text:p>
      <text:p text:style-name="P38">protected:</text:p>
      <text:p text:style-name="P38"><text:s text:c="4"/>virtual Execute wait_child() {</text:p>
      <text:p text:style-name="P38"><text:s text:c="8"/>logger_d ll("waiting for a child answer...", logDEBUG2, ::to_string(m_node_id));</text:p>
      <text:p text:style-name="P38"><text:s text:c="8"/>zmq::message_t msg;</text:p>
      <text:p text:style-name="P38"><text:s text:c="8"/>Execute proto_msg;</text:p>
      <text:p text:style-name="P38"><text:s text:c="8"/>auto rc = get(S_IDXS::CALLBACK).recv(msg, zmq::recv_flags::none);</text:p>
      <text:p text:style-name="P38"><text:s text:c="8"/>if (!rc) {</text:p>
      <text:p text:style-name="P38"><text:s text:c="12"/>log_(logWARNING, m_node_id) &lt;&lt; "timeout";</text:p>
      <text:p text:style-name="P38"><text:s text:c="12"/>proto_msg.set_client_id(-1);</text:p>
      <text:p text:style-name="P38"><text:s text:c="12"/>return proto_msg;</text:p>
      <text:p text:style-name="P38"><text:s text:c="8"/>}</text:p>
      <text:p text:style-name="P38"><text:s text:c="8"/>if (!proto_msg.ParseFromString(msg.to_string())) {</text:p>
      <text:p text:style-name="P38"><text:s text:c="12"/>log_(logERROR, ::to_string(m_node_id)) &lt;&lt; "invalid format";</text:p>
      <text:p text:style-name="P38"><text:s text:c="12"/>return Execute();</text:p>
      <text:p text:style-name="P38"><text:s text:c="8"/>}</text:p>
      <text:p text:style-name="P38"><text:s text:c="8"/>Execute_ErrorType type = proto_msg.error_type();</text:p>
      <text:p text:style-name="P38"><text:s text:c="8"/>if (proto_msg.msg() == Execute_MessageType_ERROR &amp;&amp; type != Execute_ErrorType_NOT_FOR_ME &amp;&amp;</text:p>
      <text:p text:style-name="P38"><text:s text:c="12"/>type != Execute_ErrorType_OK) {</text:p>
      <text:p text:style-name="P38"><text:s text:c="12"/>log_(logERROR, m_node_id) &lt;&lt; string(proto_msg.error_message());</text:p>
      <text:p text:style-name="P38"><text:soft-page-break/><text:s text:c="12"/>throw node_exception(type, proto_msg.error_message());</text:p>
      <text:p text:style-name="P38"><text:s text:c="8"/>}</text:p>
      <text:p text:style-name="P38"><text:s text:c="8"/>return proto_msg;</text:p>
      <text:p text:style-name="P38"><text:s text:c="4"/>}</text:p>
      <text:p text:style-name="P38"/>
      <text:p text:style-name="P38"><text:s text:c="4"/>zmq::socket_t &amp;get(S_IDXS idx) {</text:p>
      <text:p text:style-name="P38"><text:s text:c="8"/>return sockets[(size_t) idx];</text:p>
      <text:p text:style-name="P38"><text:s text:c="4"/>}</text:p>
      <text:p text:style-name="P38"/>
      <text:p text:style-name="P38"><text:s text:c="4"/>void send_flow(zmq::message_t &amp;msg) {</text:p>
      <text:p text:style-name="P38"><text:s text:c="8"/>logger_d ll("sending flow message...", logDEBUG3, ::to_string(m_node_id));</text:p>
      <text:p text:style-name="P38"><text:s text:c="8"/>UNUSED(get(S_IDXS::FLOW).send(zmq::buffer(""), zmq::send_flags::sndmore));</text:p>
      <text:p text:style-name="P38"><text:s text:c="8"/>UNUSED(get(S_IDXS::FLOW).send(msg, zmq::send_flags::none));</text:p>
      <text:p text:style-name="P38"><text:s text:c="4"/>}</text:p>
      <text:p text:style-name="P38"/>
      <text:p text:style-name="P38"><text:s text:c="4"/>void send_flow(const Execute &amp;proto_msg) {</text:p>
      <text:p text:style-name="P38"><text:s text:c="8"/>string raw_msg = proto_msg.SerializeAsString();</text:p>
      <text:p text:style-name="P38"><text:s text:c="8"/>zmq::message_t msg(raw_msg);</text:p>
      <text:p text:style-name="P38"><text:s text:c="8"/>send_flow(msg);</text:p>
      <text:p text:style-name="P38"><text:s text:c="4"/>}</text:p>
      <text:p text:style-name="P38"/>
      <text:p text:style-name="P38"><text:s text:c="4"/>void add_pid(node_id_t nid, pid_t pid) {</text:p>
      <text:p text:style-name="P38"><text:s text:c="8"/>pids[nid] = pid;</text:p>
      <text:p text:style-name="P38"><text:s text:c="4"/>}</text:p>
      <text:p text:style-name="P38"/>
      <text:p text:style-name="P38"><text:s text:c="4"/>void delete_pid(node_id_t nid) {</text:p>
      <text:p text:style-name="P38"><text:s text:c="8"/>int status;</text:p>
      <text:p text:style-name="P38"><text:s text:c="8"/>log_(logINFO, m_node_id) &lt;&lt; "waiting for " &lt;&lt; nid &lt;&lt; "(pid: " &lt;&lt; pids[nid] &lt;&lt; ")";</text:p>
      <text:p text:style-name="P38"><text:s text:c="8"/>waitpid(pids[nid], &amp;status, 0);</text:p>
      <text:p text:style-name="P38"><text:s text:c="8"/>pids.erase(nid);</text:p>
      <text:p text:style-name="P38"><text:s text:c="4"/>}</text:p>
      <text:p text:style-name="P38"/>
      <text:p text:style-name="P38"/>
      <text:p text:style-name="P38"><text:s text:c="4"/>virtual void process_callback_message(const Execute &amp;input_msg) = 0;</text:p>
      <text:p text:style-name="P38"/>
      <text:p text:style-name="P38"><text:s text:c="4"/>map&lt;node_id_t, pid_t&gt; pids;</text:p>
      <text:p text:style-name="P38"><text:s text:c="4"/>vector&lt;zmq::socket_t&gt; sockets;</text:p>
      <text:p text:style-name="P38"><text:s text:c="4"/>node_id_t m_node_id, m_parent_id;</text:p>
      <text:p text:style-name="P38"><text:s text:c="4"/>zmq::context_t *m_ctx;</text:p>
      <text:p text:style-name="P38">};</text:p>
      <text:p text:style-name="P38"/>
      <text:p text:style-name="P38">class CalcNode : Node {</text:p>
      <text:p text:style-name="P38">public:</text:p>
      <text:p text:style-name="P38"><text:s text:c="4"/>CalcNode(node_id_t node_id, node_id_t parent_id, zmq::context_t *ctx) : Node(node_id, parent_id, ctx) {</text:p>
      <text:p text:style-name="P38"><text:s text:c="8"/>sockets.emplace_back(*ctx, zmq::socket_type::sub); // subscribe</text:p>
      <text:p text:style-name="P38"><text:s text:c="8"/>sockets.emplace_back(*ctx, zmq::socket_type::push); // upstream</text:p>
      <text:p text:style-name="P38"/>
      <text:p text:style-name="P38"><text:s text:c="8"/>log_(logDEBUG1, ::to_string(m_node_id)) &lt;&lt; "address to subscribe connect: " &lt;&lt; get_pub_sub_address(m_parent_id);</text:p>
      <text:p text:style-name="P38"><text:s text:c="8"/>connect_subscribe();</text:p>
      <text:p text:style-name="P38"><text:s text:c="8"/>log_(logDEBUG1, ::to_string(m_node_id)) &lt;&lt; "setting subscribe opt to \"\"";</text:p>
      <text:p text:style-name="P38"><text:s text:c="8"/>get(S_IDXS::SUBSCRIBE).set(zmq::sockopt::subscribe, "");</text:p>
      <text:p text:style-name="P38"><text:s text:c="8"/>bind_upstream();</text:p>
      <text:p text:style-name="P38"><text:s text:c="8"/>log_(logDEBUG1, ::to_string(m_node_id)) &lt;&lt; "all sockets are connected and bound(at CalcNode)";</text:p>
      <text:p text:style-name="P38"/>
      <text:p text:style-name="P38"><text:soft-page-break/><text:s text:c="8"/>Execute proto_msg;</text:p>
      <text:p text:style-name="P38"><text:s text:c="8"/>proto_msg.set_msg(Execute_MessageType_CREATE);</text:p>
      <text:p text:style-name="P38"><text:s text:c="8"/>proto_msg.set_client_id(m_node_id);</text:p>
      <text:p text:style-name="P38"><text:s text:c="8"/>send_upstream(proto_msg);</text:p>
      <text:p text:style-name="P38"><text:s text:c="4"/>}</text:p>
      <text:p text:style-name="P38"/>
      <text:p text:style-name="P38"/>
      <text:p text:style-name="P38"><text:s text:c="4"/>void loop() override {</text:p>
      <text:p text:style-name="P38"><text:s text:c="8"/>zmq::active_poller_t poller;</text:p>
      <text:p text:style-name="P38"><text:s text:c="8"/>poller.add(get(S_IDXS::SUBSCRIBE), zmq::event_flags::pollin, [&amp;](zmq::event_flags ef) {</text:p>
      <text:p text:style-name="P38"><text:s text:c="12"/>Execute proto_msg;</text:p>
      <text:p text:style-name="P38"><text:s text:c="12"/>if (handle_msg(proto_msg, S_IDXS::SUBSCRIBE)) {</text:p>
      <text:p text:style-name="P38"><text:s text:c="16"/>process_subscribe_message(proto_msg);</text:p>
      <text:p text:style-name="P38"><text:s text:c="12"/>}</text:p>
      <text:p text:style-name="P38"><text:s text:c="8"/>});</text:p>
      <text:p text:style-name="P38"><text:s text:c="8"/>poller.add(get(S_IDXS::CALLBACK), zmq::event_flags::pollin, [&amp;](zmq::event_flags ef) {</text:p>
      <text:p text:style-name="P38"><text:s text:c="12"/>Execute proto_msg;</text:p>
      <text:p text:style-name="P38"><text:s text:c="12"/>if (handle_msg(proto_msg, S_IDXS::CALLBACK)) {</text:p>
      <text:p text:style-name="P38"><text:s text:c="16"/>process_callback_message(proto_msg);</text:p>
      <text:p text:style-name="P38"><text:s text:c="12"/>}</text:p>
      <text:p text:style-name="P38"><text:s text:c="8"/>});</text:p>
      <text:p text:style-name="P38"/>
      <text:p text:style-name="P38"><text:s text:c="8"/>static const chrono::milliseconds timeout(-1);</text:p>
      <text:p text:style-name="P38"><text:s text:c="8"/>while (true) {</text:p>
      <text:p text:style-name="P38"><text:s text:c="12"/>auto n = poller.wait(timeout);</text:p>
      <text:p text:style-name="P38"><text:s text:c="12"/>if (!n) {</text:p>
      <text:p text:style-name="P38"><text:s text:c="16"/>break;</text:p>
      <text:p text:style-name="P38"><text:s text:c="12"/>}</text:p>
      <text:p text:style-name="P38"><text:s text:c="8"/>}</text:p>
      <text:p text:style-name="P38"><text:s text:c="4"/>}</text:p>
      <text:p text:style-name="P38"/>
      <text:p text:style-name="P38">private:</text:p>
      <text:p text:style-name="P38"><text:s text:c="4"/>bool handle_msg(Execute &amp;proto_msg, S_IDXS sock_type) {</text:p>
      <text:p text:style-name="P38"><text:s text:c="8"/>zmq::message_t msg;</text:p>
      <text:p text:style-name="P38"><text:s text:c="8"/>auto res = get(sock_type).recv(msg, zmq::recv_flags::none);</text:p>
      <text:p text:style-name="P38"><text:s text:c="8"/>if (!res) {</text:p>
      <text:p text:style-name="P38"><text:s text:c="12"/>log_(logERROR, ::to_string(m_node_id)) &lt;&lt; "something went wrong...";</text:p>
      <text:p text:style-name="P38"><text:s text:c="12"/>return false;</text:p>
      <text:p text:style-name="P38"><text:s text:c="8"/>}</text:p>
      <text:p text:style-name="P38"><text:s text:c="8"/>if (sock_type == S_IDXS::SUBSCRIBE) {</text:p>
      <text:p text:style-name="P38"><text:s text:c="12"/>res = get(sock_type).recv(msg, zmq::recv_flags::none);</text:p>
      <text:p text:style-name="P38"><text:s text:c="12"/>if (!res) {</text:p>
      <text:p text:style-name="P38"><text:s text:c="16"/>log_(logERROR, ::to_string(m_node_id)) &lt;&lt; "something went wrong...";</text:p>
      <text:p text:style-name="P38"><text:s text:c="16"/>return false;</text:p>
      <text:p text:style-name="P38"><text:s text:c="12"/>}</text:p>
      <text:p text:style-name="P38"><text:s text:c="8"/>}</text:p>
      <text:p text:style-name="P38"><text:s text:c="8"/>bool parsed = proto_msg.ParseFromString(msg.to_string());</text:p>
      <text:p text:style-name="P38"><text:s text:c="8"/>if (!parsed) {</text:p>
      <text:p text:style-name="P38"><text:s text:c="12"/>log_(logERROR, ::to_string(m_node_id)) &lt;&lt; "wrong message format";</text:p>
      <text:p text:style-name="P38"><text:s text:c="12"/>return false;</text:p>
      <text:p text:style-name="P38"><text:s text:c="8"/>}</text:p>
      <text:p text:style-name="P38"><text:s text:c="8"/>return true;</text:p>
      <text:p text:style-name="P38"><text:s text:c="4"/>}</text:p>
      <text:p text:style-name="P38"/>
      <text:p text:style-name="P38"><text:s text:c="4"/>void process_subscribe_message(const Execute &amp;input_msg) {</text:p>
      <text:p text:style-name="P38"><text:soft-page-break/><text:s text:c="8"/>log_(logDEBUG2, ::to_string(m_node_id)) &lt;&lt; "processing message from subscribe socket...";</text:p>
      <text:p text:style-name="P38"><text:s text:c="8"/>switch (input_msg.msg()) {</text:p>
      <text:p text:style-name="P38"><text:s text:c="12"/>case Execute_MessageType_CREATE:</text:p>
      <text:p text:style-name="P38"><text:s text:c="16"/>create_command(input_msg);</text:p>
      <text:p text:style-name="P38"><text:s text:c="16"/>break;</text:p>
      <text:p text:style-name="P38"><text:s text:c="12"/>case Execute_MessageType_PING:</text:p>
      <text:p text:style-name="P38"><text:s text:c="16"/>ping_command(input_msg);</text:p>
      <text:p text:style-name="P38"><text:s text:c="16"/>break;</text:p>
      <text:p text:style-name="P38"><text:s text:c="12"/>case Execute_MessageType_EXEC:</text:p>
      <text:p text:style-name="P38"><text:s text:c="16"/>exec_command(input_msg);</text:p>
      <text:p text:style-name="P38"><text:s text:c="16"/>break;</text:p>
      <text:p text:style-name="P38"><text:s text:c="12"/>case Execute_MessageType_REMOVE:</text:p>
      <text:p text:style-name="P38"><text:s text:c="16"/>remove_command(input_msg);</text:p>
      <text:p text:style-name="P38"><text:s text:c="16"/>break;</text:p>
      <text:p text:style-name="P38"><text:s text:c="12"/>case Execute_MessageType_GET_MIN_DEPTH:</text:p>
      <text:p text:style-name="P38"><text:s text:c="16"/>get_min_depth_command(input_msg);</text:p>
      <text:p text:style-name="P38"><text:s text:c="16"/>break;</text:p>
      <text:p text:style-name="P38"><text:s text:c="12"/>case Execute_MessageType_EXIT_ALL:</text:p>
      <text:p text:style-name="P38"><text:s text:c="16"/>exit_all_command(input_msg);</text:p>
      <text:p text:style-name="P38"><text:s text:c="16"/>break;</text:p>
      <text:p text:style-name="P38"><text:s text:c="12"/>case Execute_MessageType_ERROR:</text:p>
      <text:p text:style-name="P38"><text:s text:c="16"/>error_command(input_msg);</text:p>
      <text:p text:style-name="P38"><text:s text:c="16"/>break;</text:p>
      <text:p text:style-name="P38"><text:s text:c="12"/>default:</text:p>
      <text:p text:style-name="P38"><text:s text:c="16"/>return;</text:p>
      <text:p text:style-name="P38"><text:s text:c="8"/>}</text:p>
      <text:p text:style-name="P38"><text:s text:c="4"/>}</text:p>
      <text:p text:style-name="P38"/>
      <text:p text:style-name="P38"><text:s text:c="4"/>void process_callback_message(const Execute &amp;input_msg) override {</text:p>
      <text:p text:style-name="P38">// <text:s text:c="7"/>log_(logWARNING, ::to_string(m_node_id)) &lt;&lt; "not expected to be got there";</text:p>
      <text:p text:style-name="P38"><text:s text:c="8"/>logger_d ll("processing message from callback socket(just resend it to up)...", logDEBUG3,</text:p>
      <text:p text:style-name="P38"><text:s text:c="20"/>::to_string(m_node_id));</text:p>
      <text:p text:style-name="P38"><text:s text:c="8"/>send_upstream(input_msg);</text:p>
      <text:p text:style-name="P38"><text:s text:c="4"/>}</text:p>
      <text:p text:style-name="P38"/>
      <text:p text:style-name="P38"><text:s text:c="4"/>void create_command(const Execute &amp;input_msg) {</text:p>
      <text:p text:style-name="P38"><text:s text:c="8"/>if (input_msg.client_id() != m_node_id) {</text:p>
      <text:p text:style-name="P38"><text:s text:c="12"/>if (children_count &gt; 0) {</text:p>
      <text:p text:style-name="P38"><text:s text:c="16"/>send_flow(input_msg);</text:p>
      <text:p text:style-name="P38"><text:s text:c="16"/>Execute proto_msg;</text:p>
      <text:p text:style-name="P38"><text:s text:c="16"/>proto_msg.set_msg(Execute_MessageType_ERROR);</text:p>
      <text:p text:style-name="P38"><text:s text:c="16"/>proto_msg.set_error_type(Execute_ErrorType_NOT_FOR_ME);</text:p>
      <text:p text:style-name="P38"><text:s text:c="16"/>for (size_t i = 0; i &lt; children_count; ++i) {</text:p>
      <text:p text:style-name="P38"><text:s text:c="20"/>logger_d ll("waiting for a child answer...", logDEBUG2, ::to_string(m_node_id));</text:p>
      <text:p text:style-name="P38"><text:s text:c="20"/>Execute msg = wait_child();</text:p>
      <text:p text:style-name="P38"><text:s text:c="20"/>if (msg.client_id() == -1 &amp;&amp; pids.count(input_msg.client_id()) &gt; 0) {</text:p>
      <text:p text:style-name="P38"><text:s text:c="24"/>log_(logERROR, m_node_id) &lt;&lt; "child not available(pid: " &lt;&lt; pids[input_msg.client_id()]</text:p>
      <text:p text:style-name="P38"><text:s text:c="50"/>&lt;&lt; "; nid: " &lt;&lt; input_msg.client_id() &lt;&lt; ")";</text:p>
      <text:p text:style-name="P38"><text:s text:c="24"/>delete_pid(input_msg.client_id());</text:p>
      <text:p text:style-name="P38"><text:s text:c="20"/>}</text:p>
      <text:p text:style-name="P38"><text:s text:c="20"/>if (msg.msg() == Execute_MessageType_CREATE &amp;&amp; msg.error_type() == Execute_ErrorType_OK) {</text:p>
      <text:p text:style-name="P38"><text:s text:c="24"/>proto_msg.set_msg(Execute_MessageType_CREATE);</text:p>
      <text:p text:style-name="P38"><text:s text:c="24"/>proto_msg.set_error_type(Execute_ErrorType_OK);</text:p>
      <text:p text:style-name="P38"><text:s text:c="24"/>proto_msg.set_client_id(msg.client_id());</text:p>
      <text:p text:style-name="P38"><text:soft-page-break/><text:s text:c="24"/>proto_msg.add_args(msg.args(0));</text:p>
      <text:p text:style-name="P38"><text:s text:c="24"/>break;</text:p>
      <text:p text:style-name="P38"><text:s text:c="20"/>}</text:p>
      <text:p text:style-name="P38"><text:s text:c="16"/>}</text:p>
      <text:p text:style-name="P38"><text:s text:c="16"/>send_upstream(proto_msg);</text:p>
      <text:p text:style-name="P38"><text:s text:c="12"/>} else {</text:p>
      <text:p text:style-name="P38"><text:s text:c="16"/>Execute proto_msg;</text:p>
      <text:p text:style-name="P38"><text:s text:c="16"/>proto_msg.set_client_id(m_node_id);</text:p>
      <text:p text:style-name="P38"><text:s text:c="16"/>proto_msg.set_msg(Execute_MessageType_ERROR);</text:p>
      <text:p text:style-name="P38"><text:s text:c="16"/>proto_msg.set_error_type(Execute_ErrorType_NOT_FOR_ME);</text:p>
      <text:p text:style-name="P38"><text:s text:c="16"/>send_upstream(proto_msg);</text:p>
      <text:p text:style-name="P38"><text:s text:c="12"/>}</text:p>
      <text:p text:style-name="P38"><text:s text:c="12"/>return;</text:p>
      <text:p text:style-name="P38"><text:s text:c="8"/>}</text:p>
      <text:p text:style-name="P38"><text:s text:c="8"/>node_id_t nid = input_msg.args(0);</text:p>
      <text:p text:style-name="P38"><text:s text:c="8"/>log_(logDEBUG, ::to_string(m_node_id)) &lt;&lt; "I'm going to be a parent for " &lt;&lt; nid;</text:p>
      <text:p text:style-name="P38"><text:s text:c="8"/>if (children_count &lt; tree_base) {</text:p>
      <text:p text:style-name="P38"><text:s text:c="12"/>log_(logDEBUG2, m_node_id) &lt;&lt; "children count: " &lt;&lt; children_count;</text:p>
      <text:p text:style-name="P38"><text:s text:c="12"/>children_count++;</text:p>
      <text:p text:style-name="P38"><text:s text:c="12"/>pid_t pid = create_child(getexepath(), ::to_string(nid), ::to_string(m_node_id));</text:p>
      <text:p text:style-name="P38"><text:s text:c="12"/>add_pid(nid, pid);</text:p>
      <text:p text:style-name="P38"><text:s text:c="12"/>connect_callback(nid);</text:p>
      <text:p text:style-name="P38"><text:s text:c="12"/>log_(logDEBUG, ::to_string(m_node_id)) &lt;&lt; "Waiting for a child";</text:p>
      <text:p text:style-name="P38"><text:s text:c="12"/>wait_child();</text:p>
      <text:p text:style-name="P38"/>
      <text:p text:style-name="P38"><text:s text:c="12"/>Execute proto_msg;</text:p>
      <text:p text:style-name="P38"><text:s text:c="12"/>proto_msg.set_msg(Execute_MessageType_CREATE);</text:p>
      <text:p text:style-name="P38"><text:s text:c="12"/>proto_msg.set_error_type(Execute_ErrorType_OK);</text:p>
      <text:p text:style-name="P38"><text:s text:c="12"/>proto_msg.set_client_id(nid);</text:p>
      <text:p text:style-name="P38"><text:s text:c="12"/>proto_msg.add_args(pid);</text:p>
      <text:p text:style-name="P38"><text:s text:c="12"/>send_upstream(proto_msg);</text:p>
      <text:p text:style-name="P38"><text:s text:c="8"/>} else {</text:p>
      <text:p text:style-name="P38"><text:s text:c="12"/>Execute proto_msg;</text:p>
      <text:p text:style-name="P38"><text:s text:c="12"/>proto_msg.set_client_id(m_node_id);</text:p>
      <text:p text:style-name="P38"><text:s text:c="12"/>proto_msg.set_msg(Execute_MessageType_ERROR);</text:p>
      <text:p text:style-name="P38"><text:s text:c="12"/>proto_msg.set_error_type(Execute_ErrorType_CUSTOM);</text:p>
      <text:p text:style-name="P38"><text:s text:c="12"/>proto_msg.set_error_message("This node has already had all children");</text:p>
      <text:p text:style-name="P38"><text:s text:c="12"/>send_upstream(proto_msg);</text:p>
      <text:p text:style-name="P38"><text:s text:c="8"/>}</text:p>
      <text:p text:style-name="P38"><text:s text:c="4"/>}</text:p>
      <text:p text:style-name="P38"/>
      <text:p text:style-name="P38"><text:s text:c="4"/>void ping_command(const Execute &amp;input_msg) {</text:p>
      <text:p text:style-name="P38"><text:s text:c="8"/>if (input_msg.client_id() != m_node_id) {</text:p>
      <text:p text:style-name="P38"><text:s text:c="12"/>bool sent = false;</text:p>
      <text:p text:style-name="P38"><text:s text:c="12"/>logger_d ll("I was NOT pinged(pinged not me)", logDEBUG2, ::to_string(m_node_id));</text:p>
      <text:p text:style-name="P38"><text:s text:c="12"/>if (children_count &gt; 0) {</text:p>
      <text:p text:style-name="P38"><text:s text:c="16"/>bool my_child = pids.count(input_msg.client_id()) &gt; 0;</text:p>
      <text:p text:style-name="P38"/>
      <text:p text:style-name="P38"><text:s text:c="16"/>send_flow(input_msg);</text:p>
      <text:p text:style-name="P38"><text:s text:c="16"/>Execute proto_msg;</text:p>
      <text:p text:style-name="P38"><text:s text:c="16"/>proto_msg.set_msg(Execute_MessageType_ERROR);</text:p>
      <text:p text:style-name="P38"><text:s text:c="16"/>proto_msg.set_error_type(Execute_ErrorType_NOT_FOR_ME);</text:p>
      <text:p text:style-name="P38"><text:s text:c="16"/>log_(logDEBUG2, m_node_id) &lt;&lt; "children count: " &lt;&lt; children_count;</text:p>
      <text:p text:style-name="P38"><text:s text:c="16"/>for (size_t i = 0; i &lt; children_count; ++i) {</text:p>
      <text:p text:style-name="P38"><text:s text:c="20"/>Execute msg;</text:p>
      <text:p text:style-name="P38"><text:soft-page-break/><text:s text:c="20"/>try {</text:p>
      <text:p text:style-name="P38"><text:s text:c="24"/>logger_d ll("waiting for a child answer...", logDEBUG2, ::to_string(m_node_id));</text:p>
      <text:p text:style-name="P38"><text:s text:c="24"/>msg = wait_child();</text:p>
      <text:p text:style-name="P38"><text:s text:c="20"/>} catch (node_exception &amp;err) {</text:p>
      <text:p text:style-name="P38"><text:s text:c="24"/>continue;</text:p>
      <text:p text:style-name="P38"><text:s text:c="20"/>}</text:p>
      <text:p text:style-name="P38"><text:s text:c="20"/>if (msg.client_id() == -1 &amp;&amp; pids.count(input_msg.client_id()) &gt; 0 &amp;&amp;</text:p>
      <text:p text:style-name="P38"><text:s text:c="24"/>proto_msg.error_type() != Execute_ErrorType_OK) {</text:p>
      <text:p text:style-name="P38"><text:s text:c="24"/>proto_msg.set_msg(Execute_MessageType_ERROR);</text:p>
      <text:p text:style-name="P38"><text:s text:c="24"/>proto_msg.set_error_type(Execute_ErrorType_NOT_AVAILABLE);</text:p>
      <text:p text:style-name="P38"><text:s text:c="24"/>proto_msg.set_client_id(input_msg.client_id());</text:p>
      <text:p text:style-name="P38"><text:s text:c="20"/>}</text:p>
      <text:p text:style-name="P38"><text:s text:c="20"/>if (msg.msg() == Execute_MessageType_PING &amp;&amp; msg.error_type() == Execute_ErrorType_OK) {</text:p>
      <text:p text:style-name="P38"><text:s text:c="24"/>proto_msg.set_msg(Execute_MessageType_PING);</text:p>
      <text:p text:style-name="P38"><text:s text:c="24"/>proto_msg.set_error_type(Execute_ErrorType_OK);</text:p>
      <text:p text:style-name="P38"><text:s text:c="24"/>proto_msg.set_client_id(msg.client_id());</text:p>
      <text:p text:style-name="P38"><text:s text:c="24"/>sent = true;</text:p>
      <text:p text:style-name="P38"><text:s text:c="24"/>send_upstream(msg);</text:p>
      <text:p text:style-name="P38"><text:s text:c="20"/>}</text:p>
      <text:p text:style-name="P38"><text:s text:c="16"/>}</text:p>
      <text:p text:style-name="P38"><text:s text:c="16"/>if (my_child) {</text:p>
      <text:p text:style-name="P38"><text:s text:c="20"/>// node is not available</text:p>
      <text:p text:style-name="P38"><text:s text:c="20"/>if (proto_msg.error_type() != Execute_ErrorType_OK &amp;&amp;</text:p>
      <text:p text:style-name="P38"><text:s text:c="24"/>proto_msg.error_type() != Execute_ErrorType_NOT_FOR_ME) {</text:p>
      <text:p text:style-name="P38"><text:s text:c="24"/>log_(logINFO, m_node_id) &lt;&lt; "deleting node with nid: " &lt;&lt; input_msg.client_id();</text:p>
      <text:p text:style-name="P38"><text:s text:c="24"/>children_count--;</text:p>
      <text:p text:style-name="P38"><text:s text:c="24"/>delete_pid(input_msg.client_id());</text:p>
      <text:p text:style-name="P38"><text:s text:c="20"/>}</text:p>
      <text:p text:style-name="P38"><text:s text:c="16"/>}</text:p>
      <text:p text:style-name="P38"><text:s text:c="16"/>if(!sent) {</text:p>
      <text:p text:style-name="P38"><text:s text:c="20"/>send_upstream(proto_msg);</text:p>
      <text:p text:style-name="P38"><text:s text:c="16"/>}</text:p>
      <text:p text:style-name="P38"><text:s text:c="12"/>} else {</text:p>
      <text:p text:style-name="P38"><text:s text:c="16"/>Execute proto_msg;</text:p>
      <text:p text:style-name="P38"><text:s text:c="16"/>proto_msg.set_client_id(m_node_id);</text:p>
      <text:p text:style-name="P38"><text:s text:c="16"/>proto_msg.set_msg(Execute_MessageType_ERROR);</text:p>
      <text:p text:style-name="P38"><text:s text:c="16"/>proto_msg.set_error_type(Execute_ErrorType_NOT_FOR_ME);</text:p>
      <text:p text:style-name="P38"><text:s text:c="16"/>send_upstream(proto_msg);</text:p>
      <text:p text:style-name="P38"><text:s text:c="12"/>}</text:p>
      <text:p text:style-name="P38"><text:s text:c="12"/>return;</text:p>
      <text:p text:style-name="P38"><text:s text:c="8"/>}</text:p>
      <text:p text:style-name="P38"><text:s text:c="8"/>log_(logDEBUG, ::to_string(m_node_id)) &lt;&lt; "I was pinged";</text:p>
      <text:p text:style-name="P38"><text:s text:c="8"/>Execute proto_msg(input_msg);</text:p>
      <text:p text:style-name="P38"><text:s text:c="8"/>proto_msg.set_error_type(Execute_ErrorType_OK);</text:p>
      <text:p text:style-name="P38"><text:s text:c="8"/>proto_msg.set_msg(Execute_MessageType::Execute_MessageType_PING);</text:p>
      <text:p text:style-name="P38"><text:s text:c="8"/>proto_msg.set_client_id(m_node_id);</text:p>
      <text:p text:style-name="P38"><text:s text:c="8"/>send_upstream(proto_msg);</text:p>
      <text:p text:style-name="P38"><text:s text:c="4"/>}</text:p>
      <text:p text:style-name="P38"/>
      <text:p text:style-name="P38"><text:s text:c="4"/>void exec_command(const Execute &amp;input_msg) {</text:p>
      <text:p text:style-name="P38"><text:s text:c="8"/>if (input_msg.client_id() != m_node_id) {</text:p>
      <text:p text:style-name="P38"><text:s text:c="12"/>send_flow(input_msg);</text:p>
      <text:p text:style-name="P38"><text:s text:c="12"/>return;</text:p>
      <text:p text:style-name="P38"><text:s text:c="8"/>}</text:p>
      <text:p text:style-name="P38"><text:s text:c="8"/>// proceed command</text:p>
      <text:p text:style-name="P38"><text:soft-page-break/><text:s text:c="8"/>int64_t ans(0);</text:p>
      <text:p text:style-name="P38"><text:s text:c="8"/>for (const auto &amp;el: input_msg.args()) {</text:p>
      <text:p text:style-name="P38"><text:s text:c="12"/>ans += el;</text:p>
      <text:p text:style-name="P38"><text:s text:c="8"/>}</text:p>
      <text:p text:style-name="P38"><text:s text:c="8"/>// send result</text:p>
      <text:p text:style-name="P38"><text:s text:c="8"/>Execute proto_msg;</text:p>
      <text:p text:style-name="P38"><text:s text:c="8"/>proto_msg.set_msg(Execute_MessageType_EXEC);</text:p>
      <text:p text:style-name="P38"><text:s text:c="8"/>proto_msg.set_error_type(Execute_ErrorType_OK);</text:p>
      <text:p text:style-name="P38"><text:s text:c="8"/>proto_msg.set_client_id(m_node_id);</text:p>
      <text:p text:style-name="P38"><text:s text:c="8"/>proto_msg.add_args(ans);</text:p>
      <text:p text:style-name="P38"><text:s text:c="8"/>send_upstream(proto_msg);</text:p>
      <text:p text:style-name="P38"><text:s text:c="4"/>}</text:p>
      <text:p text:style-name="P38"/>
      <text:p text:style-name="P38"><text:s text:c="4"/>void get_min_depth_command(const Execute &amp;input_msg) {</text:p>
      <text:p text:style-name="P38"><text:s text:c="8"/>if (children_count == tree_base) {</text:p>
      <text:p text:style-name="P38"><text:s text:c="12"/>Execute proto_msg(input_msg);</text:p>
      <text:p text:style-name="P38"><text:s text:c="12"/>proto_msg.set_args(0, proto_msg.args(0) + 1);</text:p>
      <text:p text:style-name="P38"><text:s text:c="12"/>send_flow(proto_msg);</text:p>
      <text:p text:style-name="P38"/>
      <text:p text:style-name="P38"><text:s text:c="12"/>size_t min_depth = numeric_limits&lt;size_t&gt;::max();</text:p>
      <text:p text:style-name="P38"><text:s text:c="12"/>node_id_t nid = -1;</text:p>
      <text:p text:style-name="P38"><text:s text:c="12"/>for (int i = 0; i &lt; children_count; ++i) {</text:p>
      <text:p text:style-name="P38"><text:s text:c="16"/>zmq::message_t msg;</text:p>
      <text:p text:style-name="P38"><text:s text:c="16"/>auto res = get(S_IDXS::CALLBACK).recv(msg, zmq::recv_flags::none);</text:p>
      <text:p text:style-name="P38"><text:s text:c="16"/>if (!res) {</text:p>
      <text:p text:style-name="P38"><text:s text:c="20"/>log_(logERROR, m_node_id) &lt;&lt; "no received messages";</text:p>
      <text:p text:style-name="P38"><text:s text:c="20"/>return;</text:p>
      <text:p text:style-name="P38"><text:s text:c="16"/>}</text:p>
      <text:p text:style-name="P38"><text:s text:c="16"/>string raw_msg = msg.to_string();</text:p>
      <text:p text:style-name="P38"/>
      <text:p text:style-name="P38"><text:s text:c="16"/>if (!proto_msg.ParseFromString(raw_msg)) {</text:p>
      <text:p text:style-name="P38"><text:s text:c="20"/>log_(logERROR, m_node_id) &lt;&lt; "wrong format";</text:p>
      <text:p text:style-name="P38"><text:s text:c="20"/>return;</text:p>
      <text:p text:style-name="P38"><text:s text:c="16"/>}</text:p>
      <text:p text:style-name="P38"/>
      <text:p text:style-name="P38"><text:s text:c="16"/>if (proto_msg.args(0) &lt; min_depth) {</text:p>
      <text:p text:style-name="P38"><text:s text:c="20"/>min_depth = proto_msg.args(0);</text:p>
      <text:p text:style-name="P38"><text:s text:c="20"/>nid = proto_msg.client_id();</text:p>
      <text:p text:style-name="P38"><text:s text:c="16"/>}</text:p>
      <text:p text:style-name="P38"/>
      <text:p text:style-name="P38"><text:s text:c="16"/>proto_msg.Clear();</text:p>
      <text:p text:style-name="P38"><text:s text:c="12"/>}</text:p>
      <text:p text:style-name="P38"><text:s text:c="12"/>assert(nid != -1 &amp;&amp; "Some wrong behavior");</text:p>
      <text:p text:style-name="P38"><text:s text:c="12"/>proto_msg.set_msg(Execute_MessageType_GET_MIN_DEPTH);</text:p>
      <text:p text:style-name="P38"><text:s text:c="12"/>proto_msg.set_error_type(Execute_ErrorType_OK);</text:p>
      <text:p text:style-name="P38"><text:s text:c="12"/>proto_msg.set_client_id(nid);</text:p>
      <text:p text:style-name="P38"><text:s text:c="12"/>proto_msg.add_args(min_depth);</text:p>
      <text:p text:style-name="P38"><text:s text:c="12"/>send_upstream(proto_msg);</text:p>
      <text:p text:style-name="P38"><text:s text:c="8"/>} else {</text:p>
      <text:p text:style-name="P38"><text:s text:c="12"/>Execute proto_msg(input_msg);</text:p>
      <text:p text:style-name="P38"><text:s text:c="12"/>proto_msg.set_client_id(m_node_id);</text:p>
      <text:p text:style-name="P38"><text:s text:c="12"/>send_upstream(proto_msg);</text:p>
      <text:p text:style-name="P38"><text:s text:c="8"/>}</text:p>
      <text:p text:style-name="P38"><text:s text:c="4"/>}</text:p>
      <text:p text:style-name="P38"/>
      <text:p text:style-name="P38"><text:soft-page-break/><text:s text:c="4"/>void remove_command(const Execute &amp;input_msg) {</text:p>
      <text:p text:style-name="P38"><text:s text:c="8"/>if (input_msg.client_id() == m_node_id) {</text:p>
      <text:p text:style-name="P38"><text:s text:c="12"/>logger_d ll("remove command processing...", logDEBUG2, ::to_string(m_node_id));</text:p>
      <text:p text:style-name="P38"><text:s text:c="12"/>Execute proto_msg(input_msg);</text:p>
      <text:p text:style-name="P38"><text:s text:c="12"/>proto_msg.set_client_id(m_parent_id);</text:p>
      <text:p text:style-name="P38"><text:s text:c="12"/>proto_msg.set_msg(Execute_MessageType_REMOVE);</text:p>
      <text:p text:style-name="P38"><text:s text:c="12"/>proto_msg.set_error_type(Execute_ErrorType_OK);</text:p>
      <text:p text:style-name="P38"><text:s text:c="12"/>send_upstream(proto_msg);</text:p>
      <text:p text:style-name="P38"/>
      <text:p text:style-name="P38"><text:s text:c="12"/>zmq::poller_t&lt;&gt; poller;</text:p>
      <text:p text:style-name="P38"><text:s text:c="12"/>poller.add(get(S_IDXS::UPSTREAM), zmq::event_flags::pollout);</text:p>
      <text:p text:style-name="P38"><text:s text:c="12"/>vector&lt;zmq::poller_event&lt;&gt;&gt; events(1);</text:p>
      <text:p text:style-name="P38"><text:s text:c="12"/>const chrono::milliseconds timeout(-1);</text:p>
      <text:p text:style-name="P38"><text:s text:c="12"/>poller.wait_all(events, timeout);</text:p>
      <text:p text:style-name="P38"/>
      <text:p text:style-name="P38"><text:s text:c="12"/>proto_msg.Clear();</text:p>
      <text:p text:style-name="P38"><text:s text:c="12"/>proto_msg.set_client_id(m_node_id);</text:p>
      <text:p text:style-name="P38"><text:s text:c="12"/>proto_msg.set_msg(Execute_MessageType_EXIT_ALL);</text:p>
      <text:p text:style-name="P38"><text:s text:c="12"/>exit_all_command(proto_msg);</text:p>
      <text:p text:style-name="P38"><text:s text:c="12"/>return;</text:p>
      <text:p text:style-name="P38"><text:s text:c="8"/>}</text:p>
      <text:p text:style-name="P38"/>
      <text:p text:style-name="P38"><text:s text:c="8"/>if (children_count &gt; 0) {</text:p>
      <text:p text:style-name="P38"><text:s text:c="12"/>send_flow(input_msg);</text:p>
      <text:p text:style-name="P38"><text:s text:c="12"/>Execute msg;</text:p>
      <text:p text:style-name="P38"><text:s text:c="12"/>for (size_t i = 0; i &lt; children_count; ++i) {</text:p>
      <text:p text:style-name="P38"><text:s text:c="16"/>logger_d ll("waiting for a child answer...", logDEBUG2, ::to_string(m_node_id));</text:p>
      <text:p text:style-name="P38"><text:s text:c="16"/>Execute temp_msg;</text:p>
      <text:p text:style-name="P38"><text:s text:c="16"/>temp_msg = wait_child();</text:p>
      <text:p text:style-name="P38"><text:s text:c="16"/>if (temp_msg.error_type() == Execute_ErrorType_OK) {</text:p>
      <text:p text:style-name="P38"><text:s text:c="20"/>msg = temp_msg;</text:p>
      <text:p text:style-name="P38"><text:s text:c="16"/>}</text:p>
      <text:p text:style-name="P38"><text:s text:c="12"/>}</text:p>
      <text:p text:style-name="P38"><text:s text:c="12"/>if (msg.error_type() == Execute_ErrorType_OK) {</text:p>
      <text:p text:style-name="P38"><text:s text:c="16"/>if (msg.client_id() == m_node_id) {</text:p>
      <text:p text:style-name="P38"><text:s text:c="20"/>children_count--;</text:p>
      <text:p text:style-name="P38"><text:s text:c="20"/>delete_pid(input_msg.client_id());</text:p>
      <text:p text:style-name="P38"><text:s text:c="16"/>}</text:p>
      <text:p text:style-name="P38"><text:s text:c="16"/>send_upstream(msg);</text:p>
      <text:p text:style-name="P38"><text:s text:c="16"/>return;</text:p>
      <text:p text:style-name="P38"><text:s text:c="12"/>}</text:p>
      <text:p text:style-name="P38"><text:s text:c="8"/>}</text:p>
      <text:p text:style-name="P38"><text:s text:c="8"/>Execute proto_msg(input_msg);</text:p>
      <text:p text:style-name="P38"><text:s text:c="8"/>proto_msg.set_msg(Execute_MessageType_ERROR);</text:p>
      <text:p text:style-name="P38"><text:s text:c="8"/>proto_msg.set_error_type(Execute_ErrorType_NOT_FOR_ME);</text:p>
      <text:p text:style-name="P38"><text:s text:c="8"/>send_upstream(proto_msg);</text:p>
      <text:p text:style-name="P38"><text:s text:c="4"/>}</text:p>
      <text:p text:style-name="P38"/>
      <text:p text:style-name="P38"><text:s text:c="4"/>void exit_all_command(const Execute &amp;input_msg) {</text:p>
      <text:p text:style-name="P38"><text:s text:c="8"/>if (children_count &gt; 0) {</text:p>
      <text:p text:style-name="P38"><text:s text:c="12"/>send_flow(input_msg);</text:p>
      <text:p text:style-name="P38"><text:s text:c="8"/>}</text:p>
      <text:p text:style-name="P38"><text:s text:c="8"/>zmq::poller_t&lt;&gt; poller;</text:p>
      <text:p text:style-name="P38"><text:s text:c="8"/>poller.add(get(S_IDXS::FLOW), zmq::event_flags::pollout);</text:p>
      <text:p text:style-name="P38"><text:s text:c="8"/>const chrono::milliseconds timeout(-1);</text:p>
      <text:p text:style-name="P38"><text:soft-page-break/><text:s text:c="8"/>vector&lt;zmq::poller_event&lt;&gt;&gt; events(1);</text:p>
      <text:p text:style-name="P38"><text:s text:c="8"/>poller.wait_all(events, timeout);</text:p>
      <text:p text:style-name="P38"><text:s text:c="8"/>throw exit_exception();</text:p>
      <text:p text:style-name="P38"><text:s text:c="4"/>}</text:p>
      <text:p text:style-name="P38"/>
      <text:p text:style-name="P38"><text:s text:c="4"/>void error_command(const Execute &amp;input_msg) {</text:p>
      <text:p text:style-name="P38"><text:s text:c="8"/>send_upstream(input_msg);</text:p>
      <text:p text:style-name="P38"><text:s text:c="4"/>}</text:p>
      <text:p text:style-name="P38"/>
      <text:p text:style-name="P38"><text:s text:c="4"/>void bind_upstream() {</text:p>
      <text:p text:style-name="P38"><text:s text:c="8"/>logger_d ll(string("binding upstream socket..."), logDEBUG3, ::to_string(m_node_id));</text:p>
      <text:p text:style-name="P38"><text:s text:c="8"/>log_(logDEBUG4, ::to_string(m_node_id)) &lt;&lt; "address to bind upstream: "</text:p>
      <text:p text:style-name="P38"><text:s text:c="48"/>&lt;&lt; get_upstream_callback_address(m_parent_id, m_node_id);</text:p>
      <text:p text:style-name="P38"><text:s text:c="8"/>get(S_IDXS::UPSTREAM).bind(get_upstream_callback_address(m_parent_id, m_node_id));</text:p>
      <text:p text:style-name="P38"><text:s text:c="4"/>}</text:p>
      <text:p text:style-name="P38"/>
      <text:p text:style-name="P38"><text:s text:c="4"/>void connect_subscribe() {</text:p>
      <text:p text:style-name="P38"><text:s text:c="8"/>logger_d ll(string("connecting subscribe socket..."), logDEBUG3, ::to_string(m_node_id));</text:p>
      <text:p text:style-name="P38"><text:s text:c="8"/>log_(logDEBUG4, ::to_string(m_node_id)) &lt;&lt; "address to connect subscribe: " &lt;&lt; get_pub_sub_address(m_parent_id);</text:p>
      <text:p text:style-name="P38"><text:s text:c="8"/>get(S_IDXS::SUBSCRIBE).connect(get_pub_sub_address(m_parent_id));</text:p>
      <text:p text:style-name="P38"><text:s text:c="4"/>}</text:p>
      <text:p text:style-name="P38"/>
      <text:p text:style-name="P38"/>
      <text:p text:style-name="P38"><text:s text:c="4"/>void send_upstream(zmq::message_t &amp;msg) {</text:p>
      <text:p text:style-name="P38"><text:s text:c="8"/>logger_d ll(string("sending upstream message..."), logDEBUG3, ::to_string(m_node_id));</text:p>
      <text:p text:style-name="P38"><text:s text:c="8"/>UNUSED(get(S_IDXS::UPSTREAM).send(msg, zmq::send_flags::none));</text:p>
      <text:p text:style-name="P38"><text:s text:c="4"/>}</text:p>
      <text:p text:style-name="P38"/>
      <text:p text:style-name="P38"><text:s text:c="4"/>void send_upstream(const Execute &amp;proto_msg) {</text:p>
      <text:p text:style-name="P38"><text:s text:c="8"/>string raw_msg = proto_msg.SerializeAsString();</text:p>
      <text:p text:style-name="P38"><text:s text:c="8"/>zmq::message_t msg(raw_msg);</text:p>
      <text:p text:style-name="P38"><text:s text:c="8"/>send_upstream(msg);</text:p>
      <text:p text:style-name="P38"><text:s text:c="4"/>}</text:p>
      <text:p text:style-name="P38">};</text:p>
      <text:p text:style-name="P38"/>
      <text:p text:style-name="P38">class HeadNode : Node {</text:p>
      <text:p text:style-name="P38">public:</text:p>
      <text:p text:style-name="P38"><text:s text:c="4"/>HeadNode(node_id_t nodeId, node_id_t parentId, zmq::context_t *ctx) : Node(nodeId, parentId, ctx) {</text:p>
      <text:p text:style-name="P38"><text:s text:c="8"/>thr = thread([this]() {</text:p>
      <text:p text:style-name="P38"><text:s text:c="12"/>this-&gt;loop();</text:p>
      <text:p text:style-name="P38"><text:s text:c="8"/>});</text:p>
      <text:p text:style-name="P38"><text:s text:c="4"/>}</text:p>
      <text:p text:style-name="P38"/>
      <text:p text:style-name="P38"><text:s text:c="4"/>~HeadNode() {</text:p>
      <text:p text:style-name="P38"><text:s text:c="8"/>running = false;</text:p>
      <text:p text:style-name="P38"><text:s text:c="8"/>thr.join();</text:p>
      <text:p text:style-name="P38"><text:s text:c="8"/>exit_all_command();</text:p>
      <text:p text:style-name="P38"><text:s text:c="4"/>}</text:p>
      <text:p text:style-name="P38"/>
      <text:p text:style-name="P38"><text:s text:c="4"/>pid_t create_node(node_id_t nid) {</text:p>
      <text:p text:style-name="P38"><text:s text:c="8"/>if (nid == m_node_id) return -1;</text:p>
      <text:p text:style-name="P38"><text:s text:c="8"/>if (ping_command(nid)) {</text:p>
      <text:p text:style-name="P38"><text:s text:c="12"/>return -1;</text:p>
      <text:p text:style-name="P38"><text:s text:c="8"/>}</text:p>
      <text:p text:style-name="P38"><text:soft-page-break/><text:s text:c="8"/>logger_d ll("creating new node with " + ::to_string(nid) + " nid", logDEBUG, ::to_string(m_node_id));</text:p>
      <text:p text:style-name="P38"><text:s text:c="8"/>if (children_count &lt; tree_base) {</text:p>
      <text:p text:style-name="P38"><text:s text:c="12"/>children_count++;</text:p>
      <text:p text:style-name="P38"/>
      <text:p text:style-name="P38"><text:s text:c="12"/>lock_guard&lt;mutex&gt; lk(m_mut);</text:p>
      <text:p text:style-name="P38"><text:s text:c="12"/>pid_t pid = create_child(getexepath(), ::to_string(nid), ::to_string(m_node_id));</text:p>
      <text:p text:style-name="P38"><text:s text:c="12"/>connect_callback(nid);</text:p>
      <text:p text:style-name="P38"/>
      <text:p text:style-name="P38"><text:s text:c="12"/>logger_d ll("waiting for a child answer...", logDEBUG2, ::to_string(m_node_id));</text:p>
      <text:p text:style-name="P38"><text:s text:c="12"/>wait_child();</text:p>
      <text:p text:style-name="P38"><text:s text:c="12"/>return pid;</text:p>
      <text:p text:style-name="P38"><text:s text:c="8"/>}</text:p>
      <text:p text:style-name="P38"/>
      <text:p text:style-name="P38"><text:s text:c="8"/>auto depth = get_min_depth();</text:p>
      <text:p text:style-name="P38"/>
      <text:p text:style-name="P38"><text:s text:c="8"/>assert(depth.first != node_id_t(-1) &amp;&amp; "Count of actual children is zero, but correspond variable is not zero");</text:p>
      <text:p text:style-name="P38"/>
      <text:p text:style-name="P38"><text:s text:c="8"/>log_(logDEBUG1, ::to_string(m_node_id)) &lt;&lt; "got min depth " &lt;&lt; depth.first &lt;&lt; " from node with id "</text:p>
      <text:p text:style-name="P38"><text:s text:c="48"/>&lt;&lt; depth.second;</text:p>
      <text:p text:style-name="P38"/>
      <text:p text:style-name="P38"><text:s text:c="8"/>Execute proto_msg;</text:p>
      <text:p text:style-name="P38"><text:s text:c="8"/>proto_msg.set_msg(Execute_MessageType::Execute_MessageType_CREATE);</text:p>
      <text:p text:style-name="P38"><text:s text:c="8"/>proto_msg.set_client_id(depth.second);</text:p>
      <text:p text:style-name="P38"><text:s text:c="8"/>proto_msg.add_args(nid);</text:p>
      <text:p text:style-name="P38"/>
      <text:p text:style-name="P38"><text:s text:c="8"/>lock_guard&lt;mutex&gt; lk(m_mut);</text:p>
      <text:p text:style-name="P38"><text:s text:c="8"/>send_flow(proto_msg);</text:p>
      <text:p text:style-name="P38"/>
      <text:p text:style-name="P38"><text:s text:c="8"/>pid_t pid = 0;</text:p>
      <text:p text:style-name="P38"><text:s text:c="8"/>for (int i = 0; i &lt; children_count; ++i) {</text:p>
      <text:p text:style-name="P38"><text:s text:c="12"/>auto msg = wait_child();</text:p>
      <text:p text:style-name="P38"><text:s text:c="12"/>if (msg.error_type() == Execute_ErrorType_OK) {</text:p>
      <text:p text:style-name="P38"><text:s text:c="16"/>pid = msg.args(0);</text:p>
      <text:p text:style-name="P38"><text:s text:c="12"/>} else if (msg.error_type() != Execute_ErrorType_NOT_FOR_ME) {</text:p>
      <text:p text:style-name="P38"><text:s text:c="16"/>log_(logWARNING, ::to_string(m_node_id)) &lt;&lt; "some error occurred: " &lt;&lt; msg.error_message();</text:p>
      <text:p text:style-name="P38"><text:s text:c="12"/>} else {</text:p>
      <text:p text:style-name="P38"><text:s text:c="16"/>log_(logDEBUG, ::to_string(m_node_id)) &lt;&lt; "not for " &lt;&lt; msg.client_id();</text:p>
      <text:p text:style-name="P38"><text:s text:c="12"/>}</text:p>
      <text:p text:style-name="P38"><text:s text:c="8"/>}</text:p>
      <text:p text:style-name="P38"><text:s text:c="8"/>return pid;</text:p>
      <text:p text:style-name="P38"><text:s text:c="4"/>}</text:p>
      <text:p text:style-name="P38"/>
      <text:p text:style-name="P38"><text:s text:c="4"/>pair&lt;size_t, node_id_t&gt; get_min_depth() {</text:p>
      <text:p text:style-name="P38"><text:s text:c="8"/>logger_d ll("getting minimal depth...", logDEBUG2, ::to_string(m_node_id));</text:p>
      <text:p text:style-name="P38"><text:s text:c="8"/>Execute proto_msg;</text:p>
      <text:p text:style-name="P38"><text:s text:c="8"/>proto_msg.set_client_id(default_parent_nid);</text:p>
      <text:p text:style-name="P38"><text:s text:c="8"/>proto_msg.add_args(1);</text:p>
      <text:p text:style-name="P38"><text:s text:c="8"/>proto_msg.set_msg(::Execute_MessageType_GET_MIN_DEPTH);</text:p>
      <text:p text:style-name="P38"/>
      <text:p text:style-name="P38"><text:s text:c="8"/>lock_guard&lt;mutex&gt; lk(m_mut);</text:p>
      <text:p text:style-name="P38"><text:s text:c="8"/>send_flow(proto_msg);</text:p>
      <text:p text:style-name="P38"/>
      <text:p text:style-name="P38"><text:s text:c="8"/>size_t min_depth = -1;</text:p>
      <text:p text:style-name="P38"><text:s text:c="8"/>node_id_t nid = m_node_id;</text:p>
      <text:p text:style-name="P38"><text:s text:c="8"/>for (size_t i(0); i &lt; sockets.size(); ++i) {</text:p>
      <text:p text:style-name="P38"><text:soft-page-break/><text:s text:c="12"/>logger_d ll("waiting for a child answer...", logDEBUG2, ::to_string(m_node_id));</text:p>
      <text:p text:style-name="P38"><text:s text:c="12"/>proto_msg = wait_child();</text:p>
      <text:p text:style-name="P38"/>
      <text:p text:style-name="P38"><text:s text:c="12"/>if (proto_msg.client_id() == -1) {</text:p>
      <text:p text:style-name="P38"><text:s text:c="16"/>continue;</text:p>
      <text:p text:style-name="P38"><text:s text:c="12"/>}</text:p>
      <text:p text:style-name="P38"/>
      <text:p text:style-name="P38"><text:s text:c="12"/>if (proto_msg.args(0) &lt; min_depth) {</text:p>
      <text:p text:style-name="P38"><text:s text:c="16"/>min_depth = proto_msg.args(0);</text:p>
      <text:p text:style-name="P38"><text:s text:c="16"/>nid = proto_msg.client_id();</text:p>
      <text:p text:style-name="P38"><text:s text:c="12"/>}</text:p>
      <text:p text:style-name="P38"><text:s text:c="8"/>}</text:p>
      <text:p text:style-name="P38"><text:s text:c="8"/>return {min_depth, nid};</text:p>
      <text:p text:style-name="P38"><text:s text:c="4"/>}</text:p>
      <text:p text:style-name="P38"/>
      <text:p text:style-name="P38"><text:s text:c="4"/>void loop() override {</text:p>
      <text:p text:style-name="P38"><text:s text:c="8"/>zmq::poller_t&lt;&gt; poller;</text:p>
      <text:p text:style-name="P38"><text:s text:c="8"/>poller.add(get(S_IDXS::CALLBACK), zmq::event_flags::pollin);</text:p>
      <text:p text:style-name="P38"/>
      <text:p text:style-name="P38"><text:s text:c="8"/>const chrono::milliseconds timeout(0);</text:p>
      <text:p text:style-name="P38"><text:s text:c="8"/>vector&lt;zmq::poller_event&lt;&gt;&gt; events(1);</text:p>
      <text:p text:style-name="P38"><text:s text:c="8"/>while (running) {</text:p>
      <text:p text:style-name="P38"><text:s text:c="12"/>this_thread::sleep_for(chrono::milliseconds(100));</text:p>
      <text:p text:style-name="P38"><text:s text:c="12"/>m_mut.lock();</text:p>
      <text:p text:style-name="P38"><text:s text:c="12"/>zmq::message_t msg;</text:p>
      <text:p text:style-name="P38"><text:s text:c="12"/>const auto nin = poller.wait_all(events, timeout);</text:p>
      <text:p text:style-name="P38"><text:s text:c="12"/>if (!nin) {</text:p>
      <text:p text:style-name="P38"><text:s text:c="16"/>m_mut.unlock();</text:p>
      <text:p text:style-name="P38"><text:s text:c="16"/>log_(logDEBUG4, m_node_id) &lt;&lt; "nothing to process";</text:p>
      <text:p text:style-name="P38"><text:s text:c="16"/>continue;</text:p>
      <text:p text:style-name="P38"><text:s text:c="12"/>}</text:p>
      <text:p text:style-name="P38"><text:s text:c="12"/>UNUSED(events[0].socket.recv(msg, zmq::recv_flags::none));</text:p>
      <text:p text:style-name="P38"><text:s text:c="12"/>m_mut.unlock();</text:p>
      <text:p text:style-name="P38"/>
      <text:p text:style-name="P38"><text:s text:c="12"/>Execute proto_msg;</text:p>
      <text:p text:style-name="P38"><text:s text:c="12"/>bool parsed = proto_msg.ParseFromString(msg.to_string());</text:p>
      <text:p text:style-name="P38"><text:s text:c="12"/>if (!parsed) {</text:p>
      <text:p text:style-name="P38"><text:s text:c="16"/>log_(logERROR, m_node_id) &lt;&lt; "wrong message format";</text:p>
      <text:p text:style-name="P38"><text:s text:c="16"/>return;</text:p>
      <text:p text:style-name="P38"><text:s text:c="12"/>}</text:p>
      <text:p text:style-name="P38"><text:s text:c="12"/>process_callback_message(proto_msg);</text:p>
      <text:p text:style-name="P38"><text:s text:c="8"/>}</text:p>
      <text:p text:style-name="P38"><text:s text:c="4"/>}</text:p>
      <text:p text:style-name="P38"/>
      <text:p text:style-name="P38"><text:s text:c="4"/>bool remove_command(node_id_t nid) {</text:p>
      <text:p text:style-name="P38"><text:s text:c="8"/>if (children_count &gt; 0) {</text:p>
      <text:p text:style-name="P38"><text:s text:c="12"/>Execute proto_msg;</text:p>
      <text:p text:style-name="P38"><text:s text:c="12"/>proto_msg.set_client_id(nid);</text:p>
      <text:p text:style-name="P38"><text:s text:c="12"/>proto_msg.set_msg(Execute_MessageType_REMOVE);</text:p>
      <text:p text:style-name="P38"/>
      <text:p text:style-name="P38"><text:s text:c="12"/>lock_guard&lt;mutex&gt; lk(m_mut);</text:p>
      <text:p text:style-name="P38"><text:s text:c="12"/>send_flow(proto_msg);</text:p>
      <text:p text:style-name="P38"><text:s text:c="12"/>for (int i = 0; i &lt; children_count; ++i) {</text:p>
      <text:p text:style-name="P38"><text:s text:c="16"/>logger_d ll("waiting for a child answer...", logDEBUG2, ::to_string(m_node_id));</text:p>
      <text:p text:style-name="P38"><text:s text:c="16"/>Execute msg = wait_child();</text:p>
      <text:p text:style-name="P38"><text:soft-page-break/><text:s text:c="16"/>if (msg.error_type() == Execute_ErrorType_OK) {</text:p>
      <text:p text:style-name="P38"><text:s text:c="20"/>int ind((int) children_count - i - 1);</text:p>
      <text:p text:style-name="P38"><text:s text:c="20"/>for (int j = 0; j &lt; ind; ++j) {</text:p>
      <text:p text:style-name="P38"><text:s text:c="24"/>logger_d ll("waiting for a child answer...", logDEBUG2, ::to_string(m_node_id));</text:p>
      <text:p text:style-name="P38"><text:s text:c="24"/>wait_child();</text:p>
      <text:p text:style-name="P38"><text:s text:c="20"/>}</text:p>
      <text:p text:style-name="P38"><text:s text:c="20"/>if (msg.client_id() == m_node_id) {</text:p>
      <text:p text:style-name="P38"><text:s text:c="24"/>delete_pid(nid);</text:p>
      <text:p text:style-name="P38"><text:s text:c="24"/>children_count--;</text:p>
      <text:p text:style-name="P38"><text:s text:c="20"/>}</text:p>
      <text:p text:style-name="P38"><text:s text:c="20"/>return true;</text:p>
      <text:p text:style-name="P38"><text:s text:c="16"/>}</text:p>
      <text:p text:style-name="P38"><text:s text:c="12"/>}</text:p>
      <text:p text:style-name="P38"/>
      <text:p text:style-name="P38"><text:s text:c="8"/>}</text:p>
      <text:p text:style-name="P38"><text:s text:c="8"/>return false;</text:p>
      <text:p text:style-name="P38"><text:s text:c="4"/>}</text:p>
      <text:p text:style-name="P38"/>
      <text:p text:style-name="P38"><text:s text:c="4"/>bool ping_command(node_id_t nid) {</text:p>
      <text:p text:style-name="P38"><text:s text:c="8"/>if (children_count &gt; 0) {</text:p>
      <text:p text:style-name="P38"><text:s text:c="12"/>bool my_child = pids.count(nid) &gt; 0;</text:p>
      <text:p text:style-name="P38"/>
      <text:p text:style-name="P38"><text:s text:c="12"/>Execute proto_msg;</text:p>
      <text:p text:style-name="P38"><text:s text:c="12"/>proto_msg.set_client_id(nid);</text:p>
      <text:p text:style-name="P38"><text:s text:c="12"/>proto_msg.set_msg(Execute_MessageType_PING);</text:p>
      <text:p text:style-name="P38"><text:s text:c="12"/>{</text:p>
      <text:p text:style-name="P38"><text:s text:c="16"/>lock_guard&lt;mutex&gt; lk(m_mut);</text:p>
      <text:p text:style-name="P38"><text:s text:c="16"/>send_flow(proto_msg);</text:p>
      <text:p text:style-name="P38"><text:s text:c="16"/>bool res = false;</text:p>
      <text:p text:style-name="P38"><text:s text:c="16"/>for (size_t i = 0; i &lt; children_count; ++i) {</text:p>
      <text:p text:style-name="P38"><text:s text:c="20"/>logger_d ll("waiting for a child answer...", logDEBUG2, ::to_string(m_node_id));</text:p>
      <text:p text:style-name="P38"><text:s text:c="20"/>Execute msg = wait_child();</text:p>
      <text:p text:style-name="P38"><text:s text:c="20"/>if (msg.client_id() == -1) {</text:p>
      <text:p text:style-name="P38"><text:s text:c="24"/>if (my_child) {</text:p>
      <text:p text:style-name="P38"><text:s text:c="28"/>delete_pid(nid);</text:p>
      <text:p text:style-name="P38"><text:s text:c="28"/>children_count--;</text:p>
      <text:p text:style-name="P38"><text:s text:c="24"/>}</text:p>
      <text:p text:style-name="P38"><text:s text:c="24"/>return res;</text:p>
      <text:p text:style-name="P38"><text:s text:c="20"/>}</text:p>
      <text:p text:style-name="P38"><text:s text:c="20"/>if (msg.msg() == Execute_MessageType_PING &amp;&amp; msg.error_type() == Execute_ErrorType_OK) {</text:p>
      <text:p text:style-name="P38"><text:s text:c="24"/>res = true;</text:p>
      <text:p text:style-name="P38"><text:s text:c="20"/>}</text:p>
      <text:p text:style-name="P38"><text:s text:c="16"/>}</text:p>
      <text:p text:style-name="P38"><text:s text:c="16"/>return res;</text:p>
      <text:p text:style-name="P38"><text:s text:c="12"/>}</text:p>
      <text:p text:style-name="P38"><text:s text:c="8"/>}</text:p>
      <text:p text:style-name="P38"><text:s text:c="8"/>return false;</text:p>
      <text:p text:style-name="P38"><text:s text:c="4"/>}</text:p>
      <text:p text:style-name="P38"/>
      <text:p text:style-name="P38"><text:s text:c="4"/>bool exec_command(node_id_t nid, const vector&lt;int64_t&gt; &amp;args) {</text:p>
      <text:p text:style-name="P38"><text:s text:c="8"/>if (!ping_command(nid)) {</text:p>
      <text:p text:style-name="P38"><text:s text:c="12"/>return false;</text:p>
      <text:p text:style-name="P38"><text:s text:c="8"/>}</text:p>
      <text:p text:style-name="P38"/>
      <text:p text:style-name="P38"><text:s text:c="8"/>Execute proto_msg;</text:p>
      <text:p text:style-name="P38"><text:soft-page-break/><text:s text:c="8"/>proto_msg.set_msg(Execute_MessageType_EXEC);</text:p>
      <text:p text:style-name="P38"><text:s text:c="8"/>proto_msg.set_client_id(nid);</text:p>
      <text:p text:style-name="P38"><text:s text:c="8"/>for (const auto &amp;el: args) {</text:p>
      <text:p text:style-name="P38"><text:s text:c="12"/>proto_msg.add_args(el);</text:p>
      <text:p text:style-name="P38"><text:s text:c="8"/>}</text:p>
      <text:p text:style-name="P38"><text:s text:c="8"/>send_flow(proto_msg);</text:p>
      <text:p text:style-name="P38"><text:s text:c="8"/>return true;</text:p>
      <text:p text:style-name="P38"><text:s text:c="4"/>}</text:p>
      <text:p text:style-name="P38"/>
      <text:p text:style-name="P38"><text:s text:c="4"/>void exit_all_command() {</text:p>
      <text:p text:style-name="P38"><text:s text:c="8"/>Execute proto_msg;</text:p>
      <text:p text:style-name="P38"><text:s text:c="8"/>proto_msg.set_msg(Execute_MessageType_EXIT_ALL);</text:p>
      <text:p text:style-name="P38"><text:s text:c="8"/>send_flow(proto_msg);</text:p>
      <text:p text:style-name="P38"/>
      <text:p text:style-name="P38"><text:s text:c="8"/>zmq::poller_t&lt;&gt; poller;</text:p>
      <text:p text:style-name="P38"><text:s text:c="8"/>poller.add(get(S_IDXS::FLOW), zmq::event_flags::pollout);</text:p>
      <text:p text:style-name="P38"/>
      <text:p text:style-name="P38"><text:s text:c="8"/>const chrono::milliseconds timeout(-1);</text:p>
      <text:p text:style-name="P38"><text:s text:c="8"/>vector&lt;zmq::poller_event&lt;&gt;&gt; events(1);</text:p>
      <text:p text:style-name="P38"><text:s text:c="8"/>poller.wait_all(events, timeout);</text:p>
      <text:p text:style-name="P38"><text:s text:c="4"/>}</text:p>
      <text:p text:style-name="P38"/>
      <text:p text:style-name="P38"/>
      <text:p text:style-name="P38">private:</text:p>
      <text:p text:style-name="P38"><text:s text:c="4"/>void process_callback_message(const Execute &amp;input_msg) override {</text:p>
      <text:p text:style-name="P38"><text:s text:c="8"/>if (input_msg.msg() == Execute_MessageType_EXEC) {</text:p>
      <text:p text:style-name="P38"><text:s text:c="12"/>cout &lt;&lt; "Ok: " &lt;&lt; input_msg.args(0) &lt;&lt; endl;</text:p>
      <text:p text:style-name="P38"><text:s text:c="8"/>} else if (input_msg.msg() == Execute_MessageType_ERROR) {</text:p>
      <text:p text:style-name="P38"><text:s text:c="12"/>cout &lt;&lt; "Error: " &lt;&lt; input_msg.error_message() &lt;&lt; endl;</text:p>
      <text:p text:style-name="P38"><text:s text:c="8"/>} else {</text:p>
      <text:p text:style-name="P38"><text:s text:c="12"/>log_(logWARNING, m_node_id) &lt;&lt; "Unexpected callback message received";</text:p>
      <text:p text:style-name="P38"><text:s text:c="8"/>}</text:p>
      <text:p text:style-name="P38"><text:s text:c="4"/>}</text:p>
      <text:p text:style-name="P38"/>
      <text:p text:style-name="P38"><text:s text:c="4"/>thread thr;</text:p>
      <text:p text:style-name="P38"><text:s text:c="4"/>mutex m_mut;</text:p>
      <text:p text:style-name="P38"><text:s text:c="4"/>volatile bool running = true;</text:p>
      <text:p text:style-name="P38">};</text:p>
      <text:p text:style-name="P38"/>
      <text:p text:style-name="P38">void print_versions(ostream &amp;out) {</text:p>
      <text:p text:style-name="P38"><text:s text:c="4"/>auto zver = zmq::version();</text:p>
      <text:p text:style-name="P38"><text:s text:c="4"/>out &lt;&lt; "Using 0MQ version " &lt;&lt; get&lt;0&gt;(zver) &lt;&lt; '.' &lt;&lt; get&lt;1&gt;(zver) &lt;&lt; '.' &lt;&lt; get&lt;2&gt;(zver) &lt;&lt; endl;</text:p>
      <text:p text:style-name="P38"><text:s text:c="4"/>out &lt;&lt; "Using Protobuf version " &lt;&lt; google::protobuf::internal::VersionString(GOOGLE_PROTOBUF_VERSION) &lt;&lt; endl;</text:p>
      <text:p text:style-name="P38">}</text:p>
      <text:p text:style-name="P38"/>
      <text:p text:style-name="P38"/>
      <text:p text:style-name="P38">int main(int argc, char **argv) { // node_id parent_id</text:p>
      <text:p text:style-name="P38"><text:s text:c="4"/>GOOGLE_PROTOBUF_VERIFY_VERSION;</text:p>
      <text:p text:style-name="P38"/>
      <text:p text:style-name="P38"><text:s text:c="4"/>zmq::context_t ctx;</text:p>
      <text:p text:style-name="P38"/>
      <text:p text:style-name="P38"><text:s text:c="4"/>if (argc &gt; 1) {</text:p>
      <text:p text:style-name="P38"><text:s text:c="8"/>string node_id_s(argv[1]), parent_id_s(argv[2]);</text:p>
      <text:p text:style-name="P38"/>
      <text:p text:style-name="P38"><text:soft-page-break/><text:s text:c="8"/>int64_t node_id = stoi(node_id_s), parent_id = stoi(parent_id_s);</text:p>
      <text:p text:style-name="P38"/>
      <text:p text:style-name="P38"><text:s text:c="8"/>log_(logDEBUG4, node_id) &lt;&lt; "node id: " &lt;&lt; node_id &lt;&lt; " parent id: " &lt;&lt; parent_id;</text:p>
      <text:p text:style-name="P38"/>
      <text:p text:style-name="P38"><text:s text:c="8"/>CalcNode node(node_id, parent_id, &amp;ctx);</text:p>
      <text:p text:style-name="P38"><text:s text:c="8"/>try {</text:p>
      <text:p text:style-name="P38"><text:s text:c="12"/>log_(logDEBUG1, node_id) &lt;&lt; "going to loop...";</text:p>
      <text:p text:style-name="P38"><text:s text:c="12"/>node.loop();</text:p>
      <text:p text:style-name="P38"><text:s text:c="8"/>} catch (Node::exit_exception &amp;err) {</text:p>
      <text:p text:style-name="P38"><text:s text:c="12"/>log_(logINFO, node_id) &lt;&lt; "exiting...";</text:p>
      <text:p text:style-name="P38"><text:s text:c="8"/>}</text:p>
      <text:p text:style-name="P38"><text:s text:c="4"/>} else {</text:p>
      <text:p text:style-name="P38"><text:s text:c="8"/>print_versions(cout);</text:p>
      <text:p text:style-name="P38"/>
      <text:p text:style-name="P38"><text:s text:c="8"/>HeadNode head(default_parent_nid, -1, &amp;ctx);</text:p>
      <text:p text:style-name="P38"/>
      <text:p text:style-name="P38"><text:s text:c="8"/>string cmd;</text:p>
      <text:p text:style-name="P38"><text:s text:c="8"/>cout &lt;&lt; "&gt; " &lt;&lt; flush;</text:p>
      <text:p text:style-name="P38"><text:s text:c="8"/>while (cin &gt;&gt; cmd) {</text:p>
      <text:p text:style-name="P38"><text:s text:c="12"/>int nid;</text:p>
      <text:p text:style-name="P38"><text:s text:c="12"/>if (!(cin &gt;&gt; nid)) {</text:p>
      <text:p text:style-name="P38"><text:s text:c="16"/>break;</text:p>
      <text:p text:style-name="P38"><text:s text:c="12"/>}</text:p>
      <text:p text:style-name="P38"><text:s text:c="12"/>if (cmd == "create") {</text:p>
      <text:p text:style-name="P38"><text:s text:c="16"/>pid_t pid;</text:p>
      <text:p text:style-name="P38"><text:s text:c="16"/>try {</text:p>
      <text:p text:style-name="P38"><text:s text:c="20"/>pid = head.create_node(nid);</text:p>
      <text:p text:style-name="P38"><text:s text:c="16"/>} catch (node_exception &amp;err) {</text:p>
      <text:p text:style-name="P38"><text:s text:c="20"/>cout &lt;&lt; "Error: " &lt;&lt; err.what() &lt;&lt; endl;</text:p>
      <text:p text:style-name="P38"><text:s text:c="20"/>continue;</text:p>
      <text:p text:style-name="P38"><text:s text:c="16"/>}</text:p>
      <text:p text:style-name="P38"><text:s text:c="16"/>if (pid &lt;= 0) {</text:p>
      <text:p text:style-name="P38"><text:s text:c="20"/>cout &lt;&lt; "Error: node already exists" &lt;&lt; endl;</text:p>
      <text:p text:style-name="P38"><text:s text:c="16"/>} else {</text:p>
      <text:p text:style-name="P38"><text:s text:c="20"/>cout &lt;&lt; "Ok: " &lt;&lt; pid &lt;&lt; endl;</text:p>
      <text:p text:style-name="P38"><text:s text:c="16"/>}</text:p>
      <text:p text:style-name="P38"><text:s text:c="12"/>} else if (cmd == "ping") {</text:p>
      <text:p text:style-name="P38"><text:s text:c="16"/>bool res;</text:p>
      <text:p text:style-name="P38"><text:s text:c="16"/>try {</text:p>
      <text:p text:style-name="P38"><text:s text:c="20"/>res = head.ping_command(nid);</text:p>
      <text:p text:style-name="P38"><text:s text:c="16"/>} catch (node_exception &amp;err) {</text:p>
      <text:p text:style-name="P38"><text:s text:c="20"/>cout &lt;&lt; "Error: " &lt;&lt; err.what() &lt;&lt; endl;</text:p>
      <text:p text:style-name="P38"><text:s text:c="20"/>continue;</text:p>
      <text:p text:style-name="P38"><text:s text:c="16"/>}</text:p>
      <text:p text:style-name="P38"><text:s text:c="16"/>if (!res) {</text:p>
      <text:p text:style-name="P38"><text:s text:c="20"/>cout &lt;&lt; "Ok: 0" &lt;&lt; endl;</text:p>
      <text:p text:style-name="P38"><text:s text:c="16"/>} else {</text:p>
      <text:p text:style-name="P38"><text:s text:c="20"/>cout &lt;&lt; "Ok: 1" &lt;&lt; endl;</text:p>
      <text:p text:style-name="P38"><text:s text:c="16"/>}</text:p>
      <text:p text:style-name="P38"><text:s text:c="12"/>} else if (cmd == "remove") {</text:p>
      <text:p text:style-name="P38"><text:s text:c="16"/>bool res;</text:p>
      <text:p text:style-name="P38"><text:s text:c="16"/>try {</text:p>
      <text:p text:style-name="P38"><text:s text:c="20"/>res = head.remove_command(nid);</text:p>
      <text:p text:style-name="P38"><text:s text:c="16"/>} catch (node_exception &amp;err) {</text:p>
      <text:p text:style-name="P38"><text:s text:c="20"/>cout &lt;&lt; "Error: " &lt;&lt; err.what() &lt;&lt; endl;</text:p>
      <text:p text:style-name="P38"><text:soft-page-break/><text:s text:c="20"/>continue;</text:p>
      <text:p text:style-name="P38"><text:s text:c="16"/>}</text:p>
      <text:p text:style-name="P38"><text:s text:c="16"/>if (!res) {</text:p>
      <text:p text:style-name="P38"><text:s text:c="20"/>cout &lt;&lt; "Error: node is unavailable" &lt;&lt; endl;</text:p>
      <text:p text:style-name="P38"><text:s text:c="16"/>} else {</text:p>
      <text:p text:style-name="P38"><text:s text:c="20"/>cout &lt;&lt; "Ok" &lt;&lt; endl;</text:p>
      <text:p text:style-name="P38"><text:s text:c="16"/>}</text:p>
      <text:p text:style-name="P38"><text:s text:c="12"/>} else if (cmd == "exec") {</text:p>
      <text:p text:style-name="P38"><text:s text:c="16"/>size_t n;</text:p>
      <text:p text:style-name="P38"><text:s text:c="16"/>if (!(cin &gt;&gt; n)) {</text:p>
      <text:p text:style-name="P38"><text:s text:c="20"/>break;</text:p>
      <text:p text:style-name="P38"><text:s text:c="16"/>}</text:p>
      <text:p text:style-name="P38"><text:s text:c="16"/>vector&lt;int64_t&gt; args(n);</text:p>
      <text:p text:style-name="P38"><text:s text:c="16"/>for (size_t i = 0; i &lt; n; ++i) {</text:p>
      <text:p text:style-name="P38"><text:s text:c="20"/>cin &gt;&gt; args[i];</text:p>
      <text:p text:style-name="P38"><text:s text:c="16"/>}</text:p>
      <text:p text:style-name="P38"><text:s text:c="16"/>if (!head.exec_command(nid, args)) {</text:p>
      <text:p text:style-name="P38"><text:s text:c="20"/>cout &lt;&lt; "Error: node is unavailable" &lt;&lt; endl;</text:p>
      <text:p text:style-name="P38"><text:s text:c="16"/>}</text:p>
      <text:p text:style-name="P38"><text:s text:c="12"/>}</text:p>
      <text:p text:style-name="P38"><text:s text:c="12"/>cout &lt;&lt; "&gt; " &lt;&lt; flush;</text:p>
      <text:p text:style-name="P38"><text:s text:c="8"/>}</text:p>
      <text:p text:style-name="P38"><text:s text:c="8"/>google::protobuf::ShutdownProtobufLibrary();</text:p>
      <text:p text:style-name="P38"><text:s text:c="4"/>}</text:p>
      <text:p text:style-name="P38"/>
      <text:p text:style-name="P38"><text:s text:c="4"/>return 0;</text:p>
      <text:p text:style-name="P38">}</text:p>
      <text:p text:style-name="P38">╭─sakost@sakost-pc ~/university/2 course/os/6-8 lab ‹master*›</text:p>
      <text:p text:style-name="P38">╰─$ cat lab.proto</text:p>
      <text:p text:style-name="P38">syntax = "proto3";</text:p>
      <text:p text:style-name="P38"/>
      <text:p text:style-name="P38">message Execute{</text:p>
      <text:p text:style-name="P38"><text:s text:c="4"/>int64 client_id = 1;</text:p>
      <text:p text:style-name="P38"><text:s text:c="4"/>enum MessageType{</text:p>
      <text:p text:style-name="P38"><text:s text:c="8"/>PING=0;</text:p>
      <text:p text:style-name="P38"><text:s text:c="8"/>CREATE=1;</text:p>
      <text:p text:style-name="P38"><text:s text:c="8"/>EXEC=2;</text:p>
      <text:p text:style-name="P38"><text:s text:c="8"/>REMOVE=3;</text:p>
      <text:p text:style-name="P38"><text:s text:c="8"/>GET_MIN_DEPTH = 4;</text:p>
      <text:p text:style-name="P38"><text:s text:c="8"/>EXIT_ALL = 5;</text:p>
      <text:p text:style-name="P38"><text:s text:c="8"/>ERROR=10;</text:p>
      <text:p text:style-name="P38"><text:s text:c="4"/>}</text:p>
      <text:p text:style-name="P38"><text:s text:c="4"/>MessageType msg = 2;</text:p>
      <text:p text:style-name="P38"/>
      <text:p text:style-name="P38"><text:s text:c="4"/>repeated sint64 args = 3;</text:p>
      <text:p text:style-name="P38"/>
      <text:p text:style-name="P38"><text:s text:c="4"/>enum ErrorType{</text:p>
      <text:p text:style-name="P38"><text:s text:c="8"/>NOT_FOR_ME=0;</text:p>
      <text:p text:style-name="P38"><text:s text:c="8"/>OK=1;</text:p>
      <text:p text:style-name="P38"><text:s text:c="8"/>NOT_AVAILABLE=2;</text:p>
      <text:p text:style-name="P38"><text:s text:c="8"/>CUSTOM=10;</text:p>
      <text:p text:style-name="P38"><text:s text:c="4"/>}</text:p>
      <text:p text:style-name="P38"><text:s text:c="4"/>ErrorType error_type = 14;</text:p>
      <text:p text:style-name="P38"><text:s text:c="4"/>string error_message = 15;</text:p>
      <text:p text:style-name="P38">}</text:p>
      <text:p text:style-name="P38"><text:soft-page-break/>╭─sakost@sakost-pc ~/university/2 course/os/6-8 lab ‹master*›</text:p>
      <text:p text:style-name="P38">╰─$ cat CMakeLists.txt</text:p>
      <text:p text:style-name="P38">cmake_minimum_required(VERSION 3.17)</text:p>
      <text:p text:style-name="P38">project(6_8_lab)</text:p>
      <text:p text:style-name="P38"/>
      <text:p text:style-name="P38">set(CMAKE_CXX_STANDARD 17)</text:p>
      <text:p text:style-name="P38"/>
      <text:p text:style-name="P38">find_package(Protobuf REQUIRED)</text:p>
      <text:p text:style-name="P38"/>
      <text:p text:style-name="P38">include_directories(${Protobuf_INCLUDE_DIRS})</text:p>
      <text:p text:style-name="P38">include_directories(${CMAKE_CURRENT_BINARY_DIR})</text:p>
      <text:p text:style-name="P38">protobuf_generate_cpp(PROTO_SRCS PROTO_HDRS lab.proto)</text:p>
      <text:p text:style-name="P38"/>
      <text:p text:style-name="P38">find_package(cppzmq)</text:p>
      <text:p text:style-name="P38"/>
      <text:p text:style-name="P38">add_executable(6_8_lab main.cpp ${PROTO_SRCS})</text:p>
      <text:p text:style-name="P38">target_link_libraries(6_8_lab ${Protobuf_LIBRARIES} cppzmq) <text:s text:c="175"/></text:p>
      <text:p text:style-name="P20"><text:span text:style-name="T5">6</text:span><text:span text:style-name="T4"> Вывод</text:span></text:p>
      <text:p text:style-name="P30"><text:tab/>Во время выполнения данной лабораторной работы я получил много новых навыков по работе с очередями, в частности, с библиотекой 0MQ(a.k.a. zeromq). На примере данной библиотеки я реализовал некоторую топологию вычислительного кластера, взаимодействующего посредством асинхронных очередей.</text:p>
      <text:p text:style-name="P30"><text:tab/>Моя топология являлась жестко сбалансированным бинарным деревом, в котором узлы являлись вычислительными узлами кластера. Достичь того, что дерево является жестко сбалансированным, мне позволила дополнительная операция поиска узла с минимальной высотой. Команда, которая выполнялась на узлах, являлась асинхронной операцией и производила сложение чисел в массиве.</text:p>
      <text:p text:style-name="P30"><text:tab/>Помимо данной операции в кластере была реализована операция проверки доступности узлов по уникальному идентефикатору(присвоеному пользователем на этапе создания узла). Данная операция крайне необходима практически всем другим операциям, т.к. она позволяет без лишних действий проверять узел на доступность.</text:p>
      <text:p text:style-name="P30"><text:tab/>Операция создания узла являлась одной из самых сложных, поскольку в ней требовалось производить множество проверок и на каждом этапе могла возникнуть та или иная ошибка в обработке данных.</text:p>
      <text:p text:style-name="P30"><text:tab/>Также операция удаления была не из самых простых, поскольку при разработке программы я столкнулся с тем, что дочерние узлы оказывались процессами-зомби, которые необходимо было ожидать(вызывать wait) в родительском процессе, что являлось некоторым ограничением, которое я обошел благодаря обработчикам сигналов.</text:p>
      <text:p text:style-name="P30"><text:tab/>ZeroMQ – одна из библиотек, которая реализует технологию асинхронных очередей, что, безусловно, является одной из самых часто используемых технологий на практике, поскольку она позволяет обмениваться сообщениями, не блокируя процесс и не вдаваясь в подробности реализации ОС, тем самым обеспечивая кроссплатформенность. Также хочу отметить C++ обертку над C API данной библиотеки – cppzmq. Данная обертка помогла мне не вдаваться в подробности реализации библиотеки и не производить проверку на ошибки при каждом вызове той <text:soft-page-break/>или иной функции. Также данная обертка позволила использовать многие приемущества языка C++11, такие как лямбда-функции. Мне очень понравилось работать с данной библиотекой, поскольку существует несколько подробных ресурсов, описывающих работу с ней, а также данная библиотека не требует сторонних сервисов, поскольку работает в отдельном потоке основной программы.</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Times New Roman" svg:font-family="'Times New Roman'"/>
    <style:font-face style:name="sans-serif" svg:font-family="sans-serif"/>
    <style:font-face style:name="Times New Roman2" svg:font-family="'Times New Roman'" style:font-family-generic="roman"/>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Arial" svg:font-family="Arial"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ru"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ru"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1339in" style:type="center"/>
          <style:tab-stop style:position="6.2681in" style:type="right"/>
        </style:tab-stops>
      </style:paragraph-properties>
    </style:style>
    <style:style style:name="Footer" style:family="paragraph" style:parent-style-name="Header_20_and_20_Footer" style:class="extra">
      <style:paragraph-properties text:number-lines="false" text:line-number="0">
        <style:tab-stops>
          <style:tab-stop style:position="3.1339in" style:type="center"/>
          <style:tab-stop style:position="6.2681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andard_20__28_user_29_" style:display-name="Standard (user)" style:family="paragraph">
      <style:paragraph-properties fo:orphans="2" fo:widows="2" fo:hyphenation-ladder-count="no-limit"/>
      <style:text-properties fo:hyphenate="false" loext:hyphenation-no-caps="false"/>
    </style:style>
    <style:style style:name="Обычный_20__28_Интернет_29_" style:display-name="Обычный (Интернет)" style:family="paragraph" style:parent-style-name="Standard_20__28_user_29_">
      <style:paragraph-properties fo:margin-top="0.1945in" fo:margin-bottom="0.1945in" style:contextual-spacing="false" fo:hyphenation-ladder-count="no-limit"/>
      <style:text-properties style:font-name="Times New Roman1" fo:font-family="'Times New Roman'" style:font-family-generic="roman" style:font-pitch="variable" style:font-name-asian="Times New Roman1" style:font-family-asian="'Times New Roman'" style:font-family-generic-asian="roman" style:font-pitch-asian="variable" style:language-asian="ru" style:country-asian="RU" style:font-name-complex="Times New Roman1" style:font-family-complex="'Times New Roman'" style:font-family-generic-complex="roman" style:font-pitch-complex="variable" fo:hyphenate="false" loext:hyphenation-no-caps="false"/>
    </style:style>
    <style:style style:name="ListLabel_20_1" style:display-name="ListLabel 1" style:family="text">
      <style:text-properties style:font-name="Times New Roman1" fo:font-family="'Times New Roman'" style:font-family-generic="roman" style:font-pitch="variable" fo:font-size="14pt" style:text-underline-style="none"/>
    </style:style>
    <style:style style:name="ListLabel_20_2" style:display-name="ListLabel 2" style:family="text">
      <style:text-properties style:font-name="Times New Roman1" fo:font-family="'Times New Roman'" style:font-family-generic="roman" style:font-pitch="variable" fo:font-size="14pt" style:text-underline-style="none"/>
    </style:style>
    <style:style style:name="ListLabel_20_3" style:display-name="ListLabel 3" style:family="text">
      <style:text-properties style:font-name="Times New Roman1" fo:font-family="'Times New Roman'" style:font-family-generic="roman" style:font-pitch="variable" fo:font-size="14pt" style:text-underline-style="none"/>
    </style:style>
    <style:style style:name="ListLabel_20_4" style:display-name="ListLabel 4" style:family="text">
      <style:text-properties style:font-name="Times New Roman1" fo:font-family="'Times New Roman'" style:font-family-generic="roman" style:font-pitch="variable" fo:font-size="14pt"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Основной_20_шрифт_20_абзаца" style:display-name="Основной шрифт абзаца"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0835in" style:contextual-spacing="false" fo:line-height="100%" fo:text-align="center" style:justify-single-word="false" fo:text-indent="0.2917in" style:auto-text-indent="false" fo:padding="0in" fo:border="none"/>
      <style:text-properties style:font-name="Times New Roman1" fo:font-size="14pt" officeooo:paragraph-rsid="001759da" fo:background-color="#ffffff" style:font-name-asian="Times New Roman3" style:font-size-asian="14pt" style:font-name-complex="Times New Roman3" style:font-size-complex="14pt"/>
    </style:style>
    <style:page-layout style:name="Mpm1">
      <style:page-layout-properties fo:page-width="8.2701in" fo:page-height="11.6902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402in" style:distance-after-sep="0.0402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45</text:page-number></text:p>
      </style:footer>
      <style:footer-first>
        <text:p text:style-name="MP1">Москва, 2020</text:p>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dc:date>2021-01-12T07:16:49.540279479</dc:date>
    <meta:editing-duration>PT6H41M50S</meta:editing-duration>
    <meta:editing-cycles>23</meta:editing-cycles>
    <meta:document-statistic meta:table-count="1" meta:image-count="0" meta:object-count="0" meta:page-count="45" meta:paragraph-count="1829" meta:word-count="9348" meta:character-count="101742" meta:non-whitespace-character-count="79425"/>
  </office:meta>
</office:document-meta>
</file>